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Comma" style:data-style-name="N36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Comma" style:data-style-name="N36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" style:family="table-cell" style:parent-style-name="Comma" style:data-style-name="N36">
      <style:table-cell-properties fo:border-top="thin solid #000000" fo:border-bottom="none" fo:border-left="none" fo:border-right="none"/>
    </style:style>
    <style:style style:name="ce8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Comma" style:data-style-name="N36">
      <style:table-cell-properties fo:background-color="#FFFF00"/>
    </style:style>
    <style:style style:name="ce11" style:family="table-cell" style:parent-style-name="Comma" style:data-style-name="N36"/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Comma" style:data-style-name="N36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Comma" style:data-style-name="N36">
      <style:table-cell-properties fo:border-top="thin solid #000000" fo:border-bottom="thin solid #000000" fo:border-left="none" fo:border-right="none"/>
    </style:style>
    <style:style style:name="ce19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0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Comma" style:data-style-name="N36">
      <style:table-cell-properties fo:border-top="thin solid #000000" fo:border-bottom="thin solid #000000" fo:border-left="none" fo:border-right="thin solid #000000"/>
    </style:style>
    <style:style style:name="ce24" style:family="table-cell" style:parent-style-name="Comma" style:data-style-name="N36">
      <style:table-cell-properties fo:border-top="thin solid #000000" fo:border-bottom="none" fo:border-left="none" fo:border-right="none" fo:background-color="#FFFF00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Comma" style:data-style-name="N36">
      <style:table-cell-properties fo:border-top="none" fo:border-bottom="thin solid #000000" fo:border-left="none" fo:border-right="none" fo:background-color="#FFFF00"/>
    </style:style>
    <style:style style:name="ce27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8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9" style:family="table-cell" style:parent-style-name="Comma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0" style:family="table-cell" style:parent-style-name="Comma" style:data-style-name="N36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1" style:family="table-cell" style:parent-style-name="Comma" style:data-style-name="N36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3" style:family="table-cell" style:parent-style-name="Comma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="thin solid #000000" fo:background-color="#FFFFFF"/>
    </style:style>
    <style:style style:name="ce35" style:family="table-cell" style:parent-style-name="Comma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6" style:family="table-cell" style:parent-style-name="Comma" style:data-style-name="N36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="thin solid #000000" fo:background-color="#FFFF00"/>
    </style:style>
    <style:style style:name="ce38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37"/>
    <style:style style:name="ce40" style:family="table-cell" style:parent-style-name="Default" style:data-style-name="N37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75166666666667cm" style:use-optimal-column-width="true"/>
    </style:style>
    <style:style style:name="co2" style:family="table-column">
      <style:table-column-properties fo:break-before="auto" style:column-width="10.87437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0.293541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2.8575cm" style:use-optimal-column-width="true"/>
    </style:style>
    <style:style style:name="co8" style:family="table-column">
      <style:table-column-properties fo:break-before="auto" style:column-width="2.778125cm" style:use-optimal-column-width="true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8.415cm"/>
    </style:style>
    <style:style style:name="co13" style:family="table-column">
      <style:table-column-properties fo:break-before="auto" style:column-width="3.38666666666667cm"/>
    </style:style>
    <style:style style:name="co14" style:family="table-column">
      <style:table-column-properties fo:break-before="auto" style:column-width="3.14854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1"/>
        <table:table-column table:style-name="co2" table:default-cell-style-name="ce1"/>
        <table:table-column table:style-name="co3" table:default-cell-style-name="ce11"/>
        <table:table-column table:style-name="co4" table:default-cell-style-name="ce11" table:visibility="collapse"/>
        <table:table-column table:style-name="co5" table:default-cell-style-name="ce31" table:visibility="collapse"/>
        <table:table-column table:style-name="co4" table:default-cell-style-name="ce11" table:visibility="collapse"/>
        <table:table-column table:style-name="co6" table:default-cell-style-name="ce10" table:visibility="collapse"/>
        <table:table-column table:style-name="co4" table:number-columns-repeated="2" table:default-cell-style-name="ce11" table:visibility="collapse"/>
        <table:table-column table:style-name="co7" table:default-cell-style-name="ce11"/>
        <table:table-column table:style-name="co8" table:default-cell-style-name="ce11"/>
        <table:table-column table:style-name="co9" table:default-cell-style-name="ce1"/>
        <table:table-column table:style-name="co4" table:number-columns-repeated="1012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ódigo de cuenta Contable</text:p>
          </table:table-cell>
          <table:table-cell office:value-type="string" table:style-name="ce2">
            <text:p>Cuenta Contable</text:p>
          </table:table-cell>
          <table:table-cell office:value-type="string" table:style-name="ce3">
            <text:p>Valor</text:p>
            <text:p>Auditado</text:p>
            <text:p>2020 (ICT)</text:p>
          </table:table-cell>
          <table:table-cell office:value-type="string" table:style-name="ce3">
            <text:p>Casillero</text:p>
          </table:table-cell>
          <table:table-cell office:value-type="string" table:style-name="ce3">
            <text:p>Nombre de Casillero</text:p>
          </table:table-cell>
          <table:table-cell office:value-type="string" table:style-name="ce3">
            <text:p>Valor Declarado</text:p>
          </table:table-cell>
          <table:table-cell table:style-name="ce4"/>
          <table:table-cell office:value-type="string" table:style-name="ce3">
            <text:p>Cuenta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Balance de comprobacion</text:p>
          </table:table-cell>
          <table:table-cell office:value-type="string" table:style-name="ce3">
            <text:p>Diferencia</text:p>
          </table:table-cell>
          <table:table-cell office:value-type="string" table:style-name="ce2">
            <text:p>Razón</text:p>
          </table:table-cell>
          <table:table-cell table:number-columns-repeated="16372" table:style-name="ce2"/>
        </table:table-row>
        <table:table-row table:style-name="ro2">
          <table:table-cell office:value-type="float" office:value="101010201001" table:style-name="ce5">
            <text:p>1,0101E+11</text:p>
          </table:table-cell>
          <table:table-cell office:value-type="string" table:style-name="ce6">
            <text:p>Banco de Guayaquil cta cte 263005-2<text:s text:c="35"/></text:p>
          </table:table-cell>
          <table:table-cell office:value-type="float" office:value="169433.65" table:style-name="ce7">
            <text:p><text:s/>169.433,65<text:s/></text:p>
          </table:table-cell>
          <table:table-cell office:value-type="string" table:number-columns-spanned="1" table:number-rows-spanned="8" table:style-name="ce32">
            <text:p>311</text:p>
          </table:table-cell>
          <table:table-cell office:value-type="string" table:number-columns-spanned="1" table:number-rows-spanned="8" table:style-name="ce33">
            <text:p>EFECTIVO Y EQUIVALENTES AL EFECTIVO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169433.65" table:style-name="ce11">
            <text:p><text:s/>169.433,65<text:s/></text:p>
          </table:table-cell>
          <table:table-cell office:value-type="float" office:value="0" table:formula="of:=[.C2]-[.J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2001" table:style-name="ce12">
            <text:p>1,0101E+11</text:p>
          </table:table-cell>
          <table:table-cell office:value-type="string" table:style-name="ce1">
            <text:p>Banco del Exterior.- Terrabank N.A.<text:s text:c="35"/></text:p>
          </table:table-cell>
          <table:table-cell office:value-type="float" office:value="13131.27" table:style-name="ce11">
            <text:p><text:s/>13.131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131.27" table:style-name="ce11">
            <text:p><text:s/>13.131,27<text:s/></text:p>
          </table:table-cell>
          <table:table-cell office:value-type="float" office:value="0" table:formula="of:=[.C3]-[.J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4" table:style-name="ce12">
            <text:p>1,0101E+11</text:p>
          </table:table-cell>
          <table:table-cell office:value-type="string" table:style-name="ce1">
            <text:p>Banco del Pacifico cta. cte. 0007736517<text:s text:c="31"/></text:p>
          </table:table-cell>
          <table:table-cell office:value-type="float" office:value="10066.77" table:style-name="ce11">
            <text:p><text:s/>10.066,7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066.77" table:style-name="ce11">
            <text:p><text:s/>10.066,77<text:s/></text:p>
          </table:table-cell>
          <table:table-cell office:value-type="float" office:value="0" table:formula="of:=[.C4]-[.J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2" table:style-name="ce12">
            <text:p>1,0101E+11</text:p>
          </table:table-cell>
          <table:table-cell office:value-type="string" table:style-name="ce1">
            <text:p>Banco Pichincha cta cte. 3504483604<text:s text:c="35"/></text:p>
          </table:table-cell>
          <table:table-cell office:value-type="float" office:value="63768.01" table:style-name="ce11">
            <text:p><text:s/>63.768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3768.01" table:style-name="ce11">
            <text:p><text:s/>63.768,01<text:s/></text:p>
          </table:table-cell>
          <table:table-cell office:value-type="float" office:value="0" table:formula="of:=[.C5]-[.J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6" table:style-name="ce12">
            <text:p>1,0101E+11</text:p>
          </table:table-cell>
          <table:table-cell office:value-type="string" table:style-name="ce1">
            <text:p>Banco Procredit Cta. Ahorro <text:s/>00901011725643<text:s text:c="27"/></text:p>
          </table:table-cell>
          <table:table-cell office:value-type="float" office:value="500000" table:style-name="ce11">
            <text:p><text:s/>500.0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0000" table:style-name="ce11">
            <text:p><text:s/>500.000,00<text:s/></text:p>
          </table:table-cell>
          <table:table-cell office:value-type="float" office:value="0" table:formula="of:=[.C6]-[.J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5" table:style-name="ce12">
            <text:p>1,0101E+11</text:p>
          </table:table-cell>
          <table:table-cell office:value-type="string" table:style-name="ce1">
            <text:p>Banco Procredit Cta. Cte 009030138187<text:s text:c="33"/></text:p>
          </table:table-cell>
          <table:table-cell office:value-type="float" office:value="18554.29" table:style-name="ce11">
            <text:p><text:s/>18.554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554.29" table:style-name="ce11">
            <text:p><text:s/>18.554,29<text:s/></text:p>
          </table:table-cell>
          <table:table-cell office:value-type="float" office:value="0" table:formula="of:=[.C7]-[.J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101001" table:style-name="ce12">
            <text:p>1,0101E+11</text:p>
          </table:table-cell>
          <table:table-cell office:value-type="string" table:style-name="ce1">
            <text:p>Caja Chica Administracion<text:s text:c="45"/></text:p>
          </table:table-cell>
          <table:table-cell office:value-type="float" office:value="1710" table:style-name="ce11">
            <text:p><text:s/>1.71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10" table:style-name="ce11">
            <text:p><text:s/>1.710,00<text:s/></text:p>
          </table:table-cell>
          <table:table-cell office:value-type="float" office:value="0" table:formula="of:=[.C8]-[.J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101002" table:style-name="ce13">
            <text:p>1,0101E+11</text:p>
          </table:table-cell>
          <table:table-cell office:value-type="string" table:style-name="ce14">
            <text:p>Caja Chica Ventas<text:s text:c="53"/></text:p>
          </table:table-cell>
          <table:table-cell office:value-type="float" office:value="600" table:style-name="ce15">
            <text:p><text:s/>6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0" table:style-name="ce11">
            <text:p><text:s/>600,00<text:s/></text:p>
          </table:table-cell>
          <table:table-cell office:value-type="float" office:value="0" table:formula="of:=[.C9]-[.J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703001" table:style-name="ce16">
            <text:p>1,01021E+11</text:p>
          </table:table-cell>
          <table:table-cell office:value-type="string" table:style-name="ce17">
            <text:p>CUENTAS POR COBRAR SABELLA</text:p>
          </table:table-cell>
          <table:table-cell office:value-type="float" office:value="155431.04000000001" table:style-name="ce18">
            <text:p><text:s/>155.431,04<text:s/></text:p>
          </table:table-cell>
          <table:table-cell office:value-type="string" table:style-name="ce8">
            <text:p>312</text:p>
          </table:table-cell>
          <table:table-cell office:value-type="string" table:style-name="ce9">
            <text:p>CUENTAS Y DOCUMENTOS POR PAGAR RELACIONAD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55431.04000000001" table:style-name="ce11">
            <text:p><text:s/>155.431,04<text:s/></text:p>
          </table:table-cell>
          <table:table-cell office:value-type="float" office:value="0" table:formula="of:=[.C10]-[.J1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001" table:style-name="ce5">
            <text:p>1,01021E+11</text:p>
          </table:table-cell>
          <table:table-cell office:value-type="string" table:style-name="ce6">
            <text:p>CUENTAS POR COBRAR CLIENTES</text:p>
          </table:table-cell>
          <table:table-cell office:value-type="float" office:value="3837675.72" table:style-name="ce7">
            <text:p><text:s/>3.837.675,72<text:s/></text:p>
          </table:table-cell>
          <table:table-cell office:value-type="string" table:number-columns-spanned="1" table:number-rows-spanned="2" table:style-name="ce32">
            <text:p>315</text:p>
          </table:table-cell>
          <table:table-cell office:value-type="string" table:number-columns-spanned="1" table:number-rows-spanned="2" table:style-name="ce33">
            <text:p>CUENTAS Y DOCUMENTOS POR PAGAR NO RELACIONADAS LOCALE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4254238.8499999996" table:style-name="ce11">
            <text:p><text:s/>4.254.238,85<text:s/></text:p>
          </table:table-cell>
          <table:table-cell office:value-type="float" office:value="-416563.12999999942" table:formula="of:=[.C11]-[.J11]" table:style-name="ce11">
            <text:p><text:s/>-416.563,13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002" table:style-name="ce13">
            <text:p>1,01021E+11</text:p>
          </table:table-cell>
          <table:table-cell office:value-type="string" table:style-name="ce14">
            <text:p>DOCUMENTO DE CLIENTES ( CH P/F)</text:p>
          </table:table-cell>
          <table:table-cell office:value-type="float" office:value="211348.94" table:style-name="ce15">
            <text:p><text:s/>211.348,9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1348.94" table:style-name="ce11">
            <text:p><text:s/>211.348,94<text:s/></text:p>
          </table:table-cell>
          <table:table-cell office:value-type="float" office:value="0" table:formula="of:=[.C12]-[.J1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" table:style-name="ce16">
            <text:p>101020502</text:p>
          </table:table-cell>
          <table:table-cell office:value-type="string" table:style-name="ce17">
            <text:p>CUENTAS POR COBRAR CLIENTES DEL EXTERIOR</text:p>
          </table:table-cell>
          <table:table-cell office:value-type="float" office:value="416563.13" table:style-name="ce18">
            <text:p><text:s/>416.563,13<text:s/></text:p>
          </table:table-cell>
          <table:table-cell office:value-type="string" table:style-name="ce8">
            <text:p>316</text:p>
          </table:table-cell>
          <table:table-cell office:value-type="string" table:style-name="ce9">
            <text:p>CUENTAS Y DOCUMENTOS POR PAGAR NO RELACIONADAS EXTERIOR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float" office:value="416563.13" table:formula="of:=[.C13]-[.J13]" table:style-name="ce11">
            <text:p><text:s/>416.563,13<text:s/></text:p>
          </table:table-cell>
          <table:table-cell office:value-type="string" table:style-name="ce1">
            <text:p>Son la misma cuenta pero desglozada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101020901001</text:p>
          </table:table-cell>
          <table:table-cell office:value-type="string" table:style-name="ce17">
            <text:p>(-) PROVISION DE CUENTAS INCOBRABLES<text:s text:c="34"/></text:p>
          </table:table-cell>
          <table:table-cell office:value-type="float" office:value="-198742.49" table:style-name="ce18">
            <text:p><text:s/>-198.742,49<text:s/></text:p>
          </table:table-cell>
          <table:table-cell office:value-type="string" table:style-name="ce8">
            <text:p>317</text:p>
          </table:table-cell>
          <table:table-cell office:value-type="string" table:style-name="ce9">
            <text:p>PROVISION PARA CREDITOS INCOBRABLE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-198742.49" table:style-name="ce11">
            <text:p><text:s/>-198.742,49<text:s/></text:p>
          </table:table-cell>
          <table:table-cell office:value-type="float" office:value="0" table:formula="of:=[.C14]-[.J1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20803007</text:p>
          </table:table-cell>
          <table:table-cell office:value-type="string" table:style-name="ce6">
            <text:p>ANTICIPO CUENTAS POR RENDIR</text:p>
          </table:table-cell>
          <table:table-cell office:value-type="float" office:value="139971.10999999999" table:style-name="ce7">
            <text:p><text:s/>139.971,11<text:s/></text:p>
          </table:table-cell>
          <table:table-cell office:value-type="string" table:number-columns-spanned="1" table:number-rows-spanned="8" table:style-name="ce32">
            <text:p>325</text:p>
          </table:table-cell>
          <table:table-cell office:value-type="string" table:number-columns-spanned="1" table:number-rows-spanned="8" table:style-name="ce33">
            <text:p>OTRAS CUENTAS POR COBRAR NO RELACIONADAS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139971.10999999999" table:style-name="ce11">
            <text:p><text:s/>139.971,11<text:s/></text:p>
          </table:table-cell>
          <table:table-cell office:value-type="float" office:value="0" table:formula="of:=[.C15]-[.J1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20801002</text:p>
          </table:table-cell>
          <table:table-cell office:value-type="string" table:style-name="ce1">
            <text:p>ANTICIPO PROVEEDORES LOCALES</text:p>
          </table:table-cell>
          <table:table-cell office:value-type="float" office:value="74205.899999999994" table:style-name="ce11">
            <text:p><text:s/>74.205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4205.899999999994" table:style-name="ce11">
            <text:p><text:s/>74.205,90<text:s/></text:p>
          </table:table-cell>
          <table:table-cell office:value-type="float" office:value="0" table:formula="of:=[.C16]-[.J1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20704005</text:p>
          </table:table-cell>
          <table:table-cell office:value-type="string" table:style-name="ce1">
            <text:p>ANTICIPO UTILIDADES</text:p>
          </table:table-cell>
          <table:table-cell office:value-type="float" office:value="430" table:style-name="ce11">
            <text:p><text:s/>43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0" table:style-name="ce11">
            <text:p><text:s/>430,00<text:s/></text:p>
          </table:table-cell>
          <table:table-cell office:value-type="float" office:value="0" table:formula="of:=[.C17]-[.J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4</text:p>
          </table:table-cell>
          <table:table-cell office:value-type="string" table:style-name="ce1">
            <text:p>CUENTAS POR COBRAR IESS</text:p>
          </table:table-cell>
          <table:table-cell office:value-type="float" office:value="86.08" table:style-name="ce11">
            <text:p><text:s/>86,0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6.08" table:style-name="ce11">
            <text:p><text:s/>86,08<text:s/></text:p>
          </table:table-cell>
          <table:table-cell office:value-type="float" office:value="0" table:formula="of:=[.C18]-[.J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5</text:p>
          </table:table-cell>
          <table:table-cell office:value-type="string" table:style-name="ce1">
            <text:p>CUENTAS POR LIQUIDAR</text:p>
          </table:table-cell>
          <table:table-cell office:value-type="float" office:value="12112" table:style-name="ce11">
            <text:p><text:s/>12.112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112" table:style-name="ce11">
            <text:p><text:s/>12.112,00<text:s/></text:p>
          </table:table-cell>
          <table:table-cell office:value-type="float" office:value="0" table:formula="of:=[.C19]-[.J1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9</text:p>
          </table:table-cell>
          <table:table-cell office:value-type="string" table:style-name="ce1">
            <text:p>DEUDORES VARIOS</text:p>
          </table:table-cell>
          <table:table-cell office:value-type="float" office:value="16405.310000000001" table:style-name="ce11">
            <text:p><text:s/>16.405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6405.310000000001" table:style-name="ce11">
            <text:p><text:s/>16.405,31<text:s/></text:p>
          </table:table-cell>
          <table:table-cell office:value-type="float" office:value="0" table:formula="of:=[.C20]-[.J2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704007</text:p>
          </table:table-cell>
          <table:table-cell office:value-type="string" table:style-name="ce1">
            <text:p>OTROS CARGOS POR MULTA</text:p>
          </table:table-cell>
          <table:table-cell office:value-type="float" office:value="718.65" table:style-name="ce11">
            <text:p><text:s/>718,6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18.65" table:style-name="ce11">
            <text:p><text:s/>718,65<text:s/></text:p>
          </table:table-cell>
          <table:table-cell office:value-type="float" office:value="0" table:formula="of:=[.C21]-[.J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20704002</text:p>
          </table:table-cell>
          <table:table-cell office:value-type="string" table:style-name="ce14">
            <text:p>PRESTAMOS EMPLEADOS</text:p>
          </table:table-cell>
          <table:table-cell office:value-type="float" office:value="22174.22" table:style-name="ce15">
            <text:p><text:s/>22.174,2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174.22" table:style-name="ce11">
            <text:p><text:s/>22.174,22<text:s/></text:p>
          </table:table-cell>
          <table:table-cell office:value-type="float" office:value="0" table:formula="of:=[.C22]-[.J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20801003</text:p>
          </table:table-cell>
          <table:table-cell office:value-type="string" table:style-name="ce17">
            <text:p>ANTICIPO PROVEEDORES DEL EXTERIOR</text:p>
          </table:table-cell>
          <table:table-cell office:value-type="float" office:value="506" table:style-name="ce18">
            <text:p><text:s/>506,00<text:s/></text:p>
          </table:table-cell>
          <table:table-cell office:value-type="string" table:style-name="ce8">
            <text:p>326</text:p>
          </table:table-cell>
          <table:table-cell office:value-type="string" table:style-name="ce9">
            <text:p>OTRAS CUENTAS POR COBRAR NO RELACIONADAS EXTERIOR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06" table:style-name="ce11">
            <text:p><text:s/>506,00<text:s/></text:p>
          </table:table-cell>
          <table:table-cell office:value-type="float" office:value="0" table:formula="of:=[.C23]-[.J2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50201003</text:p>
          </table:table-cell>
          <table:table-cell office:value-type="string" table:style-name="ce17">
            <text:p>RETENCIONES EN LA FUENTE ISD</text:p>
          </table:table-cell>
          <table:table-cell office:value-type="float" office:value="32943.279999999999" table:style-name="ce18">
            <text:p><text:s/>32.943,28<text:s/></text:p>
          </table:table-cell>
          <table:table-cell office:value-type="string" table:style-name="ce8">
            <text:p>335</text:p>
          </table:table-cell>
          <table:table-cell office:value-type="string" table:style-name="ce9">
            <text:p>CREDITO TRIBUTARIO A FAVOR DEL SUJETO PASIVO ISD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2943.279999999999" table:style-name="ce11">
            <text:p><text:s/>32.943,28<text:s/></text:p>
          </table:table-cell>
          <table:table-cell office:value-type="float" office:value="0" table:formula="of:=[.C24]-[.J2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01050301001</text:p>
          </table:table-cell>
          <table:table-cell office:value-type="string" table:style-name="ce6">
            <text:p>CREDITO TRIBUTARIO ANTICIPO DE IR</text:p>
          </table:table-cell>
          <table:table-cell office:value-type="float" office:value="7079.26" table:style-name="ce7">
            <text:p><text:s/>7.079,26<text:s/></text:p>
          </table:table-cell>
          <table:table-cell office:value-type="string" table:number-columns-spanned="1" table:number-rows-spanned="5" table:style-name="ce32">
            <text:p>337</text:p>
          </table:table-cell>
          <table:table-cell office:value-type="string" table:number-columns-spanned="1" table:number-rows-spanned="5" table:style-name="ce33">
            <text:p>CREDITO TRIBUTARIO A FAVOR DEL SUJETO PASIVO IR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7079.26" table:style-name="ce11">
            <text:p><text:s/>7.079,26<text:s/></text:p>
          </table:table-cell>
          <table:table-cell office:value-type="float" office:value="0" table:formula="of:=[.C25]-[.J2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6</text:p>
          </table:table-cell>
          <table:table-cell office:value-type="string" table:style-name="ce1">
            <text:p>REMANENTE RET FTE. AÑOS ANTERIORES<text:s text:c="36"/></text:p>
          </table:table-cell>
          <table:table-cell office:value-type="float" office:value="1358.74" table:style-name="ce11">
            <text:p><text:s/>1.358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58.74" table:style-name="ce11">
            <text:p><text:s/>1.358,74<text:s/></text:p>
          </table:table-cell>
          <table:table-cell office:value-type="float" office:value="0" table:formula="of:=[.C26]-[.J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1</text:p>
          </table:table-cell>
          <table:table-cell office:value-type="string" table:style-name="ce1">
            <text:p>RETENCIONES EN LA FUENTE <text:s/>I.R.1%<text:s text:c="41"/></text:p>
          </table:table-cell>
          <table:table-cell office:value-type="float" office:value="312846.78000000003" table:style-name="ce11">
            <text:p><text:s/>312.846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12846.78000000003" table:style-name="ce11">
            <text:p><text:s/>312.846,78<text:s/></text:p>
          </table:table-cell>
          <table:table-cell office:value-type="float" office:value="0" table:formula="of:=[.C27]-[.J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2</text:p>
          </table:table-cell>
          <table:table-cell office:value-type="string" table:style-name="ce1">
            <text:p>RETENCIONES EN LA FUENTE <text:s/>I.R.2%<text:s text:c="41"/></text:p>
          </table:table-cell>
          <table:table-cell office:value-type="float" office:value="2276.3200000000002" table:style-name="ce11">
            <text:p><text:s/>2.276,3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76.3200000000002" table:style-name="ce11">
            <text:p><text:s/>2.276,32<text:s/></text:p>
          </table:table-cell>
          <table:table-cell office:value-type="float" office:value="0" table:formula="of:=[.C28]-[.J2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50201005</text:p>
          </table:table-cell>
          <table:table-cell office:value-type="string" table:style-name="ce14">
            <text:p>RETENCIONES EN LA FUENTE RENDIMIENTO FINANC.<text:s text:c="27"/></text:p>
          </table:table-cell>
          <table:table-cell office:value-type="float" office:value="81.56" table:style-name="ce15">
            <text:p><text:s/>81,5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1.56" table:style-name="ce11">
            <text:p><text:s/>81,56<text:s/></text:p>
          </table:table-cell>
          <table:table-cell office:value-type="float" office:value="0" table:formula="of:=[.C29]-[.J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50201004</text:p>
          </table:table-cell>
          <table:table-cell office:value-type="string" table:style-name="ce17">
            <text:p>RECLAMOS AL SRI</text:p>
          </table:table-cell>
          <table:table-cell office:value-type="float" office:value="24500.880000000001" table:style-name="ce18">
            <text:p><text:s/>24.500,88<text:s/></text:p>
          </table:table-cell>
          <table:table-cell office:value-type="string" table:style-name="ce8">
            <text:p>338</text:p>
          </table:table-cell>
          <table:table-cell office:value-type="string" table:style-name="ce9">
            <text:p>OTROS ACTIVOS POR IMPUESTOS CORRIENT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4500.880000000001" table:style-name="ce11">
            <text:p><text:s/>24.500,88<text:s/></text:p>
          </table:table-cell>
          <table:table-cell office:value-type="float" office:value="0" table:formula="of:=[.C30]-[.J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30701001</text:p>
          </table:table-cell>
          <table:table-cell office:value-type="string" table:style-name="ce17">
            <text:p>IMPORTACIONES EN TRANSITO</text:p>
          </table:table-cell>
          <table:table-cell office:value-type="float" office:value="492787.06" table:style-name="ce18">
            <text:p><text:s/>492.787,06<text:s/></text:p>
          </table:table-cell>
          <table:table-cell office:value-type="string" table:style-name="ce8">
            <text:p>339</text:p>
          </table:table-cell>
          <table:table-cell office:value-type="string" table:style-name="ce9">
            <text:p>MERCADERIA EN TRANSIT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92787.06" table:style-name="ce11">
            <text:p><text:s/>492.787,06<text:s/></text:p>
          </table:table-cell>
          <table:table-cell office:value-type="float" office:value="0" table:formula="of:=[.C31]-[.J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01030101001</text:p>
          </table:table-cell>
          <table:table-cell office:value-type="string" table:style-name="ce6">
            <text:p>INVENTARIO DE BOBINAS</text:p>
          </table:table-cell>
          <table:table-cell office:value-type="float" office:value="4042314.33" table:style-name="ce7">
            <text:p><text:s/>4.042.314,33<text:s/></text:p>
          </table:table-cell>
          <table:table-cell office:value-type="string" table:number-columns-spanned="1" table:number-rows-spanned="2" table:style-name="ce32">
            <text:p>340</text:p>
          </table:table-cell>
          <table:table-cell office:value-type="string" table:number-columns-spanned="1" table:number-rows-spanned="2" table:style-name="ce33">
            <text:p>INVENTARIO DE MATERIA PRIMA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4042098.67" table:style-name="ce11">
            <text:p><text:s/>4.042.098,67<text:s/></text:p>
          </table:table-cell>
          <table:table-cell office:value-type="float" office:value="215.66000000014901" table:formula="of:=[.C32]-[.J32]" table:style-name="ce10">
            <text:p><text:s/>215,66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30102001</text:p>
          </table:table-cell>
          <table:table-cell office:value-type="string" table:style-name="ce14">
            <text:p>INVENTARIO DE MATERIA PRIMA</text:p>
          </table:table-cell>
          <table:table-cell office:value-type="float" office:value="358982.09" table:style-name="ce15">
            <text:p><text:s/>358.982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56597.98" table:style-name="ce11">
            <text:p><text:s/>356.597,98<text:s/></text:p>
          </table:table-cell>
          <table:table-cell office:value-type="float" office:value="2384.1100000000442" table:formula="of:=[.C33]-[.J33]" table:style-name="ce10">
            <text:p><text:s/>2.384,11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1030201001</text:p>
          </table:table-cell>
          <table:table-cell office:value-type="string" table:style-name="ce17">
            <text:p>INVENTARIO DE PRODUCTOS EN PROCESO</text:p>
          </table:table-cell>
          <table:table-cell office:value-type="float" office:value="7136.06" table:style-name="ce18">
            <text:p><text:s/>7.136,06<text:s/></text:p>
          </table:table-cell>
          <table:table-cell office:value-type="string" table:style-name="ce8">
            <text:p>341</text:p>
          </table:table-cell>
          <table:table-cell office:value-type="string" table:style-name="ce9">
            <text:p>INVENTARIO DE PRODUCTOS EN PROCES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7136.06" table:style-name="ce11">
            <text:p><text:s/>7.136,06<text:s/></text:p>
          </table:table-cell>
          <table:table-cell office:value-type="float" office:value="0" table:formula="of:=[.C34]-[.J34]" table:style-name="ce10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30301001</text:p>
          </table:table-cell>
          <table:table-cell office:value-type="string" table:style-name="ce6">
            <text:p>INVENTARIO PRODUCTOS TERMINADOS</text:p>
          </table:table-cell>
          <table:table-cell office:value-type="float" office:value="589653.64" table:style-name="ce7">
            <text:p><text:s/>589.653,64<text:s/></text:p>
          </table:table-cell>
          <table:table-cell office:value-type="string" table:number-columns-spanned="1" table:number-rows-spanned="3" table:style-name="ce32">
            <text:p>342</text:p>
          </table:table-cell>
          <table:table-cell office:value-type="string" table:number-columns-spanned="1" table:number-rows-spanned="3" table:style-name="ce33">
            <text:p>INENTARIO DE PRODUCTOS TERMINADO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565006.26" table:style-name="ce11">
            <text:p><text:s/>565.006,26<text:s/></text:p>
          </table:table-cell>
          <table:table-cell office:value-type="float" office:value="24647.380000000005" table:formula="of:=[.C35]-[.J35]" table:style-name="ce10">
            <text:p><text:s/>24.647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30301003</text:p>
          </table:table-cell>
          <table:table-cell office:value-type="string" table:style-name="ce1">
            <text:p>INVENTARIO DE PRODUCTOS TERMINADOS ADQUIRIDOS</text:p>
          </table:table-cell>
          <table:table-cell office:value-type="float" office:value="26501.96" table:style-name="ce11">
            <text:p><text:s/>26.501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501.96" table:style-name="ce11">
            <text:p><text:s/>26.501,96<text:s/></text:p>
          </table:table-cell>
          <table:table-cell office:value-type="float" office:value="0" table:formula="of:=[.C36]-[.J36]" table:style-name="ce10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1030801001</text:p>
          </table:table-cell>
          <table:table-cell office:value-type="string" table:style-name="ce14">
            <text:p>MOV. DE INVENTARIO EN TRANSITO</text:p>
          </table:table-cell>
          <table:table-cell office:value-type="float" office:value="466518.24" table:style-name="ce15">
            <text:p><text:s/>466.518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241905.98" table:style-name="ce11">
            <text:p><text:s/>-241.905,98<text:s/></text:p>
          </table:table-cell>
          <table:table-cell office:value-type="float" office:value="708424.22" table:formula="of:=[.C37]-[.J37]" table:style-name="ce10">
            <text:p><text:s/>708.424,22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30401001</text:p>
          </table:table-cell>
          <table:table-cell office:value-type="string" table:style-name="ce6">
            <text:p>INVENTARIO DE EMPAQUES</text:p>
          </table:table-cell>
          <table:table-cell office:value-type="float" office:value="40988.17" table:style-name="ce7">
            <text:p><text:s/>40.988,17<text:s/></text:p>
          </table:table-cell>
          <table:table-cell office:value-type="string" table:number-columns-spanned="1" table:number-rows-spanned="3" table:style-name="ce32">
            <text:p>343</text:p>
          </table:table-cell>
          <table:table-cell office:value-type="string" table:number-columns-spanned="1" table:number-rows-spanned="3" table:style-name="ce33">
            <text:p>INVENTARIO DE SUMINISTROS,HERRAMIENTAS, REPUESTOS Y MATERIALES (NO PARA LA PRODUCCION)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41290.120000000003" table:style-name="ce11">
            <text:p><text:s/>41.290,12<text:s/></text:p>
          </table:table-cell>
          <table:table-cell office:value-type="float" office:value="-301.95000000000437" table:formula="of:=[.C38]-[.J38]" table:style-name="ce10">
            <text:p><text:s/>-301,95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30601001</text:p>
          </table:table-cell>
          <table:table-cell office:value-type="string" table:style-name="ce1">
            <text:p>INVENTARIO DE REPUESTOS</text:p>
          </table:table-cell>
          <table:table-cell office:value-type="float" office:value="393908.33" table:style-name="ce11">
            <text:p><text:s/>393.908,3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0465.86" table:style-name="ce11">
            <text:p><text:s/>400.465,86<text:s/></text:p>
          </table:table-cell>
          <table:table-cell office:value-type="float" office:value="-6557.5299999999697" table:formula="of:=[.C39]-[.J39]" table:style-name="ce10">
            <text:p><text:s/>-6.557,53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1030501001</text:p>
          </table:table-cell>
          <table:table-cell office:value-type="string" table:style-name="ce14">
            <text:p>INVENTARIO DE SUMINISTROS INDUSTRIALES</text:p>
          </table:table-cell>
          <table:table-cell office:value-type="float" office:value="44911.58" table:style-name="ce15">
            <text:p><text:s/>44.911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8384.32" table:style-name="ce11">
            <text:p><text:s/>38.384,32<text:s/></text:p>
          </table:table-cell>
          <table:table-cell office:value-type="float" office:value="6527.260000000002" table:formula="of:=[.C40]-[.J40]" table:style-name="ce10">
            <text:p><text:s/>6.527,26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40101001</text:p>
          </table:table-cell>
          <table:table-cell office:value-type="string" table:style-name="ce6">
            <text:p>SEGURO PAGADO POR ANTICIPADO</text:p>
          </table:table-cell>
          <table:table-cell office:value-type="float" office:value="18002.099999999999" table:style-name="ce7">
            <text:p><text:s/>18.002,10<text:s/></text:p>
          </table:table-cell>
          <table:table-cell office:value-type="string" table:number-columns-spanned="1" table:number-rows-spanned="2" table:style-name="ce32">
            <text:p>358</text:p>
          </table:table-cell>
          <table:table-cell office:value-type="string" table:number-columns-spanned="1" table:number-rows-spanned="2" table:style-name="ce33">
            <text:p>PRIMA DE SEGUROS PAGADO POR ANTICIPAD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8002.099999999999" table:style-name="ce11">
            <text:p><text:s/>18.002,10<text:s/></text:p>
          </table:table-cell>
          <table:table-cell office:value-type="float" office:value="0" table:formula="of:=[.C41]-[.J41]" table:style-name="ce11">
            <text:p><text:s/>-<text:s/></text:p>
          </table:table-cell>
          <table:table-cell office:value-type="float" office:value="735339.15000000014" table:formula="of:=SUM([.K32:.K40])" table:style-name="ce1">
            <text:p>735339,15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101040101002</text:p>
          </table:table-cell>
          <table:table-cell office:value-type="string" table:style-name="ce14">
            <text:p>SERVICIO PAGADO POR ANTICIPADO</text:p>
          </table:table-cell>
          <table:table-cell office:value-type="float" office:value="2357.31" table:style-name="ce15">
            <text:p><text:s/>2.357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57.31" table:style-name="ce11">
            <text:p><text:s/>2.357,31<text:s/></text:p>
          </table:table-cell>
          <table:table-cell office:value-type="float" office:value="0" table:formula="of:=[.C42]-[.J4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9">
            <text:p>361</text:p>
          </table:table-cell>
          <table:table-cell office:value-type="string" table:style-name="ce20">
            <text:p>TOTAL DE ACTIVO CORRIENTE</text:p>
          </table:table-cell>
          <table:table-cell table:style-name="ce20"/>
          <table:table-cell table:style-name="ce10"/>
          <table:table-cell table:number-columns-repeated="3" table:style-name="ce11"/>
          <table:table-cell office:value-type="float" office:value="0" table:formula="of:=[.C43]-[.J4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101001</text:p>
          </table:table-cell>
          <table:table-cell office:value-type="string" table:style-name="ce6">
            <text:p>TERRENOS</text:p>
          </table:table-cell>
          <table:table-cell office:value-type="float" office:value="1898139.64" table:style-name="ce7">
            <text:p><text:s/>1.898.139,64<text:s/></text:p>
          </table:table-cell>
          <table:table-cell office:value-type="string" table:style-name="ce8">
            <text:p>362</text:p>
          </table:table-cell>
          <table:table-cell office:value-type="string" table:style-name="ce9">
            <text:p>TERRENO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898139.64" table:style-name="ce11">
            <text:p><text:s/>1.898.139,64<text:s/></text:p>
          </table:table-cell>
          <table:table-cell office:value-type="float" office:value="0" table:formula="of:=[.C44]-[.J4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201001</text:p>
          </table:table-cell>
          <table:table-cell office:value-type="string" table:style-name="ce14">
            <text:p>EDIFICIOS</text:p>
          </table:table-cell>
          <table:table-cell office:value-type="float" office:value="461156.96" table:style-name="ce15">
            <text:p><text:s/>461.156,96<text:s/></text:p>
          </table:table-cell>
          <table:table-cell office:value-type="string" table:style-name="ce8">
            <text:p>364</text:p>
          </table:table-cell>
          <table:table-cell office:value-type="string" table:style-name="ce9">
            <text:p>EDIFICIO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61156.96" table:style-name="ce11">
            <text:p><text:s/>461.156,96<text:s/></text:p>
          </table:table-cell>
          <table:table-cell office:value-type="float" office:value="0" table:formula="of:=[.C45]-[.J4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201006</text:p>
          </table:table-cell>
          <table:table-cell office:value-type="string" table:style-name="ce6">
            <text:p>EQUIPOS DE SEGURIDAD</text:p>
          </table:table-cell>
          <table:table-cell office:value-type="float" office:value="15974.66" table:style-name="ce7">
            <text:p><text:s/>15.974,66<text:s/></text:p>
          </table:table-cell>
          <table:table-cell office:value-type="string" table:number-columns-spanned="1" table:number-rows-spanned="2" table:style-name="ce32">
            <text:p>368</text:p>
          </table:table-cell>
          <table:table-cell office:value-type="string" table:number-columns-spanned="1" table:number-rows-spanned="2" table:style-name="ce33">
            <text:p>MAQUINARIA Y EQUIPO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5974.66" table:style-name="ce11">
            <text:p><text:s/>15.974,66<text:s/></text:p>
          </table:table-cell>
          <table:table-cell office:value-type="float" office:value="0" table:formula="of:=[.C46]-[.J4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201005</text:p>
          </table:table-cell>
          <table:table-cell office:value-type="string" table:style-name="ce14">
            <text:p>MAQUINARIAS Y EQUIPOS</text:p>
          </table:table-cell>
          <table:table-cell office:value-type="float" office:value="7621902.3799999999" table:style-name="ce15">
            <text:p><text:s/>7.621.902,3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621902.3799999999" table:style-name="ce11">
            <text:p><text:s/>7.621.902,38<text:s/></text:p>
          </table:table-cell>
          <table:table-cell office:value-type="float" office:value="0" table:formula="of:=[.C47]-[.J4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101002</text:p>
          </table:table-cell>
          <table:table-cell office:value-type="string" table:style-name="ce17">
            <text:p>CONSTRUCCIONES EN CURSO</text:p>
          </table:table-cell>
          <table:table-cell office:value-type="float" office:value="484133.45" table:style-name="ce18">
            <text:p><text:s/>484.133,45<text:s/></text:p>
          </table:table-cell>
          <table:table-cell office:value-type="string" table:style-name="ce8">
            <text:p>372</text:p>
          </table:table-cell>
          <table:table-cell office:value-type="string" table:style-name="ce9">
            <text:p>CONSTRUCCIONES EN CURSOS <text:s/>Y OTROS ACTIVOS EN TRANSIT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84133.45" table:style-name="ce11">
            <text:p><text:s/>484.133,45<text:s/></text:p>
          </table:table-cell>
          <table:table-cell office:value-type="float" office:value="0" table:formula="of:=[.C48]-[.J4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4</text:p>
          </table:table-cell>
          <table:table-cell office:value-type="string" table:style-name="ce17">
            <text:p>MUEBLES Y ENSERES</text:p>
          </table:table-cell>
          <table:table-cell office:value-type="float" office:value="198798.62" table:style-name="ce18">
            <text:p><text:s/>198.798,62<text:s/></text:p>
          </table:table-cell>
          <table:table-cell office:value-type="string" table:style-name="ce8">
            <text:p>373</text:p>
          </table:table-cell>
          <table:table-cell office:value-type="string" table:style-name="ce9">
            <text:p>MUEBLES Y ENSE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98798.62" table:style-name="ce11">
            <text:p><text:s/>198.798,62<text:s/></text:p>
          </table:table-cell>
          <table:table-cell office:value-type="float" office:value="0" table:formula="of:=[.C49]-[.J4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7</text:p>
          </table:table-cell>
          <table:table-cell office:value-type="string" table:style-name="ce17">
            <text:p>EQUIPOS DE COMPUTACION</text:p>
          </table:table-cell>
          <table:table-cell office:value-type="float" office:value="141445.51" table:style-name="ce18">
            <text:p><text:s/>141.445,51<text:s/></text:p>
          </table:table-cell>
          <table:table-cell office:value-type="string" table:style-name="ce8">
            <text:p>374</text:p>
          </table:table-cell>
          <table:table-cell office:value-type="string" table:style-name="ce9">
            <text:p>EQUIPOS DE COMPUTACION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41445.51" table:style-name="ce11">
            <text:p><text:s/>141.445,51<text:s/></text:p>
          </table:table-cell>
          <table:table-cell office:value-type="float" office:value="0" table:formula="of:=[.C50]-[.J5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9</text:p>
          </table:table-cell>
          <table:table-cell office:value-type="string" table:style-name="ce17">
            <text:p>VEHICULOS</text:p>
          </table:table-cell>
          <table:table-cell office:value-type="float" office:value="502983.53" table:style-name="ce18">
            <text:p><text:s/>502.983,53<text:s/></text:p>
          </table:table-cell>
          <table:table-cell office:value-type="string" table:style-name="ce8">
            <text:p>375</text:p>
          </table:table-cell>
          <table:table-cell office:value-type="string" table:style-name="ce9">
            <text:p>VEHICUL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02983.53" table:style-name="ce11">
            <text:p><text:s/>502.983,53<text:s/></text:p>
          </table:table-cell>
          <table:table-cell office:value-type="float" office:value="0" table:formula="of:=[.C51]-[.J5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301007</text:p>
          </table:table-cell>
          <table:table-cell office:value-type="string" table:style-name="ce6">
            <text:p>DEPRECIACION ACUMULADA DE EQUIPOS DE COMPUTACION</text:p>
          </table:table-cell>
          <table:table-cell office:value-type="float" office:value="-118120.19" table:style-name="ce7">
            <text:p><text:s/>-118.120,19<text:s/></text:p>
          </table:table-cell>
          <table:table-cell office:value-type="string" table:number-columns-spanned="1" table:number-rows-spanned="6" table:style-name="ce32">
            <text:p>384</text:p>
          </table:table-cell>
          <table:table-cell office:value-type="string" table:number-columns-spanned="1" table:number-rows-spanned="6" table:style-name="ce33">
            <text:p>DEP. ACUM. DEL COSTO HISTORICO ANTES DE REEXPRESIONES O REVALUACIONE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-118120.19" table:style-name="ce11">
            <text:p><text:s/>-118.120,19<text:s/></text:p>
          </table:table-cell>
          <table:table-cell office:value-type="float" office:value="0" table:formula="of:=[.C52]-[.J5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1</text:p>
          </table:table-cell>
          <table:table-cell office:value-type="string" table:style-name="ce1">
            <text:p>DEPRECIACION ACUMULADA DE EDIFICIO</text:p>
          </table:table-cell>
          <table:table-cell office:value-type="float" office:value="-8192.16" table:style-name="ce11">
            <text:p><text:s/>-8.192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8192.16" table:style-name="ce11">
            <text:p><text:s/>-8.192,16<text:s/></text:p>
          </table:table-cell>
          <table:table-cell office:value-type="float" office:value="0" table:formula="of:=[.C53]-[.J5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6</text:p>
          </table:table-cell>
          <table:table-cell office:value-type="string" table:style-name="ce1">
            <text:p>DEPRECIACION ACUMULADA DE EQUIPOS DE SEGURIDAD</text:p>
          </table:table-cell>
          <table:table-cell office:value-type="float" office:value="-15329.9" table:style-name="ce11">
            <text:p><text:s/>-15.329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15329.9" table:style-name="ce11">
            <text:p><text:s/>-15.329,90<text:s/></text:p>
          </table:table-cell>
          <table:table-cell office:value-type="float" office:value="0" table:formula="of:=[.C54]-[.J5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5</text:p>
          </table:table-cell>
          <table:table-cell office:value-type="string" table:style-name="ce1">
            <text:p>DEPRECIACION ACUMULADA DE MAQUINARIAS Y EQUIPOS</text:p>
          </table:table-cell>
          <table:table-cell office:value-type="float" office:value="-4024307.83" table:style-name="ce11">
            <text:p><text:s/>-4.024.307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4024307.83" table:style-name="ce11">
            <text:p><text:s/>-4.024.307,83<text:s/></text:p>
          </table:table-cell>
          <table:table-cell office:value-type="float" office:value="0" table:formula="of:=[.C55]-[.J5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4</text:p>
          </table:table-cell>
          <table:table-cell office:value-type="string" table:style-name="ce1">
            <text:p>DEPRECIACION ACUMULADA DE MUEBLES Y ENSERES</text:p>
          </table:table-cell>
          <table:table-cell office:value-type="float" office:value="-155832.79" table:style-name="ce11">
            <text:p><text:s/>-155.832,7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155832.79" table:style-name="ce11">
            <text:p><text:s/>-155.832,79<text:s/></text:p>
          </table:table-cell>
          <table:table-cell office:value-type="float" office:value="0" table:formula="of:=[.C56]-[.J5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301009</text:p>
          </table:table-cell>
          <table:table-cell office:value-type="string" table:style-name="ce14">
            <text:p>DEPRECIACION ACUMULADA DE VEHICULO</text:p>
          </table:table-cell>
          <table:table-cell office:value-type="float" office:value="-316627.84999999998" table:style-name="ce15">
            <text:p><text:s/>-316.627,8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316627.84999999998" table:style-name="ce11">
            <text:p><text:s/>-316.627,85<text:s/></text:p>
          </table:table-cell>
          <table:table-cell office:value-type="float" office:value="0" table:formula="of:=[.C57]-[.J5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20101004</text:p>
          </table:table-cell>
          <table:table-cell office:value-type="string" table:style-name="ce17">
            <text:p>SOTWARE</text:p>
          </table:table-cell>
          <table:table-cell office:value-type="float" office:value="82108" table:style-name="ce18">
            <text:p><text:s/>82.108,00<text:s/></text:p>
          </table:table-cell>
          <table:table-cell office:value-type="string" table:style-name="ce8">
            <text:p>388</text:p>
          </table:table-cell>
          <table:table-cell office:value-type="string" table:style-name="ce9">
            <text:p>MARCAS,PATENTES,LICENCIAS Y OTROS SIMILA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82108" table:style-name="ce11">
            <text:p><text:s/>82.108,00<text:s/></text:p>
          </table:table-cell>
          <table:table-cell office:value-type="float" office:value="0" table:formula="of:=[.C58]-[.J5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20201001</text:p>
          </table:table-cell>
          <table:table-cell office:value-type="string" table:style-name="ce17">
            <text:p>(-) AMORTIZACION ACUMULADO DE ACTIVOS INTANGIBLES</text:p>
          </table:table-cell>
          <table:table-cell office:value-type="float" office:value="-80582.600000000006" table:style-name="ce18">
            <text:p><text:s/>-80.582,60<text:s/></text:p>
          </table:table-cell>
          <table:table-cell office:value-type="string" table:style-name="ce8">
            <text:p>392</text:p>
          </table:table-cell>
          <table:table-cell office:value-type="string" table:style-name="ce9">
            <text:p>DETERIORO ACUMULADO DE ACTIVOS INTANGIBLE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-80582.600000000006" table:style-name="ce11">
            <text:p><text:s/>-80.582,60<text:s/></text:p>
          </table:table-cell>
          <table:table-cell office:value-type="float" office:value="0" table:formula="of:=[.C59]-[.J5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4010101001</text:p>
          </table:table-cell>
          <table:table-cell office:value-type="string" table:style-name="ce17">
            <text:p>POR DIFERENCIAS TEMPORARIAS</text:p>
          </table:table-cell>
          <table:table-cell office:value-type="float" office:value="38708.81" table:style-name="ce18">
            <text:p><text:s/>38.708,81<text:s/></text:p>
          </table:table-cell>
          <table:table-cell office:value-type="string" table:style-name="ce8">
            <text:p>440</text:p>
          </table:table-cell>
          <table:table-cell office:value-type="string" table:style-name="ce9">
            <text:p>POR DIFERENCIAS TEMPORARI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8708.81" table:style-name="ce11">
            <text:p><text:s/>38.708,81<text:s/></text:p>
          </table:table-cell>
          <table:table-cell office:value-type="float" office:value="0" table:formula="of:=[.C60]-[.J6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19">
            <text:p>449</text:p>
          </table:table-cell>
          <table:table-cell office:value-type="string" table:style-name="ce22">
            <text:p>TOTAL DE ACTIVO NO CORRIENTE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61]-[.J6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19">
            <text:p>499</text:p>
          </table:table-cell>
          <table:table-cell office:value-type="string" table:style-name="ce22">
            <text:p>TOTAL DE ACTIVO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62]-[.J6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201030101001</text:p>
          </table:table-cell>
          <table:table-cell office:value-type="string" table:style-name="ce17">
            <text:p>PROVEEDORES RELACIOANADA</text:p>
          </table:table-cell>
          <table:table-cell office:value-type="float" office:value="6880" table:style-name="ce23">
            <text:p><text:s/>6.880,00<text:s/></text:p>
          </table:table-cell>
          <table:table-cell office:value-type="string" table:style-name="ce8">
            <text:p>511</text:p>
          </table:table-cell>
          <table:table-cell office:value-type="string" table:style-name="ce9">
            <text:p>CUENTAS Y DOCUMENTOS POR PAGAR RELACIONADAS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float" office:value="6880" table:formula="of:=[.C63]-[.J63]" table:style-name="ce11">
            <text:p><text:s/>6.880,0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101001</text:p>
          </table:table-cell>
          <table:table-cell office:value-type="string" table:style-name="ce6">
            <text:p>PROVEEDORES DE BIENES LOCALES</text:p>
          </table:table-cell>
          <table:table-cell office:value-type="float" office:value="562709.9" table:style-name="ce7">
            <text:p><text:s/>562.709,90<text:s/></text:p>
          </table:table-cell>
          <table:table-cell office:value-type="string" table:number-columns-spanned="1" table:number-rows-spanned="2" table:style-name="ce32">
            <text:p>513</text:p>
          </table:table-cell>
          <table:table-cell office:value-type="string" table:number-columns-spanned="1" table:number-rows-spanned="2" table:style-name="ce33">
            <text:p>CUENTAS Y DOCUMENTOS POR PAGAR NO RELACIONADAS LOCALE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569589.9" table:style-name="ce11">
            <text:p><text:s/>569.589,90<text:s/></text:p>
          </table:table-cell>
          <table:table-cell office:value-type="float" office:value="-6880" table:formula="of:=[.C64]-[.J64]" table:style-name="ce11">
            <text:p><text:s/>-6.880,00<text:s/></text:p>
          </table:table-cell>
          <table:table-cell office:value-type="string" table:style-name="ce1">
            <text:p>Cuenta desglozada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201030101002</text:p>
          </table:table-cell>
          <table:table-cell office:value-type="string" table:style-name="ce14">
            <text:p>PROVEEDORES DE SERVICIOS LOCALES</text:p>
          </table:table-cell>
          <table:table-cell office:value-type="float" office:value="436571.65" table:style-name="ce15">
            <text:p><text:s/>436.571,6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6571.65" table:style-name="ce11">
            <text:p><text:s/>436.571,65<text:s/></text:p>
          </table:table-cell>
          <table:table-cell office:value-type="float" office:value="0" table:formula="of:=[.C65]-[.J6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201001</text:p>
          </table:table-cell>
          <table:table-cell office:value-type="string" table:style-name="ce6">
            <text:p>PROVEEDORES DE BIENES EXTERIOR</text:p>
          </table:table-cell>
          <table:table-cell office:value-type="float" office:value="2897499.38" table:style-name="ce7">
            <text:p><text:s/>2.897.499,38<text:s/></text:p>
          </table:table-cell>
          <table:table-cell office:value-type="string" table:number-columns-spanned="1" table:number-rows-spanned="2" table:style-name="ce32">
            <text:p>514</text:p>
          </table:table-cell>
          <table:table-cell office:value-type="string" table:number-columns-spanned="1" table:number-rows-spanned="2" table:style-name="ce33">
            <text:p>CUENTAS Y DOCUMENTOS POR PAGAR NO RELACIONADAS EXTERIOR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892969" table:style-name="ce11">
            <text:p><text:s/>2.892.969,00<text:s/></text:p>
          </table:table-cell>
          <table:table-cell office:value-type="float" office:value="4530.3799999998882" table:formula="of:=[.C66]-[.J66]" table:style-name="ce11">
            <text:p><text:s/>4.530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201002</text:p>
          </table:table-cell>
          <table:table-cell office:value-type="string" table:style-name="ce14">
            <text:p>PROVEEDORES DE SERVICIOS EXTERIOR</text:p>
          </table:table-cell>
          <table:table-cell office:value-type="float" office:value="8000" table:style-name="ce15">
            <text:p><text:s/>8.0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00" table:style-name="ce11">
            <text:p><text:s/>8.000,00<text:s/></text:p>
          </table:table-cell>
          <table:table-cell office:value-type="float" office:value="0" table:formula="of:=[.C67]-[.J67]" table:style-name="ce11">
            <text:p><text:s/>-<text:s/></text:p>
          </table:table-cell>
          <table:table-cell office:value-type="string" table:style-name="ce1">
            <text:p>Cuenta desglozada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201030401003</text:p>
          </table:table-cell>
          <table:table-cell office:value-type="string" table:style-name="ce6">
            <text:p>OTRAS CUENTAS POR PAGAR</text:p>
          </table:table-cell>
          <table:table-cell office:value-type="float" office:value="3262395.16" table:style-name="ce7">
            <text:p><text:s/>3.262.395,16<text:s/></text:p>
          </table:table-cell>
          <table:table-cell office:value-type="string" table:number-columns-spanned="1" table:number-rows-spanned="4" table:style-name="ce32">
            <text:p>521</text:p>
          </table:table-cell>
          <table:table-cell office:value-type="string" table:number-columns-spanned="1" table:number-rows-spanned="4" table:style-name="ce33">
            <text:p>OTRAS CUENTAS Y DOCUMENTOS POR PAGAR NO RELACIONADA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3266925.54" table:style-name="ce11">
            <text:p><text:s/>3.266.925,54<text:s/></text:p>
          </table:table-cell>
          <table:table-cell office:value-type="float" office:value="-4530.3799999998882" table:formula="of:=[.C68]-[.J68]" table:style-name="ce11">
            <text:p><text:s/>-4.530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102006</text:p>
          </table:table-cell>
          <table:table-cell office:value-type="string" table:style-name="ce1">
            <text:p>PAGO DE IMPUESTOS</text:p>
          </table:table-cell>
          <table:table-cell office:value-type="float" office:value="75783.789999999994" table:style-name="ce11">
            <text:p><text:s/>75.783,7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783.789999999994" table:style-name="ce11">
            <text:p><text:s/>75.783,79<text:s/></text:p>
          </table:table-cell>
          <table:table-cell office:value-type="float" office:value="0" table:formula="of:=[.C69]-[.J6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401007</text:p>
          </table:table-cell>
          <table:table-cell office:value-type="string" table:style-name="ce1">
            <text:p>REDUCCION DE JORNADA EMERGENTE ARTICULO 47</text:p>
          </table:table-cell>
          <table:table-cell office:value-type="float" office:value="8022.83" table:style-name="ce11">
            <text:p><text:s/>8.022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22.83" table:style-name="ce11">
            <text:p><text:s/>8.022,83<text:s/></text:p>
          </table:table-cell>
          <table:table-cell office:value-type="float" office:value="0" table:formula="of:=[.C70]-[.J7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401002</text:p>
          </table:table-cell>
          <table:table-cell office:value-type="string" table:style-name="ce14">
            <text:p>REEMBOLSOS POR PAGAR</text:p>
          </table:table-cell>
          <table:table-cell office:value-type="float" office:value="2365.91" table:style-name="ce15">
            <text:p><text:s/>2.365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65.91" table:style-name="ce11">
            <text:p><text:s/>2.365,91<text:s/></text:p>
          </table:table-cell>
          <table:table-cell office:value-type="float" office:value="0" table:formula="of:=[.C71]-[.J7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401001</text:p>
          </table:table-cell>
          <table:table-cell office:value-type="string" table:style-name="ce6">
            <text:p>CUENTAS POR PAGAR AMERICAN EXPRESS</text:p>
          </table:table-cell>
          <table:table-cell office:value-type="float" office:value="21208.81" table:style-name="ce7">
            <text:p><text:s/>21.208,81<text:s/></text:p>
          </table:table-cell>
          <table:table-cell office:value-type="string" table:number-columns-spanned="1" table:number-rows-spanned="2" table:style-name="ce32">
            <text:p>525</text:p>
          </table:table-cell>
          <table:table-cell office:value-type="string" table:number-columns-spanned="1" table:number-rows-spanned="2" table:style-name="ce33">
            <text:p>OBLIGACIONES CON INSTITUCIONES FINANCIERAS CORRIENTE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1208.81" table:style-name="ce11">
            <text:p><text:s/>21.208,81<text:s/></text:p>
          </table:table-cell>
          <table:table-cell office:value-type="float" office:value="0" table:formula="of:=[.C72]-[.J7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401005</text:p>
          </table:table-cell>
          <table:table-cell office:value-type="string" table:style-name="ce14">
            <text:p>CUENTAS POR PAGAR DINNERS CLUB</text:p>
          </table:table-cell>
          <table:table-cell office:value-type="float" office:value="764.95" table:style-name="ce15">
            <text:p><text:s/>764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64.95" table:style-name="ce11">
            <text:p><text:s/>764,95<text:s/></text:p>
          </table:table-cell>
          <table:table-cell office:value-type="float" office:value="0" table:formula="of:=[.C73]-[.J7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50301010</text:p>
          </table:table-cell>
          <table:table-cell office:value-type="string" table:style-name="ce6">
            <text:p>APORTE EXTENSION DE SALUD</text:p>
          </table:table-cell>
          <table:table-cell office:value-type="float" office:value="205.92" table:style-name="ce7">
            <text:p><text:s/>205,92<text:s/></text:p>
          </table:table-cell>
          <table:table-cell office:value-type="string" table:number-columns-spanned="1" table:number-rows-spanned="6" table:style-name="ce32">
            <text:p>534</text:p>
          </table:table-cell>
          <table:table-cell office:value-type="string" table:number-columns-spanned="1" table:number-rows-spanned="6" table:style-name="ce33">
            <text:p>OBLIGACIONES CON EL IES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205.92" table:style-name="ce11">
            <text:p><text:s/>205,92<text:s/></text:p>
          </table:table-cell>
          <table:table-cell office:value-type="float" office:value="0" table:formula="of:=[.C74]-[.J7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2</text:p>
          </table:table-cell>
          <table:table-cell office:value-type="string" table:style-name="ce1">
            <text:p>APORTE PATRONAL POR PAGAR</text:p>
          </table:table-cell>
          <table:table-cell office:value-type="float" office:value="13405.3" table:style-name="ce11">
            <text:p><text:s/>13.405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405.3" table:style-name="ce11">
            <text:p><text:s/>13.405,30<text:s/></text:p>
          </table:table-cell>
          <table:table-cell office:value-type="float" office:value="0" table:formula="of:=[.C75]-[.J7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1</text:p>
          </table:table-cell>
          <table:table-cell office:value-type="string" table:style-name="ce1">
            <text:p>APORTES INDIVIDUAL POR PAGAR</text:p>
          </table:table-cell>
          <table:table-cell office:value-type="float" office:value="10221.870000000001" table:style-name="ce11">
            <text:p><text:s/>10.221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221.870000000001" table:style-name="ce11">
            <text:p><text:s/>10.221,87<text:s/></text:p>
          </table:table-cell>
          <table:table-cell office:value-type="float" office:value="0" table:formula="of:=[.C76]-[.J7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3</text:p>
          </table:table-cell>
          <table:table-cell office:value-type="string" table:style-name="ce1">
            <text:p>FONDOS DE RESERVA IESS</text:p>
          </table:table-cell>
          <table:table-cell office:value-type="float" office:value="3270.57" table:style-name="ce11">
            <text:p><text:s/>3.270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70.57" table:style-name="ce11">
            <text:p><text:s/>3.270,57<text:s/></text:p>
          </table:table-cell>
          <table:table-cell office:value-type="float" office:value="0" table:formula="of:=[.C77]-[.J7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4</text:p>
          </table:table-cell>
          <table:table-cell office:value-type="string" table:style-name="ce1">
            <text:p>PRESTAMO HIPOTECARIO</text:p>
          </table:table-cell>
          <table:table-cell office:value-type="float" office:value="3993.78" table:style-name="ce11">
            <text:p><text:s/>3.993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93.78" table:style-name="ce11">
            <text:p><text:s/>3.993,78<text:s/></text:p>
          </table:table-cell>
          <table:table-cell office:value-type="float" office:value="0" table:formula="of:=[.C78]-[.J7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50301005</text:p>
          </table:table-cell>
          <table:table-cell office:value-type="string" table:style-name="ce14">
            <text:p>PRESTAMO QUIROGRAFARIO</text:p>
          </table:table-cell>
          <table:table-cell office:value-type="float" office:value="7555.17" table:style-name="ce15">
            <text:p><text:s/>7.555,1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55.17" table:style-name="ce11">
            <text:p><text:s/>7.555,17<text:s/></text:p>
          </table:table-cell>
          <table:table-cell office:value-type="float" office:value="0" table:formula="of:=[.C79]-[.J7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50401002</text:p>
          </table:table-cell>
          <table:table-cell office:value-type="string" table:style-name="ce6">
            <text:p>DECIMO CUARTO SUELDO</text:p>
          </table:table-cell>
          <table:table-cell office:value-type="float" office:value="45137.33" table:style-name="ce7">
            <text:p><text:s/>45.137,33<text:s/></text:p>
          </table:table-cell>
          <table:table-cell office:value-type="string" table:number-columns-spanned="1" table:number-rows-spanned="5" table:style-name="ce32">
            <text:p>536</text:p>
          </table:table-cell>
          <table:table-cell office:value-type="string" table:number-columns-spanned="1" table:number-rows-spanned="5" table:style-name="ce33">
            <text:p>OTROS PASIVOS CORRIENTE POR BENEFICIO A EMPLEADOS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45137.33" table:style-name="ce11">
            <text:p><text:s/>45.137,33<text:s/></text:p>
          </table:table-cell>
          <table:table-cell office:value-type="float" office:value="0" table:formula="of:=[.C80]-[.J8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401001</text:p>
          </table:table-cell>
          <table:table-cell office:value-type="string" table:style-name="ce1">
            <text:p>DECIMO TERCER SUELDO</text:p>
          </table:table-cell>
          <table:table-cell office:value-type="float" office:value="8881.77" table:style-name="ce11">
            <text:p><text:s/>8.881,7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881.77" table:style-name="ce11">
            <text:p><text:s/>8.881,77<text:s/></text:p>
          </table:table-cell>
          <table:table-cell office:value-type="float" office:value="0" table:formula="of:=[.C81]-[.J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201050401006</text:p>
          </table:table-cell>
          <table:table-cell office:value-type="string" table:style-name="ce1">
            <text:p>LIQUIDACION DE HABERES</text:p>
          </table:table-cell>
          <table:table-cell office:value-type="float" office:value="1739.99" table:style-name="ce11">
            <text:p><text:s/>1.739,9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39.99" table:style-name="ce11">
            <text:p><text:s/>1.739,99<text:s/></text:p>
          </table:table-cell>
          <table:table-cell office:value-type="float" office:value="0" table:formula="of:=[.C82]-[.J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201050301009</text:p>
          </table:table-cell>
          <table:table-cell office:value-type="string" table:style-name="ce1">
            <text:p>RETENCION PENSION ALIMENTICIA</text:p>
          </table:table-cell>
          <table:table-cell office:value-type="float" office:value="1050.74" table:style-name="ce11">
            <text:p><text:s/>1.050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50.74" table:style-name="ce11">
            <text:p><text:s/>1.050,74<text:s/></text:p>
          </table:table-cell>
          <table:table-cell office:value-type="float" office:value="0" table:formula="of:=[.C83]-[.J8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201050401003</text:p>
          </table:table-cell>
          <table:table-cell office:value-type="string" table:style-name="ce14">
            <text:p>VACACIONES</text:p>
          </table:table-cell>
          <table:table-cell office:value-type="float" office:value="206481.63" table:style-name="ce15">
            <text:p><text:s/>206.481,6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6481.63" table:style-name="ce11">
            <text:p><text:s/>206.481,63<text:s/></text:p>
          </table:table-cell>
          <table:table-cell office:value-type="float" office:value="0" table:formula="of:=[.C84]-[.J8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1070101003</text:p>
          </table:table-cell>
          <table:table-cell office:value-type="string" table:style-name="ce17">
            <text:p>DEPOSITO EN GARANTIA CLIENTES</text:p>
          </table:table-cell>
          <table:table-cell office:value-type="float" office:value="53223.62" table:style-name="ce18">
            <text:p><text:s/>53.223,62<text:s/></text:p>
          </table:table-cell>
          <table:table-cell office:value-type="string" table:style-name="ce8">
            <text:p>537</text:p>
          </table:table-cell>
          <table:table-cell office:value-type="string" table:style-name="ce9">
            <text:p>PASIVO CORRIENTE POR GARANTI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3223.62" table:style-name="ce11">
            <text:p><text:s/>53.223,62<text:s/></text:p>
          </table:table-cell>
          <table:table-cell office:value-type="float" office:value="0" table:formula="of:=[.C85]-[.J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1070101001</text:p>
          </table:table-cell>
          <table:table-cell office:value-type="string" table:style-name="ce17">
            <text:p>ANTICIPO DE CLIENTES</text:p>
          </table:table-cell>
          <table:table-cell office:value-type="float" office:value="44893.14" table:style-name="ce18">
            <text:p><text:s/>44.893,14<text:s/></text:p>
          </table:table-cell>
          <table:table-cell office:value-type="string" table:style-name="ce8">
            <text:p>545</text:p>
          </table:table-cell>
          <table:table-cell office:value-type="string" table:style-name="ce9">
            <text:p>PASIVO POR INGRESOS DIFERIDOS ( ANTICIPO CLIENTES 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4893.14" table:style-name="ce11">
            <text:p><text:s/>44.893,14<text:s/></text:p>
          </table:table-cell>
          <table:table-cell office:value-type="float" office:value="0" table:formula="of:=[.C86]-[.J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9">
            <text:p>550</text:p>
          </table:table-cell>
          <table:table-cell office:value-type="string" table:style-name="ce22">
            <text:p>TOTAL DE PASIVO CORRIENTE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87]-[.J8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40101001</text:p>
          </table:table-cell>
          <table:table-cell office:value-type="string" table:style-name="ce17">
            <text:p>CUENTAS POR PAGAR ACCIONISTAS</text:p>
          </table:table-cell>
          <table:table-cell office:value-type="float" office:value="306510.12" table:style-name="ce18">
            <text:p><text:s/>306.510,12<text:s/></text:p>
          </table:table-cell>
          <table:table-cell office:value-type="string" table:style-name="ce8">
            <text:p>557</text:p>
          </table:table-cell>
          <table:table-cell office:value-type="string" table:style-name="ce9">
            <text:p>OTRAS CUENTAS Y DOCUMENTOS POR PAGAR ACCIONIST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06510.12" table:style-name="ce11">
            <text:p><text:s/>306.510,12<text:s/></text:p>
          </table:table-cell>
          <table:table-cell office:value-type="float" office:value="0" table:formula="of:=[.C88]-[.J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50101001</text:p>
          </table:table-cell>
          <table:table-cell office:value-type="string" table:style-name="ce17">
            <text:p>JUBILACION PATRONAL</text:p>
          </table:table-cell>
          <table:table-cell office:value-type="float" office:value="335648.34" table:style-name="ce18">
            <text:p><text:s/>335.648,34<text:s/></text:p>
          </table:table-cell>
          <table:table-cell office:value-type="string" table:style-name="ce8">
            <text:p>573</text:p>
          </table:table-cell>
          <table:table-cell office:value-type="string" table:style-name="ce9">
            <text:p>JUBILACION PATRONAL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35648.34" table:style-name="ce11">
            <text:p><text:s/>335.648,34<text:s/></text:p>
          </table:table-cell>
          <table:table-cell office:value-type="float" office:value="0" table:formula="of:=[.C89]-[.J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50101002</text:p>
          </table:table-cell>
          <table:table-cell office:value-type="string" table:style-name="ce17">
            <text:p>DESAHUCIO</text:p>
          </table:table-cell>
          <table:table-cell office:value-type="float" office:value="109892" table:style-name="ce18">
            <text:p><text:s/>109.892,00<text:s/></text:p>
          </table:table-cell>
          <table:table-cell office:value-type="string" table:style-name="ce8">
            <text:p>574</text:p>
          </table:table-cell>
          <table:table-cell office:value-type="string" table:style-name="ce9">
            <text:p>DESAHUC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09892" table:style-name="ce11">
            <text:p><text:s/>109.892,00<text:s/></text:p>
          </table:table-cell>
          <table:table-cell office:value-type="float" office:value="0" table:formula="of:=[.C90]-[.J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8">
            <text:p><text:s/>-<text:s/></text:p>
          </table:table-cell>
          <table:table-cell office:value-type="string" table:style-name="ce19">
            <text:p>589</text:p>
          </table:table-cell>
          <table:table-cell office:value-type="string" table:style-name="ce22">
            <text:p>TOTAL DE PASIVO NO CORRIENTE</text:p>
          </table:table-cell>
          <table:table-cell table:style-name="ce22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formula="of:=[.C91]-[.J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8">
            <text:p><text:s/>-<text:s/></text:p>
          </table:table-cell>
          <table:table-cell office:value-type="string" table:style-name="ce19">
            <text:p>599</text:p>
          </table:table-cell>
          <table:table-cell office:value-type="string" table:style-name="ce22">
            <text:p>TOTAL DE PASIVOS</text:p>
          </table:table-cell>
          <table:table-cell table:style-name="ce22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formula="of:=[.C92]-[.J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1010101001</text:p>
          </table:table-cell>
          <table:table-cell office:value-type="string" table:style-name="ce17">
            <text:p>CAPITAL SOCIAL</text:p>
          </table:table-cell>
          <table:table-cell office:value-type="float" office:value="1608300" table:style-name="ce18">
            <text:p><text:s/>1.608.300,00<text:s/></text:p>
          </table:table-cell>
          <table:table-cell office:value-type="string" table:style-name="ce8">
            <text:p>601</text:p>
          </table:table-cell>
          <table:table-cell office:value-type="string" table:style-name="ce9">
            <text:p>CAPITAL SUSCRITO Y/O ASIGNAD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608300" table:style-name="ce11">
            <text:p><text:s/>1.608.300,00<text:s/></text:p>
          </table:table-cell>
          <table:table-cell office:value-type="float" office:value="0" table:formula="of:=[.C93]-[.J9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4010101001</text:p>
          </table:table-cell>
          <table:table-cell office:value-type="string" table:style-name="ce17">
            <text:p>RESERVA LEGAL</text:p>
          </table:table-cell>
          <table:table-cell office:value-type="float" office:value="619400.47" table:style-name="ce18">
            <text:p><text:s/>619.400,47<text:s/></text:p>
          </table:table-cell>
          <table:table-cell office:value-type="string" table:style-name="ce8">
            <text:p>604</text:p>
          </table:table-cell>
          <table:table-cell office:value-type="string" table:style-name="ce9">
            <text:p>RESERVA LEGAL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19400.47" table:style-name="ce11">
            <text:p><text:s/>619.400,47<text:s/></text:p>
          </table:table-cell>
          <table:table-cell office:value-type="float" office:value="0" table:formula="of:=[.C94]-[.J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4020101001</text:p>
          </table:table-cell>
          <table:table-cell office:value-type="string" table:style-name="ce17">
            <text:p>RESERVA FACULTATIVA Y ESTATUTARIA</text:p>
          </table:table-cell>
          <table:table-cell office:value-type="float" office:value="6999.56" table:style-name="ce18">
            <text:p><text:s/>6.999,56<text:s/></text:p>
          </table:table-cell>
          <table:table-cell office:value-type="string" table:style-name="ce8">
            <text:p>605</text:p>
          </table:table-cell>
          <table:table-cell office:value-type="string" table:style-name="ce9">
            <text:p>RESERVA FACULTATIVA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999.56" table:style-name="ce11">
            <text:p><text:s/>6.999,56<text:s/></text:p>
          </table:table-cell>
          <table:table-cell office:value-type="float" office:value="0" table:formula="of:=[.C95]-[.J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5020101001</text:p>
          </table:table-cell>
          <table:table-cell office:value-type="string" table:style-name="ce17">
            <text:p>SUPERAVIT POR REVALUACION DE PROPIEDAD PLANTA Y EQUIPO</text:p>
          </table:table-cell>
          <table:table-cell office:value-type="float" office:value="27785.96" table:style-name="ce18">
            <text:p><text:s/>27.785,96<text:s/></text:p>
          </table:table-cell>
          <table:table-cell office:value-type="string" table:style-name="ce8">
            <text:p>610</text:p>
          </table:table-cell>
          <table:table-cell office:value-type="string" table:style-name="ce9">
            <text:p>SUPERAVIT POR REVALUACION DE INVERSION (PROPIEDAD PLANTA Y EQUIPO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7785.96" table:style-name="ce11">
            <text:p><text:s/>27.785,96<text:s/></text:p>
          </table:table-cell>
          <table:table-cell office:value-type="float" office:value="0" table:formula="of:=[.C96]-[.J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6010101001</text:p>
          </table:table-cell>
          <table:table-cell office:value-type="string" table:style-name="ce17">
            <text:p>GANANCIA ACUMULADA DE PERIODOS ANTERIORES</text:p>
          </table:table-cell>
          <table:table-cell office:value-type="float" office:value="6110564.0700000003" table:style-name="ce18">
            <text:p><text:s/>6.110.564,07<text:s/></text:p>
          </table:table-cell>
          <table:table-cell office:value-type="string" table:style-name="ce8">
            <text:p>611</text:p>
          </table:table-cell>
          <table:table-cell office:value-type="string" table:style-name="ce9">
            <text:p>UTILIDADES ACUMULADAS DE EJERCICIOS ANTERIO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110564.0700000003" table:style-name="ce11">
            <text:p><text:s/>6.110.564,07<text:s/></text:p>
          </table:table-cell>
          <table:table-cell office:value-type="float" office:value="0" table:formula="of:=[.C97]-[.J9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306020101001</text:p>
          </table:table-cell>
          <table:table-cell office:value-type="string" table:style-name="ce17">
            <text:p>RESULTADOS ACUMULADOS PROVENIENTES DE LA ADOPCION POR PRIMERA VEZ</text:p>
          </table:table-cell>
          <table:table-cell office:value-type="float" office:value="971338.87" table:style-name="ce18">
            <text:p><text:s/>971.338,87<text:s/></text:p>
          </table:table-cell>
          <table:table-cell office:value-type="string" table:style-name="ce8">
            <text:p>614</text:p>
          </table:table-cell>
          <table:table-cell office:value-type="string" table:style-name="ce9">
            <text:p>RESULTADOS ACUMULADOS POR ADOPCION POR PRIMERA VEZ DE LAS NIFF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971338.87" table:style-name="ce11">
            <text:p><text:s/>971.338,87<text:s/></text:p>
          </table:table-cell>
          <table:table-cell office:value-type="float" office:value="0" table:formula="of:=[.C98]-[.J9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305040101001</text:p>
          </table:table-cell>
          <table:table-cell office:value-type="string" table:style-name="ce17">
            <text:p>PERDIDAS Y GANANCIAS ACTUARIALES RECONOCIDAS ORI</text:p>
          </table:table-cell>
          <table:table-cell office:value-type="float" office:value="64643.040000000001" table:style-name="ce18">
            <text:p><text:s/>64.643,04<text:s/></text:p>
          </table:table-cell>
          <table:table-cell office:value-type="string" table:style-name="ce8">
            <text:p>621</text:p>
          </table:table-cell>
          <table:table-cell office:value-type="string" table:style-name="ce9">
            <text:p>GANANCIAS Y PERDIDAS ACUMULADAS POR INVERSIONES EN INSTRUMENTO DE PATRIMON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4643.040000000001" table:style-name="ce11">
            <text:p><text:s/>64.643,04<text:s/></text:p>
          </table:table-cell>
          <table:table-cell office:value-type="float" office:value="0" table:formula="of:=[.C99]-[.J9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306010101003</text:p>
          </table:table-cell>
          <table:table-cell office:value-type="string" table:style-name="ce6">
            <text:p>CORRECCION DE RESULTADOS A</text:p>
          </table:table-cell>
          <table:table-cell office:value-type="float" office:value="284904.99" table:style-name="ce24">
            <text:p><text:s/>284.904,99<text:s/></text:p>
          </table:table-cell>
          <table:table-cell office:value-type="string" table:number-columns-spanned="1" table:number-rows-spanned="2" table:style-name="ce35">
            <text:p>623</text:p>
          </table:table-cell>
          <table:table-cell office:value-type="string" table:number-columns-spanned="1" table:number-rows-spanned="2" table:style-name="ce36">
            <text:p>GANANCIA Y PERDIDA ACTUARIALES ACUMULADAS</text:p>
          </table:table-cell>
          <table:table-cell table:number-columns-spanned="1" table:number-rows-spanned="2" table:style-name="ce37"/>
          <table:table-cell table:number-columns-repeated="3" table:style-name="ce10"/>
          <table:table-cell office:value-type="float" office:value="284904.99" table:style-name="ce10">
            <text:p><text:s/>284.904,99<text:s/></text:p>
          </table:table-cell>
          <table:table-cell office:value-type="float" office:value="0" table:formula="of:=[.C100]-[.J100]" table:style-name="ce10">
            <text:p><text:s/>-<text:s/></text:p>
          </table:table-cell>
          <table:table-cell table:style-name="ce25"/>
          <table:table-cell table:number-columns-repeated="16372"/>
        </table:table-row>
        <table:table-row table:style-name="ro2">
          <table:table-cell office:value-type="string" table:style-name="ce13">
            <text:p>305040101002</text:p>
          </table:table-cell>
          <table:table-cell office:value-type="string" table:style-name="ce14">
            <text:p>GASTO POR IMPUESTO A LA GANANCIA DIFERIDO</text:p>
          </table:table-cell>
          <table:table-cell office:value-type="float" office:value="-18297.89" table:style-name="ce26">
            <text:p><text:s/>-18.297,89<text:s/></text:p>
          </table:table-cell>
          <table:covered-table-cell/>
          <table:covered-table-cell/>
          <table:covered-table-cell/>
          <table:table-cell table:number-columns-repeated="3" table:style-name="ce10"/>
          <table:table-cell office:value-type="float" office:value="-18297.89" table:style-name="ce10">
            <text:p><text:s/>-18.297,89<text:s/></text:p>
          </table:table-cell>
          <table:table-cell office:value-type="float" office:value="0" table:formula="of:=[.C101]-[.J101]" table:style-name="ce10">
            <text:p><text:s/>-<text:s/></text:p>
          </table:table-cell>
          <table:table-cell table:style-name="ce25"/>
          <table:table-cell table:number-columns-repeated="16372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27"/>
          <table:table-cell table:number-columns-repeated="2" table:style-name="ce28"/>
          <table:table-cell table:style-name="ce10"/>
          <table:table-cell table:number-columns-repeated="4" table:style-name="ce11"/>
          <table:table-cell table:number-columns-repeated="16373" table:style-name="ce1"/>
        </table:table-row>
        <table:table-row table:style-name="ro2">
          <table:table-cell office:value-type="string" table:style-name="ce16">
            <text:p>410101010009</text:p>
          </table:table-cell>
          <table:table-cell office:value-type="string" table:style-name="ce17">
            <text:p>VENTA CAJA DE CAMARON</text:p>
          </table:table-cell>
          <table:table-cell office:value-type="float" office:value="0" table:style-name="ce18">
            <text:p><text:s/>-<text:s/></text:p>
          </table:table-cell>
          <table:table-cell office:value-type="string" table:style-name="ce8">
            <text:p>6001</text:p>
          </table:table-cell>
          <table:table-cell office:value-type="string" table:style-name="ce9">
            <text:p>INGRESOS DE ACTIVIDADES ORDINARIA GRAVADAS CON TARIFA DIFERENTE A CER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410101010008</text:p>
          </table:table-cell>
          <table:table-cell office:value-type="string" table:style-name="ce6">
            <text:p>VENTA AGENDAS</text:p>
          </table:table-cell>
          <table:table-cell office:value-type="float" office:value="12303.66" table:style-name="ce7">
            <text:p><text:s/>12.303,66<text:s/></text:p>
          </table:table-cell>
          <table:table-cell office:value-type="string" table:number-columns-spanned="1" table:number-rows-spanned="16" table:style-name="ce32">
            <text:p>6003</text:p>
          </table:table-cell>
          <table:table-cell office:value-type="string" table:number-columns-spanned="1" table:number-rows-spanned="16" table:style-name="ce33">
            <text:p>INGRESOS DE ACTIVIDADES ORDINARIA GRAVADAS CON TARIFA CERO</text:p>
          </table:table-cell>
          <table:table-cell table:number-columns-spanned="1" table:number-rows-spanned="16" table:style-name="ce34"/>
          <table:table-cell table:style-name="ce10"/>
          <table:table-cell table:number-columns-repeated="2" table:style-name="ce11"/>
          <table:table-cell office:value-type="float" office:value="13247.16" table:style-name="ce11">
            <text:p><text:s/>13.247,16<text:s/></text:p>
          </table:table-cell>
          <table:table-cell office:value-type="float" office:value="-943.5" table:formula="of:=[.C104]-[.J104]" table:style-name="ce11">
            <text:p><text:s/>-943,5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2</text:p>
          </table:table-cell>
          <table:table-cell office:value-type="string" table:style-name="ce1">
            <text:p>VENTA CAJAS</text:p>
          </table:table-cell>
          <table:table-cell office:value-type="float" office:value="1724196.95" table:style-name="ce11">
            <text:p><text:s/>1.724.196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83351.63" table:style-name="ce11">
            <text:p><text:s/>1.783.351,63<text:s/></text:p>
          </table:table-cell>
          <table:table-cell office:value-type="float" office:value="-59154.679999999935" table:formula="of:=[.C105]-[.J105]" table:style-name="ce11">
            <text:p><text:s/>-59.154,6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9</text:p>
          </table:table-cell>
          <table:table-cell office:value-type="string" table:style-name="ce1">
            <text:p>VENTA CAJAS DE CAMARON</text:p>
          </table:table-cell>
          <table:table-cell office:value-type="float" office:value="9148433.3499999996" table:style-name="ce11">
            <text:p><text:s/>9.148.433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862456.77" table:style-name="ce11">
            <text:p><text:s/>14.862.456,77<text:s/></text:p>
          </table:table-cell>
          <table:table-cell office:value-type="float" office:value="-5714023.4199999999" table:formula="of:=[.C106]-[.J106]" table:style-name="ce11">
            <text:p><text:s/>-5.714.023,42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14</text:p>
          </table:table-cell>
          <table:table-cell office:value-type="string" table:style-name="ce1">
            <text:p>VENTA CAJAS DE SEGUNDA</text:p>
          </table:table-cell>
          <table:table-cell office:value-type="float" office:value="67212.67" table:style-name="ce11">
            <text:p><text:s/>67.212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386.600000000006" table:style-name="ce11">
            <text:p><text:s/>67.386,60<text:s/></text:p>
          </table:table-cell>
          <table:table-cell office:value-type="float" office:value="-173.93000000000757" table:formula="of:=[.C107]-[.J107]" table:style-name="ce11">
            <text:p><text:s/>-173,93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31</text:p>
          </table:table-cell>
          <table:table-cell office:value-type="string" table:style-name="ce1">
            <text:p>VENTA CONGELADOS CANASTILLAS</text:p>
          </table:table-cell>
          <table:table-cell office:value-type="float" office:value="1789238.64" table:style-name="ce11">
            <text:p><text:s/>1.789.238,6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61345.64" table:style-name="ce11">
            <text:p><text:s/>1.861.345,64<text:s/></text:p>
          </table:table-cell>
          <table:table-cell office:value-type="float" office:value="-72107" table:formula="of:=[.C108]-[.J108]" table:style-name="ce11">
            <text:p><text:s/>-72.107,0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32</text:p>
          </table:table-cell>
          <table:table-cell office:value-type="string" table:style-name="ce1">
            <text:p>VENTA CONGELADOS OTROS</text:p>
          </table:table-cell>
          <table:table-cell office:value-type="float" office:value="458233.53" table:style-name="ce11">
            <text:p><text:s/>458.233,5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58233.53" table:style-name="ce11">
            <text:p><text:s/>458.233,53<text:s/></text:p>
          </table:table-cell>
          <table:table-cell office:value-type="float" office:value="0" table:formula="of:=[.C109]-[.J10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1</text:p>
          </table:table-cell>
          <table:table-cell office:value-type="string" table:style-name="ce1">
            <text:p>VENTA ETIQUETAS</text:p>
          </table:table-cell>
          <table:table-cell office:value-type="float" office:value="478657.57" table:style-name="ce11">
            <text:p><text:s/>478.657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95859.05" table:style-name="ce11">
            <text:p><text:s/>495.859,05<text:s/></text:p>
          </table:table-cell>
          <table:table-cell office:value-type="float" office:value="-17201.479999999981" table:formula="of:=[.C110]-[.J110]" table:style-name="ce11">
            <text:p><text:s/>-17.201,4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5</text:p>
          </table:table-cell>
          <table:table-cell office:value-type="string" table:style-name="ce1">
            <text:p>VENTA FOLLETOS</text:p>
          </table:table-cell>
          <table:table-cell office:value-type="float" office:value="29241.3" table:style-name="ce11">
            <text:p><text:s/>29.241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879.339999999997" table:style-name="ce11">
            <text:p><text:s/>32.879,34<text:s/></text:p>
          </table:table-cell>
          <table:table-cell office:value-type="float" office:value="-3638.0399999999972" table:formula="of:=[.C111]-[.J111]" table:style-name="ce11">
            <text:p><text:s/>-3.638,04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7</text:p>
          </table:table-cell>
          <table:table-cell office:value-type="string" table:style-name="ce1">
            <text:p>VENTA LIBROS</text:p>
          </table:table-cell>
          <table:table-cell office:value-type="float" office:value="928" table:style-name="ce11">
            <text:p><text:s/>928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28" table:style-name="ce11">
            <text:p><text:s/>928,00<text:s/></text:p>
          </table:table-cell>
          <table:table-cell office:value-type="float" office:value="0" table:formula="of:=[.C112]-[.J11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13</text:p>
          </table:table-cell>
          <table:table-cell office:value-type="string" table:style-name="ce1">
            <text:p>VENTA MAT. PRIMA, EMPAQ, SUMINISTROS<text:s text:c="34"/></text:p>
          </table:table-cell>
          <table:table-cell office:value-type="float" office:value="1123.3" table:style-name="ce11">
            <text:p><text:s/>1.123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74.5" table:style-name="ce11">
            <text:p><text:s/>3.674,50<text:s/></text:p>
          </table:table-cell>
          <table:table-cell office:value-type="float" office:value="-2551.1999999999998" table:formula="of:=[.C113]-[.J113]" table:style-name="ce11">
            <text:p><text:s/>-2.551,20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3</text:p>
          </table:table-cell>
          <table:table-cell office:value-type="string" table:style-name="ce1">
            <text:p>VENTA MATERIAL POP<text:s text:c="52"/></text:p>
          </table:table-cell>
          <table:table-cell office:value-type="float" office:value="174678.6" table:style-name="ce11">
            <text:p><text:s/>174.678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0854.28" table:style-name="ce11">
            <text:p><text:s/>190.854,28<text:s/></text:p>
          </table:table-cell>
          <table:table-cell office:value-type="float" office:value="-16175.679999999993" table:formula="of:=[.C114]-[.J114]" table:style-name="ce11">
            <text:p><text:s/>-16.175,68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4</text:p>
          </table:table-cell>
          <table:table-cell office:value-type="string" table:style-name="ce1">
            <text:p>VENTA PAPELERIA<text:s text:c="55"/></text:p>
          </table:table-cell>
          <table:table-cell office:value-type="float" office:value="27223.23" table:style-name="ce11">
            <text:p><text:s/>27.223,2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352.35" table:style-name="ce11">
            <text:p><text:s/>27.352,35<text:s/></text:p>
          </table:table-cell>
          <table:table-cell office:value-type="float" office:value="-129.11999999999898" table:formula="of:=[.C115]-[.J115]" table:style-name="ce11">
            <text:p><text:s/>-129,12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30</text:p>
          </table:table-cell>
          <table:table-cell office:value-type="string" table:style-name="ce1">
            <text:p>VENTA DE PRODUCTOS DE TERCERO</text:p>
          </table:table-cell>
          <table:table-cell office:value-type="float" office:value="693" table:style-name="ce11">
            <text:p><text:s/>693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93" table:style-name="ce11">
            <text:p><text:s/>693,00<text:s/></text:p>
          </table:table-cell>
          <table:table-cell office:value-type="float" office:value="0" table:formula="of:=[.C116]-[.J1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11</text:p>
          </table:table-cell>
          <table:table-cell office:value-type="string" table:style-name="ce1">
            <text:p>VENTA DE PRODUCTOS RECICLAJE</text:p>
          </table:table-cell>
          <table:table-cell office:value-type="float" office:value="603.87" table:style-name="ce11">
            <text:p><text:s/>603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3.87" table:style-name="ce11">
            <text:p><text:s/>603,87<text:s/></text:p>
          </table:table-cell>
          <table:table-cell office:value-type="float" office:value="0" table:formula="of:=[.C117]-[.J1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6</text:p>
          </table:table-cell>
          <table:table-cell office:value-type="string" table:style-name="ce1">
            <text:p>VENTA DE REVISTA</text:p>
          </table:table-cell>
          <table:table-cell office:value-type="float" office:value="2741.4" table:style-name="ce11">
            <text:p><text:s/>2.741,4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41.4" table:style-name="ce11">
            <text:p><text:s/>2.741,40<text:s/></text:p>
          </table:table-cell>
          <table:table-cell office:value-type="float" office:value="0" table:formula="of:=[.C118]-[.J1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410101010012</text:p>
          </table:table-cell>
          <table:table-cell office:value-type="string" table:style-name="ce14">
            <text:p>VENTA CORRUGADOS</text:p>
          </table:table-cell>
          <table:table-cell office:value-type="float" office:value="869033.88" table:style-name="ce15">
            <text:p><text:s/>869.033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58547.88" table:style-name="ce11">
            <text:p><text:s/>958.547,88<text:s/></text:p>
          </table:table-cell>
          <table:table-cell office:value-type="float" office:value="-89514" table:formula="of:=[.C119]-[.J119]" table:style-name="ce11">
            <text:p><text:s/>-89.514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2010001</text:p>
          </table:table-cell>
          <table:table-cell office:value-type="string" table:style-name="ce1">
            <text:p>VENTAS DE DE FLETES LOCALES Y OTROS SERVICIO</text:p>
          </table:table-cell>
          <table:table-cell office:value-type="float" office:value="1051.27" table:style-name="ce11">
            <text:p><text:s/>1.051,27<text:s/></text:p>
          </table:table-cell>
          <table:table-cell office:value-type="string" table:style-name="ce8">
            <text:p>6007</text:p>
          </table:table-cell>
          <table:table-cell office:value-type="string" table:style-name="ce9">
            <text:p>PRESTACION LOCAL DE SERVICIOS GRAVADOS CON TARIFA 0%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192.4399999999996" table:style-name="ce11">
            <text:p><text:s/>5.192,44<text:s/></text:p>
          </table:table-cell>
          <table:table-cell office:value-type="float" office:value="-4141.17" table:formula="of:=[.C120]-[.J120]" table:style-name="ce11">
            <text:p><text:s/>-4.141,1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10</text:p>
          </table:table-cell>
          <table:table-cell office:value-type="string" table:style-name="ce1">
            <text:p>VENTA DE CAJA CAMARON EXPORTACION</text:p>
          </table:table-cell>
          <table:table-cell office:value-type="float" office:value="1382505.75" table:style-name="ce11">
            <text:p><text:s/>1.382.505,75<text:s/></text:p>
          </table:table-cell>
          <table:table-cell office:value-type="string" table:number-columns-spanned="1" table:number-rows-spanned="3" table:style-name="ce32">
            <text:p>6009</text:p>
          </table:table-cell>
          <table:table-cell office:value-type="string" table:number-columns-spanned="1" table:number-rows-spanned="3" table:style-name="ce33">
            <text:p>VENTA DE BIENES DE EXPORTACIONES NETA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1409860.56" table:style-name="ce11">
            <text:p><text:s/>1.409.860,56<text:s/></text:p>
          </table:table-cell>
          <table:table-cell office:value-type="float" office:value="-27354.810000000056" table:formula="of:=[.C121]-[.J121]" table:style-name="ce11">
            <text:p><text:s/>-27.354,8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3</text:p>
          </table:table-cell>
          <table:table-cell office:value-type="string" table:style-name="ce1">
            <text:p>VENTA DE EXPORTACION PRODUCTOS DE RECICLAJE</text:p>
          </table:table-cell>
          <table:table-cell office:value-type="float" office:value="3783.67" table:style-name="ce11">
            <text:p><text:s/>3.783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783.67" table:style-name="ce11">
            <text:p><text:s/>3.783,67<text:s/></text:p>
          </table:table-cell>
          <table:table-cell office:value-type="float" office:value="0" table:formula="of:=[.C122]-[.J1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1</text:p>
          </table:table-cell>
          <table:table-cell office:value-type="string" table:style-name="ce1">
            <text:p>VENTA DE PRODUCTOS DE TECERO EXPORTACION</text:p>
          </table:table-cell>
          <table:table-cell office:value-type="float" office:value="565941.9" table:style-name="ce11">
            <text:p><text:s/>565.941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67101.52" table:style-name="ce11">
            <text:p><text:s/>567.101,52<text:s/></text:p>
          </table:table-cell>
          <table:table-cell office:value-type="float" office:value="-1159.6199999999953" table:formula="of:=[.C123]-[.J123]" table:style-name="ce11">
            <text:p><text:s/>-1.159,6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2</text:p>
          </table:table-cell>
          <table:table-cell office:value-type="string" table:style-name="ce1">
            <text:p>VENTA DE FELETES Y OTROS SERVICIO</text:p>
          </table:table-cell>
          <table:table-cell office:value-type="float" office:value="96785" table:style-name="ce11">
            <text:p><text:s/>96.785,00<text:s/></text:p>
          </table:table-cell>
          <table:table-cell office:value-type="string" table:style-name="ce8">
            <text:p>6011</text:p>
          </table:table-cell>
          <table:table-cell office:value-type="string" table:style-name="ce9">
            <text:p>VENTA DE EXPORTACIONES DE SERVIC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96795" table:style-name="ce11">
            <text:p><text:s/>96.795,00<text:s/></text:p>
          </table:table-cell>
          <table:table-cell office:value-type="float" office:value="-10" table:formula="of:=[.C124]-[.J124]" table:style-name="ce11">
            <text:p><text:s/>-10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30013</text:p>
          </table:table-cell>
          <table:table-cell office:value-type="string" table:style-name="ce1">
            <text:p>INGRESO POR REEMBOLSO</text:p>
          </table:table-cell>
          <table:table-cell office:value-type="float" office:value="4081.51" table:style-name="ce11">
            <text:p><text:s/>4.081,51<text:s/></text:p>
          </table:table-cell>
          <table:table-cell office:value-type="string" table:style-name="ce8">
            <text:p>6115</text:p>
          </table:table-cell>
          <table:table-cell office:value-type="string" table:style-name="ce9">
            <text:p>INTERESES CON INSTITUCIONES FINANCIER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613.95" table:style-name="ce11">
            <text:p><text:s/>3.613,95<text:s/></text:p>
          </table:table-cell>
          <table:table-cell office:value-type="float" office:value="467.5600000000004" table:formula="of:=[.C125]-[.J125]" table:style-name="ce11">
            <text:p><text:s/>467,56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29">
            <text:p>6999</text:p>
          </table:table-cell>
          <table:table-cell office:value-type="string" table:style-name="ce22">
            <text:p>TOTAL INGRESOS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126]-[.J1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2</text:p>
          </table:table-cell>
          <table:table-cell office:value-type="string" table:style-name="ce1">
            <text:p>BONIFICACIONES PLANTA INDIRECTOS</text:p>
          </table:table-cell>
          <table:table-cell office:value-type="float" office:value="15000" table:style-name="ce11">
            <text:p><text:s/>15.000,00<text:s/></text:p>
          </table:table-cell>
          <table:table-cell office:value-type="string" table:number-columns-spanned="1" table:number-rows-spanned="5" table:style-name="ce32">
            <text:p>7040</text:p>
          </table:table-cell>
          <table:table-cell office:value-type="string" table:number-columns-spanned="1" table:number-rows-spanned="5" table:style-name="ce33">
            <text:p>SUELDOS Y SALARIOS Y DEMAS REMUNERACIONES QUE CONSTITUYEN MATERIA GRAVADA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5000" table:style-name="ce11">
            <text:p><text:s/>15.000,00<text:s/></text:p>
          </table:table-cell>
          <table:table-cell office:value-type="float" office:value="0" table:formula="of:=[.C127]-[.J1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2</text:p>
          </table:table-cell>
          <table:table-cell office:value-type="string" table:style-name="ce1">
            <text:p>SOBRETIEMPOS</text:p>
          </table:table-cell>
          <table:table-cell office:value-type="float" office:value="60638.27" table:style-name="ce11">
            <text:p><text:s/>60.638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639.38" table:style-name="ce11">
            <text:p><text:s/>60.639,38<text:s/></text:p>
          </table:table-cell>
          <table:table-cell office:value-type="float" office:value="-1.1100000000005821" table:formula="of:=[.C128]-[.J128]" table:style-name="ce11">
            <text:p><text:s/>-1,1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2</text:p>
          </table:table-cell>
          <table:table-cell office:value-type="string" table:style-name="ce1">
            <text:p>SOBRETIEMPOS</text:p>
          </table:table-cell>
          <table:table-cell office:value-type="float" office:value="181060.7" table:style-name="ce11">
            <text:p><text:s/>181.060,7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1060.7" table:style-name="ce11">
            <text:p><text:s/>181.060,70<text:s/></text:p>
          </table:table-cell>
          <table:table-cell office:value-type="float" office:value="0" table:formula="of:=[.C129]-[.J1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1</text:p>
          </table:table-cell>
          <table:table-cell office:value-type="string" table:style-name="ce1">
            <text:p>SUELDO</text:p>
          </table:table-cell>
          <table:table-cell office:value-type="float" office:value="241718.91" table:style-name="ce11">
            <text:p><text:s/>241.718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1718.91" table:style-name="ce11">
            <text:p><text:s/>241.718,91<text:s/></text:p>
          </table:table-cell>
          <table:table-cell office:value-type="float" office:value="0" table:formula="of:=[.C130]-[.J1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1</text:p>
          </table:table-cell>
          <table:table-cell office:value-type="string" table:style-name="ce1">
            <text:p>SUELDO</text:p>
          </table:table-cell>
          <table:table-cell office:value-type="float" office:value="419891.32" table:style-name="ce11">
            <text:p><text:s/>419.891,3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9891.32" table:style-name="ce11">
            <text:p><text:s/>419.891,32<text:s/></text:p>
          </table:table-cell>
          <table:table-cell office:value-type="float" office:value="0" table:formula="of:=[.C131]-[.J1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10</text:p>
          </table:table-cell>
          <table:table-cell office:value-type="string" table:style-name="ce1">
            <text:p>BONIFICACIONES VOLUNTARIAS ADMINISTRACION</text:p>
          </table:table-cell>
          <table:table-cell office:value-type="float" office:value="372.5" table:style-name="ce11">
            <text:p><text:s/>372,50<text:s/></text:p>
          </table:table-cell>
          <table:table-cell office:value-type="string" table:number-columns-spanned="1" table:number-rows-spanned="7" table:style-name="ce32">
            <text:p>7041</text:p>
          </table:table-cell>
          <table:table-cell office:value-type="string" table:number-columns-spanned="1" table:number-rows-spanned="7" table:style-name="ce33">
            <text:p>SUELDOS Y SALARIOS Y DEMAS REMUNERACIONES QUE CONSTITUYEN MATERIA GRAVADA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372.5" table:style-name="ce11">
            <text:p><text:s/>372,50<text:s/></text:p>
          </table:table-cell>
          <table:table-cell office:value-type="float" office:value="0" table:formula="of:=[.C132]-[.J13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11</text:p>
          </table:table-cell>
          <table:table-cell office:value-type="string" table:style-name="ce1">
            <text:p>BONIFICACIONES VOLUNTARIAS VENTAS</text:p>
          </table:table-cell>
          <table:table-cell office:value-type="float" office:value="24821" table:style-name="ce11">
            <text:p><text:s/>24.821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821" table:style-name="ce11">
            <text:p><text:s/>24.821,00<text:s/></text:p>
          </table:table-cell>
          <table:table-cell office:value-type="float" office:value="0" table:formula="of:=[.C133]-[.J13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3</text:p>
          </table:table-cell>
          <table:table-cell office:value-type="string" table:style-name="ce1">
            <text:p>COMISIONES</text:p>
          </table:table-cell>
          <table:table-cell office:value-type="float" office:value="66389.679999999993" table:style-name="ce11">
            <text:p><text:s/>66.389,6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6389.679999999993" table:style-name="ce11">
            <text:p><text:s/>66.389,68<text:s/></text:p>
          </table:table-cell>
          <table:table-cell office:value-type="float" office:value="0" table:formula="of:=[.C134]-[.J13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2</text:p>
          </table:table-cell>
          <table:table-cell office:value-type="string" table:style-name="ce1">
            <text:p>SOBRETIEMPOS</text:p>
          </table:table-cell>
          <table:table-cell office:value-type="float" office:value="7389.93" table:style-name="ce11">
            <text:p><text:s/>7.389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389.93" table:style-name="ce11">
            <text:p><text:s/>7.389,93<text:s/></text:p>
          </table:table-cell>
          <table:table-cell office:value-type="float" office:value="0" table:formula="of:=[.C135]-[.J13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2</text:p>
          </table:table-cell>
          <table:table-cell office:value-type="string" table:style-name="ce1">
            <text:p>SOBRETIEMPOS</text:p>
          </table:table-cell>
          <table:table-cell office:value-type="float" office:value="10455.129999999999" table:style-name="ce11">
            <text:p><text:s/>10.455,1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455.129999999999" table:style-name="ce11">
            <text:p><text:s/>10.455,13<text:s/></text:p>
          </table:table-cell>
          <table:table-cell office:value-type="float" office:value="0" table:formula="of:=[.C136]-[.J13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1</text:p>
          </table:table-cell>
          <table:table-cell office:value-type="string" table:style-name="ce1">
            <text:p>SUELDOS</text:p>
          </table:table-cell>
          <table:table-cell office:value-type="float" office:value="246110.74" table:style-name="ce11">
            <text:p><text:s/>246.110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6110.74" table:style-name="ce11">
            <text:p><text:s/>246.110,74<text:s/></text:p>
          </table:table-cell>
          <table:table-cell office:value-type="float" office:value="0" table:formula="of:=[.C137]-[.J13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1</text:p>
          </table:table-cell>
          <table:table-cell office:value-type="string" table:style-name="ce1">
            <text:p>SUELDOS</text:p>
          </table:table-cell>
          <table:table-cell office:value-type="float" office:value="163375.78" table:style-name="ce11">
            <text:p><text:s/>163.375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63375.78" table:style-name="ce11">
            <text:p><text:s/>163.375,78<text:s/></text:p>
          </table:table-cell>
          <table:table-cell office:value-type="float" office:value="0" table:formula="of:=[.C138]-[.J13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7</text:p>
          </table:table-cell>
          <table:table-cell office:value-type="string" table:style-name="ce1">
            <text:p>DECIMO CUARTO SUELDO</text:p>
          </table:table-cell>
          <table:table-cell office:value-type="float" office:value="12372.65" table:style-name="ce11">
            <text:p><text:s/>12.372,65<text:s/></text:p>
          </table:table-cell>
          <table:table-cell office:value-type="string" table:number-columns-spanned="1" table:number-rows-spanned="6" table:style-name="ce32">
            <text:p>7043</text:p>
          </table:table-cell>
          <table:table-cell office:value-type="string" table:number-columns-spanned="1" table:number-rows-spanned="6" table:style-name="ce33">
            <text:p>BENEFICIO SOCIALES, INDEMNIZACIONES Y OTRAS REMUNERACIONE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12394.91" table:style-name="ce11">
            <text:p><text:s/>12.394,91<text:s/></text:p>
          </table:table-cell>
          <table:table-cell office:value-type="float" office:value="-22.260000000000218" table:formula="of:=[.C139]-[.J139]" table:style-name="ce11">
            <text:p><text:s/>-22,2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7</text:p>
          </table:table-cell>
          <table:table-cell office:value-type="string" table:style-name="ce1">
            <text:p>DECIMO CUARTO SUELDO</text:p>
          </table:table-cell>
          <table:table-cell office:value-type="float" office:value="32103.48" table:style-name="ce11">
            <text:p><text:s/>32.103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103.48" table:style-name="ce11">
            <text:p><text:s/>32.103,48<text:s/></text:p>
          </table:table-cell>
          <table:table-cell office:value-type="float" office:value="0" table:formula="of:=[.C140]-[.J14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6</text:p>
          </table:table-cell>
          <table:table-cell office:value-type="string" table:style-name="ce1">
            <text:p>DECIMO TERCER SUELDO</text:p>
          </table:table-cell>
          <table:table-cell office:value-type="float" office:value="26451.75" table:style-name="ce11">
            <text:p><text:s/>26.451,7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451.75" table:style-name="ce11">
            <text:p><text:s/>26.451,75<text:s/></text:p>
          </table:table-cell>
          <table:table-cell office:value-type="float" office:value="0" table:formula="of:=[.C141]-[.J14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6</text:p>
          </table:table-cell>
          <table:table-cell office:value-type="string" table:style-name="ce1">
            <text:p>DECIMO TERCER SUELDO</text:p>
          </table:table-cell>
          <table:table-cell office:value-type="float" office:value="50034.43" table:style-name="ce11">
            <text:p><text:s/>50.034,4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034.43" table:style-name="ce11">
            <text:p><text:s/>50.034,43<text:s/></text:p>
          </table:table-cell>
          <table:table-cell office:value-type="float" office:value="0" table:formula="of:=[.C142]-[.J14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8</text:p>
          </table:table-cell>
          <table:table-cell office:value-type="string" table:style-name="ce1">
            <text:p>VACACIONES</text:p>
          </table:table-cell>
          <table:table-cell office:value-type="float" office:value="30225.8" table:style-name="ce11">
            <text:p><text:s/>30.225,8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225.8" table:style-name="ce11">
            <text:p><text:s/>30.225,80<text:s/></text:p>
          </table:table-cell>
          <table:table-cell office:value-type="float" office:value="0" table:formula="of:=[.C143]-[.J14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8</text:p>
          </table:table-cell>
          <table:table-cell office:value-type="string" table:style-name="ce1">
            <text:p>VACACIONES</text:p>
          </table:table-cell>
          <table:table-cell office:value-type="float" office:value="50088.59" table:style-name="ce11">
            <text:p><text:s/>50.088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239.08" table:style-name="ce11">
            <text:p><text:s/>50.239,08<text:s/></text:p>
          </table:table-cell>
          <table:table-cell office:value-type="float" office:value="-150.49000000000524" table:formula="of:=[.C144]-[.J144]" table:style-name="ce11">
            <text:p><text:s/>-150,49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6</text:p>
          </table:table-cell>
          <table:table-cell office:value-type="string" table:style-name="ce1">
            <text:p>DECIMO CUARTO SUELDO</text:p>
          </table:table-cell>
          <table:table-cell office:value-type="float" office:value="8920.2099999999991" table:style-name="ce11">
            <text:p><text:s/>8.920,21<text:s/></text:p>
          </table:table-cell>
          <table:table-cell office:value-type="string" table:number-columns-spanned="1" table:number-rows-spanned="7" table:style-name="ce32">
            <text:p>7044</text:p>
          </table:table-cell>
          <table:table-cell office:value-type="string" table:number-columns-spanned="1" table:number-rows-spanned="7" table:style-name="ce33">
            <text:p>BENEFICIO SOCIALES, INDEMNIZACIONES Y OTRAS REMUNERACIONE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9253.5300000000007" table:style-name="ce11">
            <text:p><text:s/>9.253,53<text:s/></text:p>
          </table:table-cell>
          <table:table-cell office:value-type="float" office:value="-333.32000000000153" table:formula="of:=[.C145]-[.J145]" table:style-name="ce11">
            <text:p><text:s/>-333,3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7</text:p>
          </table:table-cell>
          <table:table-cell office:value-type="string" table:style-name="ce1">
            <text:p>DECIMO CUARTO SUELDO</text:p>
          </table:table-cell>
          <table:table-cell office:value-type="float" office:value="5850.55" table:style-name="ce11">
            <text:p><text:s/>5.850,5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850.55" table:style-name="ce11">
            <text:p><text:s/>5.850,55<text:s/></text:p>
          </table:table-cell>
          <table:table-cell office:value-type="float" office:value="0" table:formula="of:=[.C146]-[.J14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5</text:p>
          </table:table-cell>
          <table:table-cell office:value-type="string" table:style-name="ce1">
            <text:p>DECIMO TERCER SUELDO</text:p>
          </table:table-cell>
          <table:table-cell office:value-type="float" office:value="21003.46" table:style-name="ce11">
            <text:p><text:s/>21.003,4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003.46" table:style-name="ce11">
            <text:p><text:s/>21.003,46<text:s/></text:p>
          </table:table-cell>
          <table:table-cell office:value-type="float" office:value="0" table:formula="of:=[.C147]-[.J14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6</text:p>
          </table:table-cell>
          <table:table-cell office:value-type="string" table:style-name="ce1">
            <text:p>DECIMO TERCER SUELDO</text:p>
          </table:table-cell>
          <table:table-cell office:value-type="float" office:value="22075.5" table:style-name="ce11">
            <text:p><text:s/>22.075,5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075.5" table:style-name="ce11">
            <text:p><text:s/>22.075,50<text:s/></text:p>
          </table:table-cell>
          <table:table-cell office:value-type="float" office:value="0" table:formula="of:=[.C148]-[.J14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3</text:p>
          </table:table-cell>
          <table:table-cell office:value-type="string" table:style-name="ce1">
            <text:p>MOVILIZACION/TRANSPORTE DEL PERSONAL</text:p>
          </table:table-cell>
          <table:table-cell office:value-type="float" office:value="720" table:style-name="ce11">
            <text:p><text:s/>72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20" table:style-name="ce11">
            <text:p><text:s/>720,00<text:s/></text:p>
          </table:table-cell>
          <table:table-cell office:value-type="float" office:value="0" table:formula="of:=[.C149]-[.J14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7</text:p>
          </table:table-cell>
          <table:table-cell office:value-type="string" table:style-name="ce1">
            <text:p>VACACIONES</text:p>
          </table:table-cell>
          <table:table-cell office:value-type="float" office:value="29605.86" table:style-name="ce11">
            <text:p><text:s/>29.605,8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9605.86" table:style-name="ce11">
            <text:p><text:s/>29.605,86<text:s/></text:p>
          </table:table-cell>
          <table:table-cell office:value-type="float" office:value="0" table:formula="of:=[.C150]-[.J15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8</text:p>
          </table:table-cell>
          <table:table-cell office:value-type="string" table:style-name="ce1">
            <text:p>VACACIONES</text:p>
          </table:table-cell>
          <table:table-cell office:value-type="float" office:value="18253.599999999999" table:style-name="ce11">
            <text:p><text:s/>18.253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253.599999999999" table:style-name="ce11">
            <text:p><text:s/>18.253,60<text:s/></text:p>
          </table:table-cell>
          <table:table-cell office:value-type="float" office:value="0" table:formula="of:=[.C151]-[.J15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3</text:p>
          </table:table-cell>
          <table:table-cell office:value-type="string" table:style-name="ce1">
            <text:p>APORTE PATRONAL 12,15%</text:p>
          </table:table-cell>
          <table:table-cell office:value-type="float" office:value="38656.43" table:style-name="ce11">
            <text:p><text:s/>38.656,43<text:s/></text:p>
          </table:table-cell>
          <table:table-cell office:value-type="string" table:number-columns-spanned="1" table:number-rows-spanned="5" table:style-name="ce32">
            <text:p>7046</text:p>
          </table:table-cell>
          <table:table-cell office:value-type="string" table:number-columns-spanned="1" table:number-rows-spanned="5" table:style-name="ce33">
            <text:p>APORTE DE SEGURIDAD SOCIAL (INCLUYE FONDO DE RESERVA)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38662.400000000001" table:style-name="ce11">
            <text:p><text:s/>38.662,40<text:s/></text:p>
          </table:table-cell>
          <table:table-cell office:value-type="float" office:value="-5.9700000000011642" table:formula="of:=[.C152]-[.J152]" table:style-name="ce11">
            <text:p><text:s/>-5,9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3</text:p>
          </table:table-cell>
          <table:table-cell office:value-type="string" table:style-name="ce1">
            <text:p>APORTE PATRONAL 12,15%</text:p>
          </table:table-cell>
          <table:table-cell office:value-type="float" office:value="72983.27" table:style-name="ce11">
            <text:p><text:s/>72.983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2999.55" table:style-name="ce11">
            <text:p><text:s/>72.999,55<text:s/></text:p>
          </table:table-cell>
          <table:table-cell office:value-type="float" office:value="-16.279999999998836" table:formula="of:=[.C153]-[.J153]" table:style-name="ce11">
            <text:p><text:s/>-16,2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4</text:p>
          </table:table-cell>
          <table:table-cell office:value-type="string" table:style-name="ce1">
            <text:p>APORTE SEGURO DE SALUD TIEMPO PARCIAL</text:p>
          </table:table-cell>
          <table:table-cell office:value-type="float" office:value="27.06" table:style-name="ce11">
            <text:p><text:s/>27,0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.06" table:style-name="ce11">
            <text:p><text:s/>27,06<text:s/></text:p>
          </table:table-cell>
          <table:table-cell office:value-type="float" office:value="0" table:formula="of:=[.C154]-[.J15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5</text:p>
          </table:table-cell>
          <table:table-cell office:value-type="string" table:style-name="ce1">
            <text:p>FONDO <text:s/>DE RESERVA</text:p>
          </table:table-cell>
          <table:table-cell office:value-type="float" office:value="21173.19" table:style-name="ce11">
            <text:p><text:s/>21.173,1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247.53" table:style-name="ce11">
            <text:p><text:s/>21.247,53<text:s/></text:p>
          </table:table-cell>
          <table:table-cell office:value-type="float" office:value="-74.340000000000146" table:formula="of:=[.C155]-[.J155]" table:style-name="ce11">
            <text:p><text:s/>-74,3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5</text:p>
          </table:table-cell>
          <table:table-cell office:value-type="string" table:style-name="ce1">
            <text:p>FONDO DE RESERVA</text:p>
          </table:table-cell>
          <table:table-cell office:value-type="float" office:value="45872.35" table:style-name="ce11">
            <text:p><text:s/>45.872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5899.83" table:style-name="ce11">
            <text:p><text:s/>45.899,83<text:s/></text:p>
          </table:table-cell>
          <table:table-cell office:value-type="float" office:value="-27.480000000003201" table:formula="of:=[.C156]-[.J156]" table:style-name="ce11">
            <text:p><text:s/>-27,4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3</text:p>
          </table:table-cell>
          <table:table-cell office:value-type="string" table:style-name="ce1">
            <text:p>APORTE PATRONAL 12,15%</text:p>
          </table:table-cell>
          <table:table-cell office:value-type="float" office:value="31280.38" table:style-name="ce11">
            <text:p><text:s/>31.280,38<text:s/></text:p>
          </table:table-cell>
          <table:table-cell office:value-type="string" table:number-columns-spanned="1" table:number-rows-spanned="4" table:style-name="ce32">
            <text:p>7047</text:p>
          </table:table-cell>
          <table:table-cell office:value-type="string" table:number-columns-spanned="1" table:number-rows-spanned="4" table:style-name="ce33">
            <text:p>APORTE DE SEGURIDAD SOCIAL (INCLUYE FONDO DE RESERVA)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31280.560000000001" table:style-name="ce11">
            <text:p><text:s/>31.280,56<text:s/></text:p>
          </table:table-cell>
          <table:table-cell office:value-type="float" office:value="-0.18000000000029104" table:formula="of:=[.C157]-[.J157]" table:style-name="ce11">
            <text:p><text:s/>-0,1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4</text:p>
          </table:table-cell>
          <table:table-cell office:value-type="string" table:style-name="ce1">
            <text:p>APORTE PATRONAL 12,15%</text:p>
          </table:table-cell>
          <table:table-cell office:value-type="float" office:value="32258.67" table:style-name="ce11">
            <text:p><text:s/>32.258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258.67" table:style-name="ce11">
            <text:p><text:s/>32.258,67<text:s/></text:p>
          </table:table-cell>
          <table:table-cell office:value-type="float" office:value="0" table:formula="of:=[.C158]-[.J15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4</text:p>
          </table:table-cell>
          <table:table-cell office:value-type="string" table:style-name="ce1">
            <text:p>FONDO <text:s/>DE RESERVA</text:p>
          </table:table-cell>
          <table:table-cell office:value-type="float" office:value="17960.490000000002" table:style-name="ce11">
            <text:p><text:s/>17.960,4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974.650000000001" table:style-name="ce11">
            <text:p><text:s/>17.974,65<text:s/></text:p>
          </table:table-cell>
          <table:table-cell office:value-type="float" office:value="-14.159999999999854" table:formula="of:=[.C159]-[.J159]" table:style-name="ce11">
            <text:p><text:s/>-14,1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5</text:p>
          </table:table-cell>
          <table:table-cell office:value-type="string" table:style-name="ce1">
            <text:p>FONDO <text:s/>DE RESERVA</text:p>
          </table:table-cell>
          <table:table-cell office:value-type="float" office:value="19570.86" table:style-name="ce11">
            <text:p><text:s/>19.570,8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593.72" table:style-name="ce11">
            <text:p><text:s/>19.593,72<text:s/></text:p>
          </table:table-cell>
          <table:table-cell office:value-type="float" office:value="-22.860000000000582" table:formula="of:=[.C160]-[.J160]" table:style-name="ce11">
            <text:p><text:s/>-22,8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9</text:p>
          </table:table-cell>
          <table:table-cell office:value-type="string" table:style-name="ce1">
            <text:p>HONORARIOS PROFESIONALES</text:p>
          </table:table-cell>
          <table:table-cell office:value-type="float" office:value="28242.22" table:style-name="ce11">
            <text:p><text:s/>28.242,22<text:s/></text:p>
          </table:table-cell>
          <table:table-cell office:value-type="string" table:style-name="ce8">
            <text:p>7049</text:p>
          </table:table-cell>
          <table:table-cell office:value-type="string" table:style-name="ce9">
            <text:p>HONORARIOS PROFESIONAL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8242.22" table:style-name="ce11">
            <text:p><text:s/>28.242,22<text:s/></text:p>
          </table:table-cell>
          <table:table-cell office:value-type="float" office:value="0" table:formula="of:=[.C161]-[.J16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1</text:p>
          </table:table-cell>
          <table:table-cell office:value-type="string" table:style-name="ce1">
            <text:p>HONORARIOS PROFESIONALES</text:p>
          </table:table-cell>
          <table:table-cell office:value-type="float" office:value="361055.14" table:style-name="ce11">
            <text:p><text:s/>361.055,14<text:s/></text:p>
          </table:table-cell>
          <table:table-cell office:value-type="string" table:style-name="ce8">
            <text:p>7050</text:p>
          </table:table-cell>
          <table:table-cell office:value-type="string" table:style-name="ce9">
            <text:p>HONORARIOS PROFESIONAL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62385.14" table:style-name="ce11">
            <text:p><text:s/>362.385,14<text:s/></text:p>
          </table:table-cell>
          <table:table-cell office:value-type="float" office:value="-1330" table:formula="of:=[.C162]-[.J162]" table:style-name="ce11">
            <text:p><text:s/>-1.330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11</text:p>
          </table:table-cell>
          <table:table-cell office:value-type="string" table:style-name="ce1">
            <text:p>JUBILACION PATRONAL PLANTA DIRECTA</text:p>
          </table:table-cell>
          <table:table-cell office:value-type="float" office:value="28055.7" table:style-name="ce11">
            <text:p><text:s/>28.055,70<text:s/></text:p>
          </table:table-cell>
          <table:table-cell office:value-type="string" table:number-columns-spanned="1" table:number-rows-spanned="2" table:style-name="ce32">
            <text:p>7055</text:p>
          </table:table-cell>
          <table:table-cell office:value-type="string" table:number-columns-spanned="1" table:number-rows-spanned="2" table:style-name="ce33">
            <text:p>JUBILACION PATRONAL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39360.49" table:style-name="ce11">
            <text:p><text:s/>39.360,49<text:s/></text:p>
          </table:table-cell>
          <table:table-cell office:value-type="float" office:value="-11304.789999999997" table:formula="of:=[.C163]-[.J163]" table:style-name="ce11">
            <text:p><text:s/>-11.304,79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1</text:p>
          </table:table-cell>
          <table:table-cell office:value-type="string" table:style-name="ce1">
            <text:p>JUBILACION PATRONAL PLANTA DIRECTA</text:p>
          </table:table-cell>
          <table:table-cell office:value-type="float" office:value="20256.29" table:style-name="ce11">
            <text:p><text:s/>20.256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4511.72" table:style-name="ce11">
            <text:p><text:s/>54.511,72<text:s/></text:p>
          </table:table-cell>
          <table:table-cell office:value-type="float" office:value="-34255.43" table:formula="of:=[.C164]-[.J164]" table:style-name="ce11">
            <text:p><text:s/>-34.255,43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11</text:p>
          </table:table-cell>
          <table:table-cell office:value-type="string" table:style-name="ce1">
            <text:p>JUBILACION PATRONAL ADMINISTRATIVO</text:p>
          </table:table-cell>
          <table:table-cell office:value-type="float" office:value="11186.64" table:style-name="ce11">
            <text:p><text:s/>11.186,64<text:s/></text:p>
          </table:table-cell>
          <table:table-cell office:value-type="string" table:number-columns-spanned="1" table:number-rows-spanned="2" table:style-name="ce32">
            <text:p>7056</text:p>
          </table:table-cell>
          <table:table-cell office:value-type="string" table:number-columns-spanned="1" table:number-rows-spanned="2" table:style-name="ce33">
            <text:p>JUBILACION PATRONAL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1735.94" table:style-name="ce11">
            <text:p><text:s/>21.735,94<text:s/></text:p>
          </table:table-cell>
          <table:table-cell office:value-type="float" office:value="-10549.3" table:formula="of:=[.C165]-[.J165]" table:style-name="ce11">
            <text:p><text:s/>-10.549,3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12</text:p>
          </table:table-cell>
          <table:table-cell office:value-type="string" table:style-name="ce1">
            <text:p>JUBILACION PATRONAL VENTA</text:p>
          </table:table-cell>
          <table:table-cell office:value-type="float" office:value="14781.83" table:style-name="ce11">
            <text:p><text:s/>14.781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8718.23" table:style-name="ce11">
            <text:p><text:s/>28.718,23<text:s/></text:p>
          </table:table-cell>
          <table:table-cell office:value-type="float" office:value="-13936.4" table:formula="of:=[.C166]-[.J166]" table:style-name="ce11">
            <text:p><text:s/>-13.936,4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9</text:p>
          </table:table-cell>
          <table:table-cell office:value-type="string" table:style-name="ce1">
            <text:p>DESAHUCIO PLANTA DIRTECTO</text:p>
          </table:table-cell>
          <table:table-cell office:value-type="float" office:value="9309.9500000000007" table:style-name="ce11">
            <text:p><text:s/>9.309,95<text:s/></text:p>
          </table:table-cell>
          <table:table-cell office:value-type="string" table:number-columns-spanned="1" table:number-rows-spanned="2" table:style-name="ce32">
            <text:p>7058</text:p>
          </table:table-cell>
          <table:table-cell office:value-type="string" table:number-columns-spanned="1" table:number-rows-spanned="2" table:style-name="ce33">
            <text:p>DESAHUCI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7969.41" table:style-name="ce11">
            <text:p><text:s/>17.969,41<text:s/></text:p>
          </table:table-cell>
          <table:table-cell office:value-type="float" office:value="-8659.4599999999991" table:formula="of:=[.C167]-[.J167]" table:style-name="ce11">
            <text:p><text:s/>-8.659,4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9</text:p>
          </table:table-cell>
          <table:table-cell office:value-type="string" table:style-name="ce1">
            <text:p>DESAHUCIO PLANTAN INDIRECTO</text:p>
          </table:table-cell>
          <table:table-cell office:value-type="float" office:value="6826.75" table:style-name="ce11">
            <text:p><text:s/>6.826,7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176.09" table:style-name="ce11">
            <text:p><text:s/>13.176,09<text:s/></text:p>
          </table:table-cell>
          <table:table-cell office:value-type="float" office:value="-6349.34" table:formula="of:=[.C168]-[.J168]" table:style-name="ce11">
            <text:p><text:s/>-6.349,3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8</text:p>
          </table:table-cell>
          <table:table-cell office:value-type="string" table:style-name="ce1">
            <text:p>DESAHUCIO ADMINISTRACION</text:p>
          </table:table-cell>
          <table:table-cell office:value-type="float" office:value="5807.02" table:style-name="ce11">
            <text:p><text:s/>5.807,02<text:s/></text:p>
          </table:table-cell>
          <table:table-cell office:value-type="string" table:number-columns-spanned="1" table:number-rows-spanned="2" table:style-name="ce32">
            <text:p>7059</text:p>
          </table:table-cell>
          <table:table-cell office:value-type="string" table:number-columns-spanned="1" table:number-rows-spanned="2" table:style-name="ce33">
            <text:p>DESAHUCI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0791.38" table:style-name="ce11">
            <text:p><text:s/>10.791,38<text:s/></text:p>
          </table:table-cell>
          <table:table-cell office:value-type="float" office:value="-4984.3599999999988" table:formula="of:=[.C169]-[.J169]" table:style-name="ce11">
            <text:p><text:s/>-4.984,3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9</text:p>
          </table:table-cell>
          <table:table-cell office:value-type="string" table:style-name="ce1">
            <text:p>DESAHUCIO VENTA</text:p>
          </table:table-cell>
          <table:table-cell office:value-type="float" office:value="5824.16" table:style-name="ce11">
            <text:p><text:s/>5.824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242.62" table:style-name="ce11">
            <text:p><text:s/>11.242,62<text:s/></text:p>
          </table:table-cell>
          <table:table-cell office:value-type="float" office:value="-5418.4600000000009" table:formula="of:=[.C170]-[.J170]" table:style-name="ce11">
            <text:p><text:s/>-5.418,4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5</text:p>
          </table:table-cell>
          <table:table-cell office:value-type="string" table:style-name="ce1">
            <text:p>COSTO DE DEPRECIACION DE VEHICULO</text:p>
          </table:table-cell>
          <table:table-cell office:value-type="float" office:value="15574.44" table:style-name="ce11">
            <text:p><text:s/>15.574,44<text:s/></text:p>
          </table:table-cell>
          <table:table-cell office:value-type="string" table:number-columns-spanned="1" table:number-rows-spanned="7" table:style-name="ce32">
            <text:p>7067</text:p>
          </table:table-cell>
          <table:table-cell office:value-type="string" table:number-columns-spanned="1" table:number-rows-spanned="7" table:style-name="ce33">
            <text:p>GASTOS DE DEPRECIACION NO ACELERADA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5574.44" table:style-name="ce11">
            <text:p><text:s/>15.574,44<text:s/></text:p>
          </table:table-cell>
          <table:table-cell office:value-type="float" office:value="0" table:formula="of:=[.C171]-[.J17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4</text:p>
          </table:table-cell>
          <table:table-cell office:value-type="string" table:style-name="ce1">
            <text:p>COSTO DE DEPRECIACION DE EQUIPOS DE COMPUTACION</text:p>
          </table:table-cell>
          <table:table-cell office:value-type="float" office:value="1123.67" table:style-name="ce11">
            <text:p><text:s/>1.123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23.67" table:style-name="ce11">
            <text:p><text:s/>1.123,67<text:s/></text:p>
          </table:table-cell>
          <table:table-cell office:value-type="float" office:value="0" table:formula="of:=[.C172]-[.J17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8</text:p>
          </table:table-cell>
          <table:table-cell office:value-type="string" table:style-name="ce1">
            <text:p>COSTO DE DEPRECIACION DE EQUIPOS DE SEGURIDAD</text:p>
          </table:table-cell>
          <table:table-cell office:value-type="float" office:value="231.04" table:style-name="ce11">
            <text:p><text:s/>231,0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30.48" table:style-name="ce11">
            <text:p><text:s/>330,48<text:s/></text:p>
          </table:table-cell>
          <table:table-cell office:value-type="float" office:value="-99.440000000000026" table:formula="of:=[.C173]-[.J173]" table:style-name="ce11">
            <text:p><text:s/>-99,4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2</text:p>
          </table:table-cell>
          <table:table-cell office:value-type="string" table:style-name="ce1">
            <text:p>COSTO DE DEPRECIACION DE MAQUINARIAS Y EQUIPOS</text:p>
          </table:table-cell>
          <table:table-cell office:value-type="float" office:value="22720.36" table:style-name="ce11">
            <text:p><text:s/>22.720,3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720.36" table:style-name="ce11">
            <text:p><text:s/>22.720,36<text:s/></text:p>
          </table:table-cell>
          <table:table-cell office:value-type="float" office:value="0" table:formula="of:=[.C174]-[.J17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30001</text:p>
          </table:table-cell>
          <table:table-cell office:value-type="string" table:style-name="ce1">
            <text:p>COSTO DE DEPRECIACION DE MAQUINARIAS Y EQUIPOS</text:p>
          </table:table-cell>
          <table:table-cell office:value-type="float" office:value="516475.96" table:style-name="ce11">
            <text:p><text:s/>516.475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16475.96" table:style-name="ce11">
            <text:p><text:s/>516.475,96<text:s/></text:p>
          </table:table-cell>
          <table:table-cell office:value-type="float" office:value="0" table:formula="of:=[.C175]-[.J17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3</text:p>
          </table:table-cell>
          <table:table-cell office:value-type="string" table:style-name="ce1">
            <text:p>COSTO DE DEPRECIACION <text:s/>DE MUEBLES Y ENSERES</text:p>
          </table:table-cell>
          <table:table-cell office:value-type="float" office:value="2546.14" table:style-name="ce11">
            <text:p><text:s/>2.546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46.14" table:style-name="ce11">
            <text:p><text:s/>2.546,14<text:s/></text:p>
          </table:table-cell>
          <table:table-cell office:value-type="float" office:value="0" table:formula="of:=[.C176]-[.J17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30002</text:p>
          </table:table-cell>
          <table:table-cell office:value-type="string" table:style-name="ce1">
            <text:p>COSTO DE DEPRECIACION DE MUEBLES Y ENSERES</text:p>
          </table:table-cell>
          <table:table-cell office:value-type="float" office:value="1148.52" table:style-name="ce11">
            <text:p><text:s/>1.148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48.52" table:style-name="ce11">
            <text:p><text:s/>1.148,52<text:s/></text:p>
          </table:table-cell>
          <table:table-cell office:value-type="float" office:value="0" table:formula="of:=[.C177]-[.J17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9</text:p>
          </table:table-cell>
          <table:table-cell office:value-type="string" table:style-name="ce1">
            <text:p>COSTO DE DEPRECIACION DE VEHICULO</text:p>
          </table:table-cell>
          <table:table-cell office:value-type="float" office:value="4560.38" table:style-name="ce11">
            <text:p><text:s/>4.560,38<text:s/></text:p>
          </table:table-cell>
          <table:table-cell office:value-type="string" table:number-columns-spanned="1" table:number-rows-spanned="9" table:style-name="ce32">
            <text:p>7068</text:p>
          </table:table-cell>
          <table:table-cell office:value-type="string" table:number-columns-spanned="1" table:number-rows-spanned="9" table:style-name="ce33">
            <text:p>GASTOS DE DEPRECIACION NO ACELERADA</text:p>
          </table:table-cell>
          <table:table-cell table:number-columns-spanned="1" table:number-rows-spanned="9" table:style-name="ce34"/>
          <table:table-cell table:style-name="ce10"/>
          <table:table-cell table:number-columns-repeated="2" table:style-name="ce11"/>
          <table:table-cell office:value-type="float" office:value="4560.38" table:style-name="ce11">
            <text:p><text:s/>4.560,38<text:s/></text:p>
          </table:table-cell>
          <table:table-cell office:value-type="float" office:value="0" table:formula="of:=[.C178]-[.J17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8</text:p>
          </table:table-cell>
          <table:table-cell office:value-type="string" table:style-name="ce1">
            <text:p>COSTO DE DEPRECIACION <text:s/>MUEBLES Y ENSERES</text:p>
          </table:table-cell>
          <table:table-cell office:value-type="float" office:value="230.33" table:style-name="ce11">
            <text:p><text:s/>230,3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0.33" table:style-name="ce11">
            <text:p><text:s/>230,33<text:s/></text:p>
          </table:table-cell>
          <table:table-cell office:value-type="float" office:value="0" table:formula="of:=[.C179]-[.J17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1</text:p>
          </table:table-cell>
          <table:table-cell office:value-type="string" table:style-name="ce1">
            <text:p>GASTOS DE DEPRECIACION DE VEHICULOS</text:p>
          </table:table-cell>
          <table:table-cell office:value-type="float" office:value="8192.16" table:style-name="ce11">
            <text:p><text:s/>8.192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192.16" table:style-name="ce11">
            <text:p><text:s/>8.192,16<text:s/></text:p>
          </table:table-cell>
          <table:table-cell office:value-type="float" office:value="0" table:formula="of:=[.C180]-[.J18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4</text:p>
          </table:table-cell>
          <table:table-cell office:value-type="string" table:style-name="ce1">
            <text:p>GASTOS DE DEPRECIACION DE EQUIPOS DE COMPUTACION</text:p>
          </table:table-cell>
          <table:table-cell office:value-type="float" office:value="2771.16" table:style-name="ce11">
            <text:p><text:s/>2.771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71.16" table:style-name="ce11">
            <text:p><text:s/>2.771,16<text:s/></text:p>
          </table:table-cell>
          <table:table-cell office:value-type="float" office:value="0" table:formula="of:=[.C181]-[.J1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4</text:p>
          </table:table-cell>
          <table:table-cell office:value-type="string" table:style-name="ce1">
            <text:p>GASTOS DE DEPRECIACION DE EQUIPOS DE COMPUTACION</text:p>
          </table:table-cell>
          <table:table-cell office:value-type="float" office:value="3588.72" table:style-name="ce11">
            <text:p><text:s/>3.588,7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588.72" table:style-name="ce11">
            <text:p><text:s/>3.588,72<text:s/></text:p>
          </table:table-cell>
          <table:table-cell office:value-type="float" office:value="0" table:formula="of:=[.C182]-[.J1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6</text:p>
          </table:table-cell>
          <table:table-cell office:value-type="string" table:style-name="ce1">
            <text:p>GASTOS DE DEPRECIACION DE OTRAS PROPIEDADES PLANTA Y EQUIPO</text:p>
          </table:table-cell>
          <table:table-cell office:value-type="float" office:value="105.23" table:style-name="ce11">
            <text:p><text:s/>105,2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5.63" table:style-name="ce11">
            <text:p><text:s/>255,63<text:s/></text:p>
          </table:table-cell>
          <table:table-cell office:value-type="float" office:value="-150.39999999999998" table:formula="of:=[.C183]-[.J183]" table:style-name="ce11">
            <text:p><text:s/>-150,4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5</text:p>
          </table:table-cell>
          <table:table-cell office:value-type="string" table:style-name="ce1">
            <text:p>GATO DE DEPRECIACION DE VEHICULO</text:p>
          </table:table-cell>
          <table:table-cell office:value-type="float" office:value="34289.67" table:style-name="ce11">
            <text:p><text:s/>34.289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289.67" table:style-name="ce11">
            <text:p><text:s/>34.289,67<text:s/></text:p>
          </table:table-cell>
          <table:table-cell office:value-type="float" office:value="0" table:formula="of:=[.C184]-[.J18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3</text:p>
          </table:table-cell>
          <table:table-cell office:value-type="string" table:style-name="ce1">
            <text:p>GASTO DE DEPRECIACION DE MUEBLES Y ENSERES</text:p>
          </table:table-cell>
          <table:table-cell office:value-type="float" office:value="4413.08" table:style-name="ce11">
            <text:p><text:s/>4.413,0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413.08" table:style-name="ce11">
            <text:p><text:s/>4.413,08<text:s/></text:p>
          </table:table-cell>
          <table:table-cell office:value-type="float" office:value="0" table:formula="of:=[.C185]-[.J1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7</text:p>
          </table:table-cell>
          <table:table-cell office:value-type="string" table:style-name="ce1">
            <text:p>GASTOS DE DEPRECIACION DE EQUIPOS DE SEGURIDAD</text:p>
          </table:table-cell>
          <table:table-cell office:value-type="float" office:value="105.36" table:style-name="ce11">
            <text:p><text:s/>105,3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5.36" table:style-name="ce11">
            <text:p><text:s/>105,36<text:s/></text:p>
          </table:table-cell>
          <table:table-cell office:value-type="float" office:value="0" table:formula="of:=[.C186]-[.J1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40013</text:p>
          </table:table-cell>
          <table:table-cell office:value-type="string" table:style-name="ce1">
            <text:p>DADA DE BAJA DE INVENTARIO</text:p>
          </table:table-cell>
          <table:table-cell office:value-type="float" office:value="231687.77" table:style-name="ce11">
            <text:p><text:s/>231.687,77<text:s/></text:p>
          </table:table-cell>
          <table:table-cell office:value-type="string" table:style-name="ce27">
            <text:p>7116</text:p>
          </table:table-cell>
          <table:table-cell office:value-type="string" table:style-name="ce28">
            <text:p>PERDIDA NETA POR DETERIRO EN EL VALOR DE INVENTARI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231687.77" table:style-name="ce11">
            <text:p><text:s/>231.687,77<text:s/></text:p>
          </table:table-cell>
          <table:table-cell office:value-type="float" office:value="0" table:formula="of:=[.C187]-[.J18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8</text:p>
          </table:table-cell>
          <table:table-cell office:value-type="string" table:style-name="ce1">
            <text:p>PROVISION DE CUENTAS INCOBRABLES</text:p>
          </table:table-cell>
          <table:table-cell office:value-type="float" office:value="24295.58" table:style-name="ce11">
            <text:p><text:s/>24.295,58<text:s/></text:p>
          </table:table-cell>
          <table:table-cell office:value-type="string" table:style-name="ce27">
            <text:p>7164</text:p>
          </table:table-cell>
          <table:table-cell office:value-type="string" table:style-name="ce28">
            <text:p>OTROS GASTOS DE PROVIION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24295.58" table:style-name="ce11">
            <text:p><text:s/>24.295,58<text:s/></text:p>
          </table:table-cell>
          <table:table-cell office:value-type="float" office:value="0" table:formula="of:=[.C188]-[.J1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7</text:p>
          </table:table-cell>
          <table:table-cell office:value-type="string" table:style-name="ce1">
            <text:p>ATENCION A CLIENTES</text:p>
          </table:table-cell>
          <table:table-cell office:value-type="float" office:value="961.54" table:style-name="ce11">
            <text:p><text:s/>961,54<text:s/></text:p>
          </table:table-cell>
          <table:table-cell office:value-type="string" table:number-columns-spanned="1" table:number-rows-spanned="4" table:style-name="ce32">
            <text:p>7173</text:p>
          </table:table-cell>
          <table:table-cell office:value-type="string" table:number-columns-spanned="1" table:number-rows-spanned="4" table:style-name="ce33">
            <text:p>PROMOCION Y PUBLICIDA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961.54" table:style-name="ce11">
            <text:p><text:s/>961,54<text:s/></text:p>
          </table:table-cell>
          <table:table-cell office:value-type="float" office:value="0" table:formula="of:=[.C189]-[.J1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3</text:p>
          </table:table-cell>
          <table:table-cell office:value-type="string" table:style-name="ce1">
            <text:p>OBSEQUIO Y MUESTRAS DE CLIENTES(AUTOCONSUMO)</text:p>
          </table:table-cell>
          <table:table-cell office:value-type="float" office:value="2672.55" table:style-name="ce11">
            <text:p><text:s/>2.672,5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72.55" table:style-name="ce11">
            <text:p><text:s/>2.672,55<text:s/></text:p>
          </table:table-cell>
          <table:table-cell office:value-type="float" office:value="0" table:formula="of:=[.C190]-[.J1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2</text:p>
          </table:table-cell>
          <table:table-cell office:value-type="string" table:style-name="ce1">
            <text:p>PROMOCION Y PUBLICIDAD ADMINISTRACION</text:p>
          </table:table-cell>
          <table:table-cell office:value-type="float" office:value="11587.93" table:style-name="ce11">
            <text:p><text:s/>11.587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587.93" table:style-name="ce11">
            <text:p><text:s/>11.587,93<text:s/></text:p>
          </table:table-cell>
          <table:table-cell office:value-type="float" office:value="0" table:formula="of:=[.C191]-[.J1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7</text:p>
          </table:table-cell>
          <table:table-cell office:value-type="string" table:style-name="ce1">
            <text:p>PROMOCION Y PUBLICIDAD ADMINISTRACION</text:p>
          </table:table-cell>
          <table:table-cell office:value-type="float" office:value="1229" table:style-name="ce11">
            <text:p><text:s/>1.229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29" table:style-name="ce11">
            <text:p><text:s/>1.229,00<text:s/></text:p>
          </table:table-cell>
          <table:table-cell office:value-type="float" office:value="0" table:formula="of:=[.C192]-[.J1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0</text:p>
          </table:table-cell>
          <table:table-cell office:value-type="string" table:style-name="ce1">
            <text:p>FLETES</text:p>
          </table:table-cell>
          <table:table-cell office:value-type="float" office:value="59950" table:style-name="ce11">
            <text:p><text:s/>59.950,00<text:s/></text:p>
          </table:table-cell>
          <table:table-cell office:value-type="string" table:style-name="ce27">
            <text:p>7176</text:p>
          </table:table-cell>
          <table:table-cell office:value-type="string" table:style-name="ce28">
            <text:p>OTROS GASTOS DE TRANSPORTE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59950" table:style-name="ce11">
            <text:p><text:s/>59.950,00<text:s/></text:p>
          </table:table-cell>
          <table:table-cell office:value-type="float" office:value="0" table:formula="of:=[.C193]-[.J19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5</text:p>
          </table:table-cell>
          <table:table-cell office:value-type="string" table:style-name="ce1">
            <text:p>COMBUSTIBLE ADMINISTRATIVO</text:p>
          </table:table-cell>
          <table:table-cell office:value-type="float" office:value="6949.55" table:style-name="ce11">
            <text:p><text:s/>6.949,55<text:s/></text:p>
          </table:table-cell>
          <table:table-cell office:value-type="string" table:number-columns-spanned="1" table:number-rows-spanned="3" table:style-name="ce32">
            <text:p>7179</text:p>
          </table:table-cell>
          <table:table-cell office:value-type="string" table:number-columns-spanned="1" table:number-rows-spanned="3" table:style-name="ce33">
            <text:p>OTROS GASTOS CONSUMO DE COMBUSTIBLE Y LUBRICANTE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6949.55" table:style-name="ce11">
            <text:p><text:s/>6.949,55<text:s/></text:p>
          </table:table-cell>
          <table:table-cell office:value-type="float" office:value="0" table:formula="of:=[.C194]-[.J1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4</text:p>
          </table:table-cell>
          <table:table-cell office:value-type="string" table:style-name="ce1">
            <text:p>COMBUSTIBLE BODEGA</text:p>
          </table:table-cell>
          <table:table-cell office:value-type="float" office:value="18705.84" table:style-name="ce11">
            <text:p><text:s/>18.705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705.84" table:style-name="ce11">
            <text:p><text:s/>18.705,84<text:s/></text:p>
          </table:table-cell>
          <table:table-cell office:value-type="float" office:value="0" table:formula="of:=[.C195]-[.J1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5</text:p>
          </table:table-cell>
          <table:table-cell office:value-type="string" table:style-name="ce1">
            <text:p>COMBUSTIBLE VENTAS</text:p>
          </table:table-cell>
          <table:table-cell office:value-type="float" office:value="8770.34" table:style-name="ce11">
            <text:p><text:s/>8.770,3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770.34" table:style-name="ce11">
            <text:p><text:s/>8.770,34<text:s/></text:p>
          </table:table-cell>
          <table:table-cell office:value-type="float" office:value="0" table:formula="of:=[.C196]-[.J1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1</text:p>
          </table:table-cell>
          <table:table-cell office:value-type="string" table:style-name="ce1">
            <text:p>GASTOS DE VIAJE ADMINISTRADCION</text:p>
          </table:table-cell>
          <table:table-cell office:value-type="float" office:value="1343.54" table:style-name="ce11">
            <text:p><text:s/>1.343,54<text:s/></text:p>
          </table:table-cell>
          <table:table-cell office:value-type="string" table:number-columns-spanned="1" table:number-rows-spanned="5" table:style-name="ce32">
            <text:p>7182</text:p>
          </table:table-cell>
          <table:table-cell office:value-type="string" table:number-columns-spanned="1" table:number-rows-spanned="5" table:style-name="ce33">
            <text:p>GASTOS DE VIAJE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494.54" table:style-name="ce11">
            <text:p><text:s/>1.494,54<text:s/></text:p>
          </table:table-cell>
          <table:table-cell office:value-type="float" office:value="-151" table:formula="of:=[.C197]-[.J197]" table:style-name="ce11">
            <text:p><text:s/>-151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3</text:p>
          </table:table-cell>
          <table:table-cell office:value-type="string" table:style-name="ce1">
            <text:p>GASTOS DE VIAJE VENTAS</text:p>
          </table:table-cell>
          <table:table-cell office:value-type="float" office:value="1969" table:style-name="ce11">
            <text:p><text:s/>1.969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69" table:style-name="ce11">
            <text:p><text:s/>1.969,00<text:s/></text:p>
          </table:table-cell>
          <table:table-cell office:value-type="float" office:value="0" table:formula="of:=[.C198]-[.J19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9</text:p>
          </table:table-cell>
          <table:table-cell office:value-type="string" table:style-name="ce1">
            <text:p>GASTOS DE VIAJE ADMINISTRACION</text:p>
          </table:table-cell>
          <table:table-cell office:value-type="float" office:value="1061.6199999999999" table:style-name="ce11">
            <text:p><text:s/>1.061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1.6199999999999" table:style-name="ce11">
            <text:p><text:s/>1.061,62<text:s/></text:p>
          </table:table-cell>
          <table:table-cell office:value-type="float" office:value="0" table:formula="of:=[.C199]-[.J19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8</text:p>
          </table:table-cell>
          <table:table-cell office:value-type="string" table:style-name="ce1">
            <text:p>GASTOS VIATICOS PLANTA</text:p>
          </table:table-cell>
          <table:table-cell office:value-type="float" office:value="2221.29" table:style-name="ce11">
            <text:p><text:s/>2.221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1.29" table:style-name="ce11">
            <text:p><text:s/>2.221,29<text:s/></text:p>
          </table:table-cell>
          <table:table-cell office:value-type="float" office:value="0" table:formula="of:=[.C200]-[.J20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4</text:p>
          </table:table-cell>
          <table:table-cell office:value-type="string" table:style-name="ce1">
            <text:p>GASTOS VIATICOS PLANTA</text:p>
          </table:table-cell>
          <table:table-cell office:value-type="float" office:value="106.05" table:style-name="ce11">
            <text:p><text:s/>106,0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.05" table:style-name="ce11">
            <text:p><text:s/>106,05<text:s/></text:p>
          </table:table-cell>
          <table:table-cell office:value-type="float" office:value="0" table:formula="of:=[.C201]-[.J20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2</text:p>
          </table:table-cell>
          <table:table-cell office:value-type="string" table:style-name="ce1">
            <text:p>GASTOS DE GESTION</text:p>
          </table:table-cell>
          <table:table-cell office:value-type="float" office:value="3891.76" table:style-name="ce11">
            <text:p><text:s/>3.891,76<text:s/></text:p>
          </table:table-cell>
          <table:table-cell office:value-type="string" table:style-name="ce27">
            <text:p>7185</text:p>
          </table:table-cell>
          <table:table-cell office:value-type="string" table:style-name="ce28">
            <text:p>GASTOS DE GESTION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3891.76" table:style-name="ce11">
            <text:p><text:s/>3.891,76<text:s/></text:p>
          </table:table-cell>
          <table:table-cell office:value-type="float" office:value="0" table:formula="of:=[.C202]-[.J20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6</text:p>
          </table:table-cell>
          <table:table-cell office:value-type="string" table:style-name="ce1">
            <text:p>ARRIENDO</text:p>
          </table:table-cell>
          <table:table-cell office:value-type="float" office:value="188102.66" table:style-name="ce11">
            <text:p><text:s/>188.102,66<text:s/></text:p>
          </table:table-cell>
          <table:table-cell office:value-type="string" table:style-name="ce27">
            <text:p>7188</text:p>
          </table:table-cell>
          <table:table-cell office:value-type="string" table:style-name="ce28">
            <text:p>ARRIENDOS OPERATIV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88102.66" table:style-name="ce11">
            <text:p><text:s/>188.102,66<text:s/></text:p>
          </table:table-cell>
          <table:table-cell office:value-type="float" office:value="0" table:formula="of:=[.C203]-[.J20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9</text:p>
          </table:table-cell>
          <table:table-cell office:value-type="string" table:style-name="ce1">
            <text:p>ACCESORIOS Y HERRAMIENTAS</text:p>
          </table:table-cell>
          <table:table-cell office:value-type="float" office:value="467.34" table:style-name="ce11">
            <text:p><text:s/>467,34<text:s/></text:p>
          </table:table-cell>
          <table:table-cell office:value-type="string" table:number-columns-spanned="1" table:number-rows-spanned="7" table:style-name="ce32">
            <text:p>7190</text:p>
          </table:table-cell>
          <table:table-cell office:value-type="string" table:number-columns-spanned="1" table:number-rows-spanned="7" table:style-name="ce33">
            <text:p>OTROS GASTOS SUMINISTROS, HERRAMINETAS MATERIALES DE REPUESTO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467.34" table:style-name="ce11">
            <text:p><text:s/>467,34<text:s/></text:p>
          </table:table-cell>
          <table:table-cell office:value-type="float" office:value="0" table:formula="of:=[.C204]-[.J20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7</text:p>
          </table:table-cell>
          <table:table-cell office:value-type="string" table:style-name="ce1">
            <text:p>SUMINISTRO DE SEGURIDAD</text:p>
          </table:table-cell>
          <table:table-cell office:value-type="float" office:value="22404.240000000002" table:style-name="ce11">
            <text:p><text:s/>22.404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404.240000000002" table:style-name="ce11">
            <text:p><text:s/>22.404,24<text:s/></text:p>
          </table:table-cell>
          <table:table-cell office:value-type="float" office:value="0" table:formula="of:=[.C205]-[.J20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4</text:p>
          </table:table-cell>
          <table:table-cell office:value-type="string" table:style-name="ce1">
            <text:p>SUMINISTRO DE OFICINA Y COMPUTACION PLANTA</text:p>
          </table:table-cell>
          <table:table-cell office:value-type="float" office:value="6310.68" table:style-name="ce11">
            <text:p><text:s/>6.310,6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323.88" table:style-name="ce11">
            <text:p><text:s/>6.323,88<text:s/></text:p>
          </table:table-cell>
          <table:table-cell office:value-type="float" office:value="-13.199999999999818" table:formula="of:=[.C206]-[.J206]" table:style-name="ce11">
            <text:p><text:s/>-13,2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3</text:p>
          </table:table-cell>
          <table:table-cell office:value-type="string" table:style-name="ce1">
            <text:p>SUMINISTROS Y OTROS</text:p>
          </table:table-cell>
          <table:table-cell office:value-type="float" office:value="394.1" table:style-name="ce11">
            <text:p><text:s/>394,1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4.1" table:style-name="ce11">
            <text:p><text:s/>394,10<text:s/></text:p>
          </table:table-cell>
          <table:table-cell office:value-type="float" office:value="0" table:formula="of:=[.C207]-[.J20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2</text:p>
          </table:table-cell>
          <table:table-cell office:value-type="string" table:style-name="ce1">
            <text:p>SUMINISTRO MATERIALES Y REPUESTOS DIRECTO</text:p>
          </table:table-cell>
          <table:table-cell office:value-type="float" office:value="385146.05" table:style-name="ce11">
            <text:p><text:s/>385.146,0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84650.61" table:style-name="ce11">
            <text:p><text:s/>384.650,61<text:s/></text:p>
          </table:table-cell>
          <table:table-cell office:value-type="float" office:value="495.44000000000233" table:formula="of:=[.C208]-[.J208]" table:style-name="ce11">
            <text:p><text:s/>495,4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6</text:p>
          </table:table-cell>
          <table:table-cell office:value-type="string" table:style-name="ce1">
            <text:p>SUMINISTRO MATERIALES Y REPUESTOS INDIRECTO</text:p>
          </table:table-cell>
          <table:table-cell office:value-type="float" office:value="162536.95999999999" table:style-name="ce11">
            <text:p><text:s/>162.536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7353.68" table:style-name="ce11">
            <text:p><text:s/>247.353,68<text:s/></text:p>
          </table:table-cell>
          <table:table-cell office:value-type="float" office:value="-84816.72" table:formula="of:=[.C209]-[.J209]" table:style-name="ce11">
            <text:p><text:s/>-84.816,7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3</text:p>
          </table:table-cell>
          <table:table-cell office:value-type="string" table:style-name="ce1">
            <text:p>TROQUELES</text:p>
          </table:table-cell>
          <table:table-cell office:value-type="float" office:value="23452.04" table:style-name="ce11">
            <text:p><text:s/>23.452,0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452.04" table:style-name="ce11">
            <text:p><text:s/>23.452,04<text:s/></text:p>
          </table:table-cell>
          <table:table-cell office:value-type="float" office:value="0" table:formula="of:=[.C210]-[.J21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1</text:p>
          </table:table-cell>
          <table:table-cell office:value-type="string" table:style-name="ce1">
            <text:p>SUMINISTRO DE OFICINA COMPT VENTAS Y DISEÑO</text:p>
          </table:table-cell>
          <table:table-cell office:value-type="float" office:value="8468.1" table:style-name="ce11">
            <text:p><text:s/>8.468,10<text:s/></text:p>
          </table:table-cell>
          <table:table-cell office:value-type="string" table:number-columns-spanned="1" table:number-rows-spanned="4" table:style-name="ce32">
            <text:p>7191</text:p>
          </table:table-cell>
          <table:table-cell office:value-type="string" table:number-columns-spanned="1" table:number-rows-spanned="4" table:style-name="ce33">
            <text:p>SUMINISTROS,HERRAMIENTAS MATERIALES Y REPUESTO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8468.1" table:style-name="ce11">
            <text:p><text:s/>8.468,10<text:s/></text:p>
          </table:table-cell>
          <table:table-cell office:value-type="float" office:value="0" table:formula="of:=[.C211]-[.J21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5</text:p>
          </table:table-cell>
          <table:table-cell office:value-type="string" table:style-name="ce1">
            <text:p>SUMINISTRO DE OFICINA Y COMPUTACION</text:p>
          </table:table-cell>
          <table:table-cell office:value-type="float" office:value="14489.43" table:style-name="ce11">
            <text:p><text:s/>14.489,4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489.43" table:style-name="ce11">
            <text:p><text:s/>14.489,43<text:s/></text:p>
          </table:table-cell>
          <table:table-cell office:value-type="float" office:value="0" table:formula="of:=[.C212]-[.J21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5</text:p>
          </table:table-cell>
          <table:table-cell office:value-type="string" table:style-name="ce1">
            <text:p>SUMINISTRO MATERIALE SY REPUESTO ADMINISTRACION</text:p>
          </table:table-cell>
          <table:table-cell office:value-type="float" office:value="2221.4499999999998" table:style-name="ce11">
            <text:p><text:s/>2.221,4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1.4499999999998" table:style-name="ce11">
            <text:p><text:s/>2.221,45<text:s/></text:p>
          </table:table-cell>
          <table:table-cell office:value-type="float" office:value="0" table:formula="of:=[.C213]-[.J21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0</text:p>
          </table:table-cell>
          <table:table-cell office:value-type="string" table:style-name="ce1">
            <text:p>SUINISTROS, MATERIALES Y REPUESTO VENTA</text:p>
          </table:table-cell>
          <table:table-cell office:value-type="float" office:value="124" table:style-name="ce11">
            <text:p><text:s/>12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4" table:style-name="ce11">
            <text:p><text:s/>124,00<text:s/></text:p>
          </table:table-cell>
          <table:table-cell office:value-type="float" office:value="0" table:formula="of:=[.C214]-[.J21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2</text:p>
          </table:table-cell>
          <table:table-cell office:value-type="string" table:style-name="ce1">
            <text:p>MANT EQUIPO DE COMPUTO</text:p>
          </table:table-cell>
          <table:table-cell office:value-type="float" office:value="1566" table:style-name="ce11">
            <text:p><text:s/>1.566,00<text:s/></text:p>
          </table:table-cell>
          <table:table-cell office:value-type="string" table:number-columns-spanned="1" table:number-rows-spanned="7" table:style-name="ce32">
            <text:p>7196</text:p>
          </table:table-cell>
          <table:table-cell office:value-type="string" table:number-columns-spanned="1" table:number-rows-spanned="7" table:style-name="ce33">
            <text:p>OTROS GASTOS MANTENIMIENTO Y REPARACION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566" table:style-name="ce11">
            <text:p><text:s/>1.566,00<text:s/></text:p>
          </table:table-cell>
          <table:table-cell office:value-type="float" office:value="0" table:formula="of:=[.C215]-[.J21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5</text:p>
          </table:table-cell>
          <table:table-cell office:value-type="string" table:style-name="ce1">
            <text:p>MANT. VEHICULOS BODEGA</text:p>
          </table:table-cell>
          <table:table-cell office:value-type="float" office:value="48256.480000000003" table:style-name="ce11">
            <text:p><text:s/>48.256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8256.480000000003" table:style-name="ce11">
            <text:p><text:s/>48.256,48<text:s/></text:p>
          </table:table-cell>
          <table:table-cell office:value-type="float" office:value="0" table:formula="of:=[.C216]-[.J2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2</text:p>
          </table:table-cell>
          <table:table-cell office:value-type="string" table:style-name="ce1">
            <text:p>MANTENIMIENTO DE EDIFICIOS DE PLANTA</text:p>
          </table:table-cell>
          <table:table-cell office:value-type="float" office:value="153.06" table:style-name="ce11">
            <text:p><text:s/>153,0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53.06" table:style-name="ce11">
            <text:p><text:s/>153,06<text:s/></text:p>
          </table:table-cell>
          <table:table-cell office:value-type="float" office:value="0" table:formula="of:=[.C217]-[.J2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0</text:p>
          </table:table-cell>
          <table:table-cell office:value-type="string" table:style-name="ce1">
            <text:p>MANTENIMIENTO DE INSTALACIONES DE PLANTA</text:p>
          </table:table-cell>
          <table:table-cell office:value-type="float" office:value="675370.62" table:style-name="ce11">
            <text:p><text:s/>675.370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5370.62" table:style-name="ce11">
            <text:p><text:s/>675.370,62<text:s/></text:p>
          </table:table-cell>
          <table:table-cell office:value-type="float" office:value="0" table:formula="of:=[.C218]-[.J2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1</text:p>
          </table:table-cell>
          <table:table-cell office:value-type="string" table:style-name="ce1">
            <text:p>MANTENIMIENTO DE MAQ Y EQUIPOS INDIRECTOS</text:p>
          </table:table-cell>
          <table:table-cell office:value-type="float" office:value="82193.22" table:style-name="ce11">
            <text:p><text:s/>82.193,2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2193.22" table:style-name="ce11">
            <text:p><text:s/>82.193,22<text:s/></text:p>
          </table:table-cell>
          <table:table-cell office:value-type="float" office:value="0" table:formula="of:=[.C219]-[.J21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1</text:p>
          </table:table-cell>
          <table:table-cell office:value-type="string" table:style-name="ce1">
            <text:p>MANTENIMIENTO DE MAQ Y EQUIPOS INDIRECTOS</text:p>
          </table:table-cell>
          <table:table-cell office:value-type="float" office:value="43510.89" table:style-name="ce11">
            <text:p><text:s/>43.510,8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510.89" table:style-name="ce11">
            <text:p><text:s/>43.510,89<text:s/></text:p>
          </table:table-cell>
          <table:table-cell office:value-type="float" office:value="0" table:formula="of:=[.C220]-[.J22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3</text:p>
          </table:table-cell>
          <table:table-cell office:value-type="string" table:style-name="ce1">
            <text:p>MANTENIMIENTO DE MUEBLES Y EQUIPOS DE PLANTA</text:p>
          </table:table-cell>
          <table:table-cell office:value-type="float" office:value="7904" table:style-name="ce11">
            <text:p><text:s/>7.90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904" table:style-name="ce11">
            <text:p><text:s/>7.904,00<text:s/></text:p>
          </table:table-cell>
          <table:table-cell office:value-type="float" office:value="0" table:formula="of:=[.C221]-[.J2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7</text:p>
          </table:table-cell>
          <table:table-cell office:value-type="string" table:style-name="ce1">
            <text:p>MANT EQUIPOS DE COMPUTO</text:p>
          </table:table-cell>
          <table:table-cell office:value-type="float" office:value="10514" table:style-name="ce11">
            <text:p><text:s/>10.514,00<text:s/></text:p>
          </table:table-cell>
          <table:table-cell office:value-type="string" table:number-columns-spanned="1" table:number-rows-spanned="9" table:style-name="ce32">
            <text:p>7197</text:p>
          </table:table-cell>
          <table:table-cell office:value-type="string" table:number-columns-spanned="1" table:number-rows-spanned="9" table:style-name="ce33">
            <text:p>MANTEIMIENTO Y REPARACION</text:p>
          </table:table-cell>
          <table:table-cell table:number-columns-spanned="1" table:number-rows-spanned="9" table:style-name="ce34"/>
          <table:table-cell table:style-name="ce10"/>
          <table:table-cell table:number-columns-repeated="2" table:style-name="ce11"/>
          <table:table-cell office:value-type="float" office:value="10514" table:style-name="ce11">
            <text:p><text:s/>10.514,00<text:s/></text:p>
          </table:table-cell>
          <table:table-cell office:value-type="float" office:value="0" table:formula="of:=[.C222]-[.J2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1</text:p>
          </table:table-cell>
          <table:table-cell office:value-type="string" table:style-name="ce1">
            <text:p>MANT EQUIPOS DE COMPUTO</text:p>
          </table:table-cell>
          <table:table-cell office:value-type="float" office:value="755" table:style-name="ce11">
            <text:p><text:s/>75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5" table:style-name="ce11">
            <text:p><text:s/>755,00<text:s/></text:p>
          </table:table-cell>
          <table:table-cell office:value-type="float" office:value="0" table:formula="of:=[.C223]-[.J22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3</text:p>
          </table:table-cell>
          <table:table-cell office:value-type="string" table:style-name="ce1">
            <text:p>MANT. VEHICULOS ADMINISTRACION</text:p>
          </table:table-cell>
          <table:table-cell office:value-type="float" office:value="8217.9599999999991" table:style-name="ce11">
            <text:p><text:s/>8.217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217.9599999999991" table:style-name="ce11">
            <text:p><text:s/>8.217,96<text:s/></text:p>
          </table:table-cell>
          <table:table-cell office:value-type="float" office:value="0" table:formula="of:=[.C224]-[.J22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4</text:p>
          </table:table-cell>
          <table:table-cell office:value-type="string" table:style-name="ce1">
            <text:p>MANT. VEHICULOS VENTAS</text:p>
          </table:table-cell>
          <table:table-cell office:value-type="float" office:value="1139.52" table:style-name="ce11">
            <text:p><text:s/>1.139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39.52" table:style-name="ce11">
            <text:p><text:s/>1.139,52<text:s/></text:p>
          </table:table-cell>
          <table:table-cell office:value-type="float" office:value="0" table:formula="of:=[.C225]-[.J22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6</text:p>
          </table:table-cell>
          <table:table-cell office:value-type="string" table:style-name="ce1">
            <text:p>MANTENIMIENTO INSTALACIONES</text:p>
          </table:table-cell>
          <table:table-cell office:value-type="float" office:value="3476.92" table:style-name="ce11">
            <text:p><text:s/>3.476,9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76.92" table:style-name="ce11">
            <text:p><text:s/>3.476,92<text:s/></text:p>
          </table:table-cell>
          <table:table-cell office:value-type="float" office:value="0" table:formula="of:=[.C226]-[.J2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1</text:p>
          </table:table-cell>
          <table:table-cell office:value-type="string" table:style-name="ce1">
            <text:p>MANTENIMINENTO DE EDIFICIOS Y OFICINAS ADMINISTRACION</text:p>
          </table:table-cell>
          <table:table-cell office:value-type="float" office:value="2236.9499999999998" table:style-name="ce11">
            <text:p><text:s/>2.236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36.9499999999998" table:style-name="ce11">
            <text:p><text:s/>2.236,95<text:s/></text:p>
          </table:table-cell>
          <table:table-cell office:value-type="float" office:value="0" table:formula="of:=[.C227]-[.J2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2</text:p>
          </table:table-cell>
          <table:table-cell office:value-type="string" table:style-name="ce1">
            <text:p>MANTENIMIENTO INSTALACIONES</text:p>
          </table:table-cell>
          <table:table-cell office:value-type="float" office:value="3428.84" table:style-name="ce11">
            <text:p><text:s/>3.428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28.84" table:style-name="ce11">
            <text:p><text:s/>3.428,84<text:s/></text:p>
          </table:table-cell>
          <table:table-cell office:value-type="float" office:value="0" table:formula="of:=[.C228]-[.J22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7</text:p>
          </table:table-cell>
          <table:table-cell office:value-type="string" table:style-name="ce1">
            <text:p>MANTENIMIENTO MUEBLES Y EQUIPOS</text:p>
          </table:table-cell>
          <table:table-cell office:value-type="float" office:value="6788.84" table:style-name="ce11">
            <text:p><text:s/>6.788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88.84" table:style-name="ce11">
            <text:p><text:s/>6.788,84<text:s/></text:p>
          </table:table-cell>
          <table:table-cell office:value-type="float" office:value="0" table:formula="of:=[.C229]-[.J2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4</text:p>
          </table:table-cell>
          <table:table-cell office:value-type="string" table:style-name="ce1">
            <text:p>MANTENIMIENTO MUEBLES Y EQUIPOS ADMINISTRACION</text:p>
          </table:table-cell>
          <table:table-cell office:value-type="float" office:value="12591.87" table:style-name="ce11">
            <text:p><text:s/>12.591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591.87" table:style-name="ce11">
            <text:p><text:s/>12.591,87<text:s/></text:p>
          </table:table-cell>
          <table:table-cell office:value-type="float" office:value="0" table:formula="of:=[.C230]-[.J2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6</text:p>
          </table:table-cell>
          <table:table-cell office:value-type="string" table:style-name="ce1">
            <text:p>SEGURO AMBIENTAL</text:p>
          </table:table-cell>
          <table:table-cell office:value-type="float" office:value="185.99" table:style-name="ce11">
            <text:p><text:s/>185,99<text:s/></text:p>
          </table:table-cell>
          <table:table-cell office:value-type="string" table:number-columns-spanned="1" table:number-rows-spanned="5" table:style-name="ce32">
            <text:p>7202</text:p>
          </table:table-cell>
          <table:table-cell office:value-type="string" table:number-columns-spanned="1" table:number-rows-spanned="5" table:style-name="ce33">
            <text:p>SEGUROS Y REASEGUROS (PRIMA Y SECIONES)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85.99" table:style-name="ce11">
            <text:p><text:s/>185,99<text:s/></text:p>
          </table:table-cell>
          <table:table-cell office:value-type="float" office:value="0" table:formula="of:=[.C231]-[.J2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0</text:p>
          </table:table-cell>
          <table:table-cell office:value-type="string" table:style-name="ce1">
            <text:p>SEGURO CONTRA INCENDIO</text:p>
          </table:table-cell>
          <table:table-cell office:value-type="float" office:value="535.01" table:style-name="ce11">
            <text:p><text:s/>535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35.01" table:style-name="ce11">
            <text:p><text:s/>535,01<text:s/></text:p>
          </table:table-cell>
          <table:table-cell office:value-type="float" office:value="0" table:formula="of:=[.C232]-[.J23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2</text:p>
          </table:table-cell>
          <table:table-cell office:value-type="string" table:style-name="ce1">
            <text:p>SEGURO DE VEHICULOS</text:p>
          </table:table-cell>
          <table:table-cell office:value-type="float" office:value="560.29" table:style-name="ce11">
            <text:p><text:s/>560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60.29" table:style-name="ce11">
            <text:p><text:s/>560,29<text:s/></text:p>
          </table:table-cell>
          <table:table-cell office:value-type="float" office:value="0" table:formula="of:=[.C233]-[.J23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8</text:p>
          </table:table-cell>
          <table:table-cell office:value-type="string" table:style-name="ce1">
            <text:p>SEGURO ROTURA MAQUINARIA</text:p>
          </table:table-cell>
          <table:table-cell office:value-type="float" office:value="2228.5700000000002" table:style-name="ce11">
            <text:p><text:s/>2.228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8.5700000000002" table:style-name="ce11">
            <text:p><text:s/>2.228,57<text:s/></text:p>
          </table:table-cell>
          <table:table-cell office:value-type="float" office:value="0" table:formula="of:=[.C234]-[.J23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3</text:p>
          </table:table-cell>
          <table:table-cell office:value-type="string" table:style-name="ce1">
            <text:p>SEGURO SENAE</text:p>
          </table:table-cell>
          <table:table-cell office:value-type="float" office:value="35619.589999999997" table:style-name="ce11">
            <text:p><text:s/>35.619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860.89" table:style-name="ce11">
            <text:p><text:s/>40.860,89<text:s/></text:p>
          </table:table-cell>
          <table:table-cell office:value-type="float" office:value="-5241.3000000000029" table:formula="of:=[.C235]-[.J235]" table:style-name="ce11">
            <text:p><text:s/>-5.241,3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7</text:p>
          </table:table-cell>
          <table:table-cell office:value-type="string" table:style-name="ce1">
            <text:p>OTROS SEGURO</text:p>
          </table:table-cell>
          <table:table-cell office:value-type="float" office:value="462.06" table:style-name="ce11">
            <text:p><text:s/>462,06<text:s/></text:p>
          </table:table-cell>
          <table:table-cell office:value-type="string" table:number-columns-spanned="1" table:number-rows-spanned="8" table:style-name="ce32">
            <text:p>7203</text:p>
          </table:table-cell>
          <table:table-cell office:value-type="string" table:number-columns-spanned="1" table:number-rows-spanned="8" table:style-name="ce33">
            <text:p>SEGUROS Y REASEGUROS (PRIMA Y SECIONES)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462.06" table:style-name="ce11">
            <text:p><text:s/>462,06<text:s/></text:p>
          </table:table-cell>
          <table:table-cell office:value-type="float" office:value="0" table:formula="of:=[.C236]-[.J23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4</text:p>
          </table:table-cell>
          <table:table-cell office:value-type="string" table:style-name="ce1">
            <text:p>SEGURO CONTRA ASALTO Y ROBO</text:p>
          </table:table-cell>
          <table:table-cell office:value-type="float" office:value="14.62" table:style-name="ce11">
            <text:p><text:s/>14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.62" table:style-name="ce11">
            <text:p><text:s/>14,62<text:s/></text:p>
          </table:table-cell>
          <table:table-cell office:value-type="float" office:value="0" table:formula="of:=[.C237]-[.J23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3</text:p>
          </table:table-cell>
          <table:table-cell office:value-type="string" table:style-name="ce1">
            <text:p>SEGURO CONTRA INCENDIO</text:p>
          </table:table-cell>
          <table:table-cell office:value-type="float" office:value="178.34" table:style-name="ce11">
            <text:p><text:s/>178,3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8.34" table:style-name="ce11">
            <text:p><text:s/>178,34<text:s/></text:p>
          </table:table-cell>
          <table:table-cell office:value-type="float" office:value="0" table:formula="of:=[.C238]-[.J23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2</text:p>
          </table:table-cell>
          <table:table-cell office:value-type="string" table:style-name="ce1">
            <text:p>SEGURO DE VEHICULOS</text:p>
          </table:table-cell>
          <table:table-cell office:value-type="float" office:value="1996.24" table:style-name="ce11">
            <text:p><text:s/>1.996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96.24" table:style-name="ce11">
            <text:p><text:s/>1.996,24<text:s/></text:p>
          </table:table-cell>
          <table:table-cell office:value-type="float" office:value="0" table:formula="of:=[.C239]-[.J23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1</text:p>
          </table:table-cell>
          <table:table-cell office:value-type="string" table:style-name="ce1">
            <text:p>SEGURO DE RESPONSABILIDAD</text:p>
          </table:table-cell>
          <table:table-cell office:value-type="float" office:value="10.88" table:style-name="ce11">
            <text:p><text:s/>10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.88" table:style-name="ce11">
            <text:p><text:s/>10,88<text:s/></text:p>
          </table:table-cell>
          <table:table-cell office:value-type="float" office:value="0" table:formula="of:=[.C240]-[.J24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5</text:p>
          </table:table-cell>
          <table:table-cell office:value-type="string" table:style-name="ce1">
            <text:p>SEGURO SENAE</text:p>
          </table:table-cell>
          <table:table-cell office:value-type="float" office:value="5577.09" table:style-name="ce11">
            <text:p><text:s/>5.577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577.09" table:style-name="ce11">
            <text:p><text:s/>5.577,09<text:s/></text:p>
          </table:table-cell>
          <table:table-cell office:value-type="float" office:value="0" table:formula="of:=[.C241]-[.J24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4</text:p>
          </table:table-cell>
          <table:table-cell office:value-type="string" table:style-name="ce1">
            <text:p>SEGURO DE EXPORTACION</text:p>
          </table:table-cell>
          <table:table-cell office:value-type="float" office:value="14242.71" table:style-name="ce11">
            <text:p><text:s/>14.242,7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242.71" table:style-name="ce11">
            <text:p><text:s/>14.242,71<text:s/></text:p>
          </table:table-cell>
          <table:table-cell office:value-type="float" office:value="0" table:formula="of:=[.C242]-[.J24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5</text:p>
          </table:table-cell>
          <table:table-cell office:value-type="string" table:style-name="ce1">
            <text:p>SEGURO VEHICULOS VENTAS</text:p>
          </table:table-cell>
          <table:table-cell office:value-type="float" office:value="104.09" table:style-name="ce11">
            <text:p><text:s/>104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4.09" table:style-name="ce11">
            <text:p><text:s/>104,09<text:s/></text:p>
          </table:table-cell>
          <table:table-cell office:value-type="float" office:value="0" table:formula="of:=[.C243]-[.J24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5</text:p>
          </table:table-cell>
          <table:table-cell office:value-type="string" table:style-name="ce1">
            <text:p>MATRICULA E IMPUESTOS VEHICULAR BODEGA</text:p>
          </table:table-cell>
          <table:table-cell office:value-type="float" office:value="628.77" table:style-name="ce11">
            <text:p><text:s/>628,77<text:s/></text:p>
          </table:table-cell>
          <table:table-cell office:value-type="string" table:style-name="ce27">
            <text:p>7208</text:p>
          </table:table-cell>
          <table:table-cell office:value-type="string" table:style-name="ce28">
            <text:p>IMPUESTOS CONTRIBUCIONES Y OTR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628.77" table:style-name="ce11">
            <text:p><text:s/>628,77<text:s/></text:p>
          </table:table-cell>
          <table:table-cell office:value-type="float" office:value="0" table:formula="of:=[.C244]-[.J24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5</text:p>
          </table:table-cell>
          <table:table-cell office:value-type="string" table:style-name="ce1">
            <text:p>CONTRIBUCION SOLCA</text:p>
          </table:table-cell>
          <table:table-cell office:value-type="float" office:value="1.23" table:style-name="ce11">
            <text:p><text:s/>1,23<text:s/></text:p>
          </table:table-cell>
          <table:table-cell office:value-type="string" table:number-columns-spanned="1" table:number-rows-spanned="7" table:style-name="ce32">
            <text:p>7209</text:p>
          </table:table-cell>
          <table:table-cell office:value-type="string" table:number-columns-spanned="1" table:number-rows-spanned="7" table:style-name="ce33">
            <text:p>IMPUESTOS CONTRIBUCIONES Y OTRO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.23" table:style-name="ce11">
            <text:p><text:s/>1,23<text:s/></text:p>
          </table:table-cell>
          <table:table-cell office:value-type="float" office:value="0" table:formula="of:=[.C245]-[.J24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4</text:p>
          </table:table-cell>
          <table:table-cell office:value-type="string" table:style-name="ce1">
            <text:p>CONTRIBUCION SUPER DE COMPAÑÍA</text:p>
          </table:table-cell>
          <table:table-cell office:value-type="float" office:value="15954.58" table:style-name="ce11">
            <text:p><text:s/>15.954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5954.58" table:style-name="ce11">
            <text:p><text:s/>15.954,58<text:s/></text:p>
          </table:table-cell>
          <table:table-cell office:value-type="float" office:value="0" table:formula="of:=[.C246]-[.J24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2</text:p>
          </table:table-cell>
          <table:table-cell office:value-type="string" table:style-name="ce1">
            <text:p>IMPUESTO CUERPO DE BOMBEROS</text:p>
          </table:table-cell>
          <table:table-cell office:value-type="float" office:value="414" table:style-name="ce11">
            <text:p><text:s/>41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4" table:style-name="ce11">
            <text:p><text:s/>414,00<text:s/></text:p>
          </table:table-cell>
          <table:table-cell office:value-type="float" office:value="0" table:formula="of:=[.C247]-[.J24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6</text:p>
          </table:table-cell>
          <table:table-cell office:value-type="string" table:style-name="ce1">
            <text:p>IMPUESTO SALIDA DE DIVISAS</text:p>
          </table:table-cell>
          <table:table-cell office:value-type="float" office:value="134.59" table:style-name="ce11">
            <text:p><text:s/>134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4.59" table:style-name="ce11">
            <text:p><text:s/>134,59<text:s/></text:p>
          </table:table-cell>
          <table:table-cell office:value-type="float" office:value="0" table:formula="of:=[.C248]-[.J24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1</text:p>
          </table:table-cell>
          <table:table-cell office:value-type="string" table:style-name="ce1">
            <text:p>IMPUESTO MUNICIPALES</text:p>
          </table:table-cell>
          <table:table-cell office:value-type="float" office:value="52658.44" table:style-name="ce11">
            <text:p><text:s/>52.658,4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2658.44" table:style-name="ce11">
            <text:p><text:s/>52.658,44<text:s/></text:p>
          </table:table-cell>
          <table:table-cell office:value-type="float" office:value="0" table:formula="of:=[.C249]-[.J24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7</text:p>
          </table:table-cell>
          <table:table-cell office:value-type="string" table:style-name="ce1">
            <text:p>MATRICULA EH IMPUESTO VEHICULAR ADM</text:p>
          </table:table-cell>
          <table:table-cell office:value-type="float" office:value="11618.17" table:style-name="ce11">
            <text:p><text:s/>11.618,1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789.94" table:style-name="ce11">
            <text:p><text:s/>11.789,94<text:s/></text:p>
          </table:table-cell>
          <table:table-cell office:value-type="float" office:value="-171.77000000000044" table:formula="of:=[.C250]-[.J250]" table:style-name="ce11">
            <text:p><text:s/>-171,7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7</text:p>
          </table:table-cell>
          <table:table-cell office:value-type="string" table:style-name="ce1">
            <text:p>OTROS IMPUESTOS</text:p>
          </table:table-cell>
          <table:table-cell office:value-type="float" office:value="200" table:style-name="ce11">
            <text:p><text:s/>2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0" table:style-name="ce11">
            <text:p><text:s/>200,00<text:s/></text:p>
          </table:table-cell>
          <table:table-cell office:value-type="float" office:value="0" table:formula="of:=[.C251]-[.J25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5</text:p>
          </table:table-cell>
          <table:table-cell office:value-type="string" table:style-name="ce1">
            <text:p>ASESORIAS</text:p>
          </table:table-cell>
          <table:table-cell office:value-type="float" office:value="12300" table:style-name="ce11">
            <text:p><text:s/>12.300,00<text:s/></text:p>
          </table:table-cell>
          <table:table-cell office:value-type="string" table:style-name="ce27">
            <text:p>7229</text:p>
          </table:table-cell>
          <table:table-cell office:value-type="string" table:style-name="ce28">
            <text:p>OPERACIONES DE REGALÍAS, SERVICIOS TÉCNICOS. ADMINISTRATIVOS, DE CONSULTARÍA Y SIMILARE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2300" table:style-name="ce11">
            <text:p><text:s/>12.300,00<text:s/></text:p>
          </table:table-cell>
          <table:table-cell office:value-type="float" office:value="0" table:formula="of:=[.C252]-[.J25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5</text:p>
          </table:table-cell>
          <table:table-cell office:value-type="string" table:style-name="ce1">
            <text:p>AUDITORIAS</text:p>
          </table:table-cell>
          <table:table-cell office:value-type="float" office:value="7514.72" table:style-name="ce11">
            <text:p><text:s/>7.514,72<text:s/></text:p>
          </table:table-cell>
          <table:table-cell office:value-type="string" table:number-columns-spanned="1" table:number-rows-spanned="4" table:style-name="ce32">
            <text:p>7230</text:p>
          </table:table-cell>
          <table:table-cell office:value-type="string" table:number-columns-spanned="1" table:number-rows-spanned="4" table:style-name="ce33">
            <text:p>OPERACIONES DE REGALÍAS, SERVICIOS TÉCNICOS. ADMINISTRATIVOS, DE CONSULTARÍA Y SIMILARE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7514.72" table:style-name="ce11">
            <text:p><text:s/>7.514,72<text:s/></text:p>
          </table:table-cell>
          <table:table-cell office:value-type="float" office:value="0" table:formula="of:=[.C253]-[.J25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1</text:p>
          </table:table-cell>
          <table:table-cell office:value-type="string" table:style-name="ce1">
            <text:p>GASTOS LEGALES</text:p>
          </table:table-cell>
          <table:table-cell office:value-type="float" office:value="1500" table:style-name="ce11">
            <text:p><text:s/>1.5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21" table:style-name="ce11">
            <text:p><text:s/>2.121,00<text:s/></text:p>
          </table:table-cell>
          <table:table-cell office:value-type="float" office:value="-621" table:formula="of:=[.C254]-[.J254]" table:style-name="ce11">
            <text:p><text:s/>-621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2</text:p>
          </table:table-cell>
          <table:table-cell office:value-type="string" table:style-name="ce1">
            <text:p>SEGURIDAD</text:p>
          </table:table-cell>
          <table:table-cell office:value-type="float" office:value="31790" table:style-name="ce11">
            <text:p><text:s/>31.79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1790" table:style-name="ce11">
            <text:p><text:s/>31.790,00<text:s/></text:p>
          </table:table-cell>
          <table:table-cell office:value-type="float" office:value="0" table:formula="of:=[.C255]-[.J25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2</text:p>
          </table:table-cell>
          <table:table-cell office:value-type="string" table:style-name="ce1">
            <text:p>SERVICIOS DE CONTABILIDAD-ASESORIAS</text:p>
          </table:table-cell>
          <table:table-cell office:value-type="float" office:value="13030" table:style-name="ce11">
            <text:p><text:s/>13.03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030" table:style-name="ce11">
            <text:p><text:s/>13.030,00<text:s/></text:p>
          </table:table-cell>
          <table:table-cell office:value-type="float" office:value="0" table:formula="of:=[.C256]-[.J25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4</text:p>
          </table:table-cell>
          <table:table-cell office:value-type="string" table:style-name="ce1">
            <text:p>IVA COSTO</text:p>
          </table:table-cell>
          <table:table-cell office:value-type="float" office:value="145576.07999999999" table:style-name="ce11">
            <text:p><text:s/>145.576,08<text:s/></text:p>
          </table:table-cell>
          <table:table-cell office:value-type="string" table:style-name="ce27">
            <text:p>7238</text:p>
          </table:table-cell>
          <table:table-cell office:value-type="string" table:style-name="ce28">
            <text:p>IVA QUE SE CARGA AL COSTO O GAST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46206.62" table:style-name="ce11">
            <text:p><text:s/>146.206,62<text:s/></text:p>
          </table:table-cell>
          <table:table-cell office:value-type="float" office:value="-630.54000000000815" table:formula="of:=[.C257]-[.J257]" table:style-name="ce11">
            <text:p><text:s/>-630,5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6</text:p>
          </table:table-cell>
          <table:table-cell office:value-type="string" table:style-name="ce1">
            <text:p>IVA FACTOR DE PROPORCIONALIDAD</text:p>
          </table:table-cell>
          <table:table-cell office:value-type="float" office:value="30166.36" table:style-name="ce11">
            <text:p><text:s/>30.166,36<text:s/></text:p>
          </table:table-cell>
          <table:table-cell office:value-type="string" table:number-columns-spanned="1" table:number-rows-spanned="3" table:style-name="ce32">
            <text:p>7239</text:p>
          </table:table-cell>
          <table:table-cell office:value-type="string" table:number-columns-spanned="1" table:number-rows-spanned="3" table:style-name="ce33">
            <text:p>IVA QUE SE CARGA AL COSTO O GASTO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30166.36" table:style-name="ce11">
            <text:p><text:s/>30.166,36<text:s/></text:p>
          </table:table-cell>
          <table:table-cell office:value-type="float" office:value="0" table:formula="of:=[.C258]-[.J25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3</text:p>
          </table:table-cell>
          <table:table-cell office:value-type="string" table:style-name="ce1">
            <text:p>IVA NO APLICADO (GASTO)</text:p>
          </table:table-cell>
          <table:table-cell office:value-type="float" office:value="13000.73" table:style-name="ce11">
            <text:p><text:s/>13.000,7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000.73" table:style-name="ce11">
            <text:p><text:s/>13.000,73<text:s/></text:p>
          </table:table-cell>
          <table:table-cell office:value-type="float" office:value="0" table:formula="of:=[.C259]-[.J25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4</text:p>
          </table:table-cell>
          <table:table-cell office:value-type="string" table:style-name="ce1">
            <text:p>IVA NO APLICADO (GASTO)</text:p>
          </table:table-cell>
          <table:table-cell office:value-type="float" office:value="89507.87" table:style-name="ce11">
            <text:p><text:s/>89.507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3133.08" table:style-name="ce11">
            <text:p><text:s/>93.133,08<text:s/></text:p>
          </table:table-cell>
          <table:table-cell office:value-type="float" office:value="-3625.2100000000064" table:formula="of:=[.C260]-[.J260]" table:style-name="ce11">
            <text:p><text:s/>-3.625,2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6</text:p>
          </table:table-cell>
          <table:table-cell office:value-type="string" table:style-name="ce1">
            <text:p>AGUA PLANTA</text:p>
          </table:table-cell>
          <table:table-cell office:value-type="float" office:value="9092.5400000000009" table:style-name="ce11">
            <text:p><text:s/>9.092,54<text:s/></text:p>
          </table:table-cell>
          <table:table-cell office:value-type="string" table:number-columns-spanned="1" table:number-rows-spanned="4" table:style-name="ce32">
            <text:p>7241</text:p>
          </table:table-cell>
          <table:table-cell office:value-type="string" table:number-columns-spanned="1" table:number-rows-spanned="4" table:style-name="ce33">
            <text:p>OTROS GASTOS SERVICIOS PUBLICO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9092.5400000000009" table:style-name="ce11">
            <text:p><text:s/>9.092,54<text:s/></text:p>
          </table:table-cell>
          <table:table-cell office:value-type="float" office:value="0" table:formula="of:=[.C261]-[.J26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7</text:p>
          </table:table-cell>
          <table:table-cell office:value-type="string" table:style-name="ce1">
            <text:p>ENERGIA ELECTRICA PLANTA</text:p>
          </table:table-cell>
          <table:table-cell office:value-type="float" office:value="94886.27" table:style-name="ce11">
            <text:p><text:s/>94.886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4886.27" table:style-name="ce11">
            <text:p><text:s/>94.886,27<text:s/></text:p>
          </table:table-cell>
          <table:table-cell office:value-type="float" office:value="0" table:formula="of:=[.C262]-[.J26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7</text:p>
          </table:table-cell>
          <table:table-cell office:value-type="string" table:style-name="ce1">
            <text:p>TAS DE RECOLEPCION DE FACTURA</text:p>
          </table:table-cell>
          <table:table-cell office:value-type="float" office:value="11870.82" table:style-name="ce11">
            <text:p><text:s/>11.870,8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870.82" table:style-name="ce11">
            <text:p><text:s/>11.870,82<text:s/></text:p>
          </table:table-cell>
          <table:table-cell office:value-type="float" office:value="0" table:formula="of:=[.C263]-[.J26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9</text:p>
          </table:table-cell>
          <table:table-cell office:value-type="string" table:style-name="ce1">
            <text:p>TELEFONIA CELULAR</text:p>
          </table:table-cell>
          <table:table-cell office:value-type="float" office:value="599.02" table:style-name="ce11">
            <text:p><text:s/>599,0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99.02" table:style-name="ce11">
            <text:p><text:s/>599,02<text:s/></text:p>
          </table:table-cell>
          <table:table-cell office:value-type="float" office:value="0" table:formula="of:=[.C264]-[.J26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7</text:p>
          </table:table-cell>
          <table:table-cell office:value-type="string" table:style-name="ce1">
            <text:p>AGUA ADMINISTRACION</text:p>
          </table:table-cell>
          <table:table-cell office:value-type="float" office:value="2273.15" table:style-name="ce11">
            <text:p><text:s/>2.273,15<text:s/></text:p>
          </table:table-cell>
          <table:table-cell office:value-type="string" table:number-columns-spanned="1" table:number-rows-spanned="7" table:style-name="ce32">
            <text:p>7242</text:p>
          </table:table-cell>
          <table:table-cell office:value-type="string" table:number-columns-spanned="1" table:number-rows-spanned="7" table:style-name="ce33">
            <text:p>SERVICIOS PUBLICO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2273.15" table:style-name="ce11">
            <text:p><text:s/>2.273,15<text:s/></text:p>
          </table:table-cell>
          <table:table-cell office:value-type="float" office:value="0" table:formula="of:=[.C265]-[.J26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6</text:p>
          </table:table-cell>
          <table:table-cell office:value-type="string" table:style-name="ce1">
            <text:p>ENERGIA ELECTRICA ADMINISTRACION</text:p>
          </table:table-cell>
          <table:table-cell office:value-type="float" office:value="23721.95" table:style-name="ce11">
            <text:p><text:s/>23.721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721.95" table:style-name="ce11">
            <text:p><text:s/>23.721,95<text:s/></text:p>
          </table:table-cell>
          <table:table-cell office:value-type="float" office:value="0" table:formula="of:=[.C266]-[.J26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9</text:p>
          </table:table-cell>
          <table:table-cell office:value-type="string" table:style-name="ce1">
            <text:p>INTERNET</text:p>
          </table:table-cell>
          <table:table-cell office:value-type="float" office:value="11836" table:style-name="ce11">
            <text:p><text:s/>11.836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836" table:style-name="ce11">
            <text:p><text:s/>11.836,00<text:s/></text:p>
          </table:table-cell>
          <table:table-cell office:value-type="float" office:value="0" table:formula="of:=[.C267]-[.J26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8</text:p>
          </table:table-cell>
          <table:table-cell office:value-type="string" table:style-name="ce1">
            <text:p>TASA DE RECOLECCION DE BASURA</text:p>
          </table:table-cell>
          <table:table-cell office:value-type="float" office:value="2967.69" table:style-name="ce11">
            <text:p><text:s/>2.967,6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967.69" table:style-name="ce11">
            <text:p><text:s/>2.967,69<text:s/></text:p>
          </table:table-cell>
          <table:table-cell office:value-type="float" office:value="0" table:formula="of:=[.C268]-[.J26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3</text:p>
          </table:table-cell>
          <table:table-cell office:value-type="string" table:style-name="ce1">
            <text:p>TELEFONIA CELULAR</text:p>
          </table:table-cell>
          <table:table-cell office:value-type="float" office:value="2368.64" table:style-name="ce11">
            <text:p><text:s/>2.368,6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68.64" table:style-name="ce11">
            <text:p><text:s/>2.368,64<text:s/></text:p>
          </table:table-cell>
          <table:table-cell office:value-type="float" office:value="0" table:formula="of:=[.C269]-[.J26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9</text:p>
          </table:table-cell>
          <table:table-cell office:value-type="string" table:style-name="ce1">
            <text:p>TELEFONIA CELULAR VENTAS</text:p>
          </table:table-cell>
          <table:table-cell office:value-type="float" office:value="3006.56" table:style-name="ce11">
            <text:p><text:s/>3.006,5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06.56" table:style-name="ce11">
            <text:p><text:s/>3.006,56<text:s/></text:p>
          </table:table-cell>
          <table:table-cell office:value-type="float" office:value="0" table:formula="of:=[.C270]-[.J27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8</text:p>
          </table:table-cell>
          <table:table-cell office:value-type="string" table:style-name="ce1">
            <text:p>TELEFONIA CONVENCIONAL</text:p>
          </table:table-cell>
          <table:table-cell office:value-type="float" office:value="3982.02" table:style-name="ce11">
            <text:p><text:s/>3.982,0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82.02" table:style-name="ce11">
            <text:p><text:s/>3.982,02<text:s/></text:p>
          </table:table-cell>
          <table:table-cell office:value-type="float" office:value="0" table:formula="of:=[.C271]-[.J27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1</text:p>
          </table:table-cell>
          <table:table-cell office:value-type="string" table:style-name="ce1">
            <text:p>AGASAJO AL PERSONAL DE PLANTA</text:p>
          </table:table-cell>
          <table:table-cell office:value-type="float" office:value="3316.89" table:style-name="ce11">
            <text:p><text:s/>3.316,89<text:s/></text:p>
          </table:table-cell>
          <table:table-cell office:value-type="string" table:number-columns-spanned="1" table:number-rows-spanned="19" table:style-name="ce32">
            <text:p>7247</text:p>
          </table:table-cell>
          <table:table-cell office:value-type="string" table:number-columns-spanned="1" table:number-rows-spanned="19" table:style-name="ce33">
            <text:p>OTROS GASTOS</text:p>
          </table:table-cell>
          <table:table-cell table:number-columns-spanned="1" table:number-rows-spanned="19" table:style-name="ce34"/>
          <table:table-cell table:style-name="ce10"/>
          <table:table-cell table:number-columns-repeated="2" table:style-name="ce11"/>
          <table:table-cell office:value-type="float" office:value="3316.89" table:style-name="ce11">
            <text:p><text:s/>3.316,89<text:s/></text:p>
          </table:table-cell>
          <table:table-cell office:value-type="float" office:value="0" table:formula="of:=[.C272]-[.J27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3</text:p>
          </table:table-cell>
          <table:table-cell office:value-type="string" table:style-name="ce1">
            <text:p>ALIMENTACION PLANTA</text:p>
          </table:table-cell>
          <table:table-cell office:value-type="float" office:value="78358.58" table:style-name="ce11">
            <text:p><text:s/>78.358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8358.58" table:style-name="ce11">
            <text:p><text:s/>78.358,58<text:s/></text:p>
          </table:table-cell>
          <table:table-cell office:value-type="float" office:value="0" table:formula="of:=[.C273]-[.J27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2</text:p>
          </table:table-cell>
          <table:table-cell office:value-type="string" table:style-name="ce1">
            <text:p>ALQUILER DE MAQUINARIAS Y OTROS</text:p>
          </table:table-cell>
          <table:table-cell office:value-type="float" office:value="800" table:style-name="ce11">
            <text:p><text:s/>8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0" table:style-name="ce11">
            <text:p><text:s/>800,00<text:s/></text:p>
          </table:table-cell>
          <table:table-cell office:value-type="float" office:value="0" table:formula="of:=[.C274]-[.J27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5</text:p>
          </table:table-cell>
          <table:table-cell office:value-type="string" table:style-name="ce1">
            <text:p>ARTICULO DE SEGURIDAD</text:p>
          </table:table-cell>
          <table:table-cell office:value-type="float" office:value="21582.6" table:style-name="ce11">
            <text:p><text:s/>21.582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582.6" table:style-name="ce11">
            <text:p><text:s/>21.582,60<text:s/></text:p>
          </table:table-cell>
          <table:table-cell office:value-type="float" office:value="0" table:formula="of:=[.C275]-[.J27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7</text:p>
          </table:table-cell>
          <table:table-cell office:value-type="string" table:style-name="ce1">
            <text:p>CAPACITACION Y SEMINARIO PLANTA</text:p>
          </table:table-cell>
          <table:table-cell office:value-type="float" office:value="3665" table:style-name="ce11">
            <text:p><text:s/>3.66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65" table:style-name="ce11">
            <text:p><text:s/>3.665,00<text:s/></text:p>
          </table:table-cell>
          <table:table-cell office:value-type="float" office:value="0" table:formula="of:=[.C276]-[.J27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3</text:p>
          </table:table-cell>
          <table:table-cell office:value-type="string" table:style-name="ce1">
            <text:p>DESTRUCCIO DESECHOS - MEDIO AMBIENTE</text:p>
          </table:table-cell>
          <table:table-cell office:value-type="float" office:value="1245.8800000000001" table:style-name="ce11">
            <text:p><text:s/>1.245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45.8800000000001" table:style-name="ce11">
            <text:p><text:s/>1.245,88<text:s/></text:p>
          </table:table-cell>
          <table:table-cell office:value-type="float" office:value="0" table:formula="of:=[.C277]-[.J27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4</text:p>
          </table:table-cell>
          <table:table-cell office:value-type="string" table:style-name="ce1">
            <text:p>GASTOS DE CONTROL DE CALIDA</text:p>
          </table:table-cell>
          <table:table-cell office:value-type="float" office:value="194" table:style-name="ce11">
            <text:p><text:s/>19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4" table:style-name="ce11">
            <text:p><text:s/>194,00<text:s/></text:p>
          </table:table-cell>
          <table:table-cell office:value-type="float" office:value="0" table:formula="of:=[.C278]-[.J27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0</text:p>
          </table:table-cell>
          <table:table-cell office:value-type="string" table:style-name="ce1">
            <text:p>GASTOS DE LICENCIA - SOFWARE Y MANTENIMIENTO</text:p>
          </table:table-cell>
          <table:table-cell office:value-type="float" office:value="30334.14" table:style-name="ce11">
            <text:p><text:s/>30.334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334.14" table:style-name="ce11">
            <text:p><text:s/>30.334,14<text:s/></text:p>
          </table:table-cell>
          <table:table-cell office:value-type="float" office:value="0" table:formula="of:=[.C279]-[.J27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5</text:p>
          </table:table-cell>
          <table:table-cell office:value-type="string" table:style-name="ce1">
            <text:p>GASTOS MEDICO PLANTA</text:p>
          </table:table-cell>
          <table:table-cell office:value-type="float" office:value="2084.27" table:style-name="ce11">
            <text:p><text:s/>2.084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84.27" table:style-name="ce11">
            <text:p><text:s/>2.084,27<text:s/></text:p>
          </table:table-cell>
          <table:table-cell office:value-type="float" office:value="0" table:formula="of:=[.C280]-[.J28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8</text:p>
          </table:table-cell>
          <table:table-cell office:value-type="string" table:style-name="ce1">
            <text:p>GASTOS DE MOVILIZACION PLANTA</text:p>
          </table:table-cell>
          <table:table-cell office:value-type="float" office:value="18851.919999999998" table:style-name="ce11">
            <text:p><text:s/>18.851,9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851.919999999998" table:style-name="ce11">
            <text:p><text:s/>18.851,92<text:s/></text:p>
          </table:table-cell>
          <table:table-cell office:value-type="float" office:value="0" table:formula="of:=[.C281]-[.J2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1</text:p>
          </table:table-cell>
          <table:table-cell office:value-type="string" table:style-name="ce1">
            <text:p>OTROS COSTOS DE PRODUCCION</text:p>
          </table:table-cell>
          <table:table-cell office:value-type="float" office:value="271.35000000000002" table:style-name="ce11">
            <text:p><text:s/>271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1.35000000000002" table:style-name="ce11">
            <text:p><text:s/>271,35<text:s/></text:p>
          </table:table-cell>
          <table:table-cell office:value-type="float" office:value="0" table:formula="of:=[.C282]-[.J2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8</text:p>
          </table:table-cell>
          <table:table-cell office:value-type="string" table:style-name="ce1">
            <text:p>OTROS GASTOS DEL PERSONAL</text:p>
          </table:table-cell>
          <table:table-cell office:value-type="float" office:value="135" table:style-name="ce11">
            <text:p><text:s/>13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5" table:style-name="ce11">
            <text:p><text:s/>135,00<text:s/></text:p>
          </table:table-cell>
          <table:table-cell office:value-type="float" office:value="0" table:formula="of:=[.C283]-[.J28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6</text:p>
          </table:table-cell>
          <table:table-cell office:value-type="string" table:style-name="ce1">
            <text:p>OTROS PAGOS BIENES Y SERVICIO PLANTA</text:p>
          </table:table-cell>
          <table:table-cell office:value-type="float" office:value="13578.58" table:style-name="ce11">
            <text:p><text:s/>13.578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698.26" table:style-name="ce11">
            <text:p><text:s/>13.698,26<text:s/></text:p>
          </table:table-cell>
          <table:table-cell office:value-type="float" office:value="-119.68000000000029" table:formula="of:=[.C284]-[.J284]" table:style-name="ce11">
            <text:p><text:s/>-119,6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50</text:p>
          </table:table-cell>
          <table:table-cell office:value-type="string" table:style-name="ce1">
            <text:p>RASTREO SATELITAL</text:p>
          </table:table-cell>
          <table:table-cell office:value-type="float" office:value="858.48" table:style-name="ce11">
            <text:p><text:s/>858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58.48" table:style-name="ce11">
            <text:p><text:s/>858,48<text:s/></text:p>
          </table:table-cell>
          <table:table-cell office:value-type="float" office:value="0" table:formula="of:=[.C285]-[.J2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7</text:p>
          </table:table-cell>
          <table:table-cell office:value-type="string" table:style-name="ce1">
            <text:p>SERVICIO DE AFILADA DE CUCHILLAS</text:p>
          </table:table-cell>
          <table:table-cell office:value-type="float" office:value="5424.31" table:style-name="ce11">
            <text:p><text:s/>5.424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424.31" table:style-name="ce11">
            <text:p><text:s/>5.424,31<text:s/></text:p>
          </table:table-cell>
          <table:table-cell office:value-type="float" office:value="0" table:formula="of:=[.C286]-[.J2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4</text:p>
          </table:table-cell>
          <table:table-cell office:value-type="string" table:style-name="ce1">
            <text:p>SERVICIO DE MANUFACTURAS DIRECTOS</text:p>
          </table:table-cell>
          <table:table-cell office:value-type="float" office:value="404085.66" table:style-name="ce11">
            <text:p><text:s/>404.085,6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4295.41" table:style-name="ce11">
            <text:p><text:s/>404.295,41<text:s/></text:p>
          </table:table-cell>
          <table:table-cell office:value-type="float" office:value="-209.75" table:formula="of:=[.C287]-[.J287]" table:style-name="ce11">
            <text:p><text:s/>-209,75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3</text:p>
          </table:table-cell>
          <table:table-cell office:value-type="string" table:style-name="ce1">
            <text:p>SERVICIO DE MANUFACTURA INDIRECTOS</text:p>
          </table:table-cell>
          <table:table-cell office:value-type="float" office:value="21724.3" table:style-name="ce11">
            <text:p><text:s/>21.724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724.3" table:style-name="ce11">
            <text:p><text:s/>21.724,30<text:s/></text:p>
          </table:table-cell>
          <table:table-cell office:value-type="float" office:value="0" table:formula="of:=[.C288]-[.J2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1</text:p>
          </table:table-cell>
          <table:table-cell office:value-type="string" table:style-name="ce1">
            <text:p>SERVICIOS DE FUMIGACION Y CONTROL DE PLAGAS</text:p>
          </table:table-cell>
          <table:table-cell office:value-type="float" office:value="4100" table:style-name="ce11">
            <text:p><text:s/>4.1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00" table:style-name="ce11">
            <text:p><text:s/>4.100,00<text:s/></text:p>
          </table:table-cell>
          <table:table-cell office:value-type="float" office:value="0" table:formula="of:=[.C289]-[.J2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9</text:p>
          </table:table-cell>
          <table:table-cell office:value-type="string" table:style-name="ce1">
            <text:p>UTILES DE LIMPIEZA, CAFETERIA VARIAS PLANTA</text:p>
          </table:table-cell>
          <table:table-cell office:value-type="float" office:value="3471.01" table:style-name="ce11">
            <text:p><text:s/>3.471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71.01" table:style-name="ce11">
            <text:p><text:s/>3.471,01<text:s/></text:p>
          </table:table-cell>
          <table:table-cell office:value-type="float" office:value="0" table:formula="of:=[.C290]-[.J2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7</text:p>
          </table:table-cell>
          <table:table-cell office:value-type="string" table:style-name="ce1">
            <text:p>AGASAJO DEL PERSONAL ADMINISTRACION</text:p>
          </table:table-cell>
          <table:table-cell office:value-type="float" office:value="31594.99" table:style-name="ce11">
            <text:p><text:s/>31.594,99<text:s/></text:p>
          </table:table-cell>
          <table:table-cell office:value-type="string" table:number-columns-spanned="1" table:number-rows-spanned="28" table:style-name="ce32">
            <text:p>7248</text:p>
          </table:table-cell>
          <table:table-cell office:value-type="string" table:number-columns-spanned="1" table:number-rows-spanned="28" table:style-name="ce33">
            <text:p>OTROS GASTOS</text:p>
          </table:table-cell>
          <table:table-cell table:number-columns-spanned="1" table:number-rows-spanned="28" table:style-name="ce34"/>
          <table:table-cell table:style-name="ce10"/>
          <table:table-cell table:number-columns-repeated="2" table:style-name="ce11"/>
          <table:table-cell office:value-type="float" office:value="31594.99" table:style-name="ce11">
            <text:p><text:s/>31.594,99<text:s/></text:p>
          </table:table-cell>
          <table:table-cell office:value-type="float" office:value="0" table:formula="of:=[.C291]-[.J2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7</text:p>
          </table:table-cell>
          <table:table-cell office:value-type="string" table:style-name="ce1">
            <text:p>AGASAJO DEL PERSONAL VENTA</text:p>
          </table:table-cell>
          <table:table-cell office:value-type="float" office:value="66.66" table:style-name="ce11">
            <text:p><text:s/>66,6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6.66" table:style-name="ce11">
            <text:p><text:s/>66,66<text:s/></text:p>
          </table:table-cell>
          <table:table-cell office:value-type="float" office:value="0" table:formula="of:=[.C292]-[.J2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0</text:p>
          </table:table-cell>
          <table:table-cell office:value-type="string" table:style-name="ce1">
            <text:p>AJUSTE DE CENTAVO</text:p>
          </table:table-cell>
          <table:table-cell office:value-type="float" office:value="14.93" table:style-name="ce11">
            <text:p><text:s/>14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.649999999999999" table:style-name="ce11">
            <text:p><text:s/>18,65<text:s/></text:p>
          </table:table-cell>
          <table:table-cell office:value-type="float" office:value="-3.7199999999999989" table:formula="of:=[.C293]-[.J293]" table:style-name="ce11">
            <text:p><text:s/>-3,7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2</text:p>
          </table:table-cell>
          <table:table-cell office:value-type="string" table:style-name="ce1">
            <text:p>ALIMENTACION ADMINISTRACION</text:p>
          </table:table-cell>
          <table:table-cell office:value-type="float" office:value="12561.52" table:style-name="ce11">
            <text:p><text:s/>12.561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561.52" table:style-name="ce11">
            <text:p><text:s/>12.561,52<text:s/></text:p>
          </table:table-cell>
          <table:table-cell office:value-type="float" office:value="0" table:formula="of:=[.C294]-[.J2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2</text:p>
          </table:table-cell>
          <table:table-cell office:value-type="string" table:style-name="ce1">
            <text:p>ALIMENTACION VENTAS</text:p>
          </table:table-cell>
          <table:table-cell office:value-type="float" office:value="6887.82" table:style-name="ce11">
            <text:p><text:s/>6.887,8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887.82" table:style-name="ce11">
            <text:p><text:s/>6.887,82<text:s/></text:p>
          </table:table-cell>
          <table:table-cell office:value-type="float" office:value="0" table:formula="of:=[.C295]-[.J2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6</text:p>
          </table:table-cell>
          <table:table-cell office:value-type="string" table:style-name="ce1">
            <text:p>CAPACITACION Y SEMINARIO ADMINISTRACION</text:p>
          </table:table-cell>
          <table:table-cell office:value-type="float" office:value="2563" table:style-name="ce11">
            <text:p><text:s/>2.563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63" table:style-name="ce11">
            <text:p><text:s/>2.563,00<text:s/></text:p>
          </table:table-cell>
          <table:table-cell office:value-type="float" office:value="0" table:formula="of:=[.C296]-[.J2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6</text:p>
          </table:table-cell>
          <table:table-cell office:value-type="string" table:style-name="ce1">
            <text:p>CAPACITACION Y SEMINARIO VENTAS</text:p>
          </table:table-cell>
          <table:table-cell office:value-type="float" office:value="2141" table:style-name="ce11">
            <text:p><text:s/>2.141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41" table:style-name="ce11">
            <text:p><text:s/>2.141,00<text:s/></text:p>
          </table:table-cell>
          <table:table-cell office:value-type="float" office:value="0" table:formula="of:=[.C297]-[.J29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4</text:p>
          </table:table-cell>
          <table:table-cell office:value-type="string" table:style-name="ce1">
            <text:p>CORREO Y COURRIER</text:p>
          </table:table-cell>
          <table:table-cell office:value-type="float" office:value="1076.3499999999999" table:style-name="ce11">
            <text:p><text:s/>1.076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76.3499999999999" table:style-name="ce11">
            <text:p><text:s/>1.076,35<text:s/></text:p>
          </table:table-cell>
          <table:table-cell office:value-type="float" office:value="0" table:formula="of:=[.C298]-[.J29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2</text:p>
          </table:table-cell>
          <table:table-cell office:value-type="string" table:style-name="ce1">
            <text:p>CORREO Y COURRIER</text:p>
          </table:table-cell>
          <table:table-cell office:value-type="float" office:value="18098.73" table:style-name="ce11">
            <text:p><text:s/>18.098,7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098.73" table:style-name="ce11">
            <text:p><text:s/>18.098,73<text:s/></text:p>
          </table:table-cell>
          <table:table-cell office:value-type="float" office:value="0" table:formula="of:=[.C299]-[.J29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3</text:p>
          </table:table-cell>
          <table:table-cell office:value-type="string" table:style-name="ce1">
            <text:p>CUOTAS Y SUSCRIPCIONES</text:p>
          </table:table-cell>
          <table:table-cell office:value-type="float" office:value="10680" table:style-name="ce11">
            <text:p><text:s/>10.68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80" table:style-name="ce11">
            <text:p><text:s/>10.680,00<text:s/></text:p>
          </table:table-cell>
          <table:table-cell office:value-type="float" office:value="0" table:formula="of:=[.C300]-[.J30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2</text:p>
          </table:table-cell>
          <table:table-cell office:value-type="string" table:style-name="ce1">
            <text:p>DONACIONES</text:p>
          </table:table-cell>
          <table:table-cell office:value-type="float" office:value="3267.41" table:style-name="ce11">
            <text:p><text:s/>3.267,4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67.41" table:style-name="ce11">
            <text:p><text:s/>3.267,41<text:s/></text:p>
          </table:table-cell>
          <table:table-cell office:value-type="float" office:value="0" table:formula="of:=[.C301]-[.J30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0</text:p>
          </table:table-cell>
          <table:table-cell office:value-type="string" table:style-name="ce1">
            <text:p>GASTO MOVILIZACION ADMINISTRACION</text:p>
          </table:table-cell>
          <table:table-cell office:value-type="float" office:value="2118.9499999999998" table:style-name="ce11">
            <text:p><text:s/>2.118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18.9499999999998" table:style-name="ce11">
            <text:p><text:s/>2.118,95<text:s/></text:p>
          </table:table-cell>
          <table:table-cell office:value-type="float" office:value="0" table:formula="of:=[.C302]-[.J30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41</text:p>
          </table:table-cell>
          <table:table-cell office:value-type="string" table:style-name="ce1">
            <text:p>GASTOS DE EMBARQUE POR REEXPORTACION</text:p>
          </table:table-cell>
          <table:table-cell office:value-type="float" office:value="250" table:style-name="ce11">
            <text:p><text:s/>25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0" table:style-name="ce11">
            <text:p><text:s/>250,00<text:s/></text:p>
          </table:table-cell>
          <table:table-cell office:value-type="float" office:value="0" table:formula="of:=[.C303]-[.J30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6</text:p>
          </table:table-cell>
          <table:table-cell office:value-type="string" table:style-name="ce1">
            <text:p>GASTOS DE EXPORTACION</text:p>
          </table:table-cell>
          <table:table-cell office:value-type="float" office:value="60739.83" table:style-name="ce11">
            <text:p><text:s/>60.739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0484.82999999999" table:style-name="ce11">
            <text:p><text:s/>140.484,83<text:s/></text:p>
          </table:table-cell>
          <table:table-cell office:value-type="float" office:value="-79744.999999999985" table:formula="of:=[.C304]-[.J304]" table:style-name="ce11">
            <text:p><text:s/>-79.745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4</text:p>
          </table:table-cell>
          <table:table-cell office:value-type="string" table:style-name="ce1">
            <text:p>GASTOS DE LICENCIA - SOFWARE Y MANTENIMIENTO</text:p>
          </table:table-cell>
          <table:table-cell office:value-type="float" office:value="27632.62" table:style-name="ce11">
            <text:p><text:s/>27.632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632.62" table:style-name="ce11">
            <text:p><text:s/>27.632,62<text:s/></text:p>
          </table:table-cell>
          <table:table-cell office:value-type="float" office:value="0" table:formula="of:=[.C305]-[.J30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4</text:p>
          </table:table-cell>
          <table:table-cell office:value-type="string" table:style-name="ce1">
            <text:p>GASTOS MEDICOS VENTA Y ADMINISTRACION</text:p>
          </table:table-cell>
          <table:table-cell office:value-type="float" office:value="3096.2" table:style-name="ce11">
            <text:p><text:s/>3.096,2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96.2" table:style-name="ce11">
            <text:p><text:s/>3.096,20<text:s/></text:p>
          </table:table-cell>
          <table:table-cell office:value-type="float" office:value="0" table:formula="of:=[.C306]-[.J30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1</text:p>
          </table:table-cell>
          <table:table-cell office:value-type="string" table:style-name="ce1">
            <text:p>GASTOS MENORES DE ACTIVOS ADMINISTRACION</text:p>
          </table:table-cell>
          <table:table-cell office:value-type="float" office:value="419.49" table:style-name="ce11">
            <text:p><text:s/>419,4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9.49" table:style-name="ce11">
            <text:p><text:s/>419,49<text:s/></text:p>
          </table:table-cell>
          <table:table-cell office:value-type="float" office:value="0" table:formula="of:=[.C307]-[.J30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3</text:p>
          </table:table-cell>
          <table:table-cell office:value-type="string" table:style-name="ce1">
            <text:p>GASTO NO DEDUCIBLE</text:p>
          </table:table-cell>
          <table:table-cell office:value-type="float" office:value="68980.91" table:style-name="ce11">
            <text:p><text:s/>68.980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4478.22" table:style-name="ce11">
            <text:p><text:s/>94.478,22<text:s/></text:p>
          </table:table-cell>
          <table:table-cell office:value-type="float" office:value="-25497.309999999998" table:formula="of:=[.C308]-[.J308]" table:style-name="ce11">
            <text:p><text:s/>-25.497,3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2</text:p>
          </table:table-cell>
          <table:table-cell office:value-type="string" table:style-name="ce1">
            <text:p>MOVILIZACION VENTAS</text:p>
          </table:table-cell>
          <table:table-cell office:value-type="float" office:value="22" table:style-name="ce11">
            <text:p><text:s/>22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" table:style-name="ce11">
            <text:p><text:s/>22,00<text:s/></text:p>
          </table:table-cell>
          <table:table-cell office:value-type="float" office:value="0" table:formula="of:=[.C309]-[.J30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40</text:p>
          </table:table-cell>
          <table:table-cell office:value-type="string" table:style-name="ce1">
            <text:p>OBSEQUIOS Y MUESTRAS DE CLIENTE</text:p>
          </table:table-cell>
          <table:table-cell office:value-type="float" office:value="10935.44" table:style-name="ce11">
            <text:p><text:s/>10.935,4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935.44" table:style-name="ce11">
            <text:p><text:s/>10.935,44<text:s/></text:p>
          </table:table-cell>
          <table:table-cell office:value-type="float" office:value="0" table:formula="of:=[.C310]-[.J31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9</text:p>
          </table:table-cell>
          <table:table-cell office:value-type="string" table:style-name="ce1">
            <text:p>OTROS COSTOS DE IMPORTACION Y PRODUCCION</text:p>
          </table:table-cell>
          <table:table-cell office:value-type="float" office:value="582.35" table:style-name="ce11">
            <text:p><text:s/>582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89.71" table:style-name="ce11">
            <text:p><text:s/>689,71<text:s/></text:p>
          </table:table-cell>
          <table:table-cell office:value-type="float" office:value="-107.36000000000001" table:formula="of:=[.C311]-[.J311]" table:style-name="ce11">
            <text:p><text:s/>-107,3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40009</text:p>
          </table:table-cell>
          <table:table-cell office:value-type="string" table:style-name="ce1">
            <text:p>OTROS EGRESOS</text:p>
          </table:table-cell>
          <table:table-cell office:value-type="float" office:value="1.1399999999999999" table:style-name="ce11">
            <text:p><text:s/>1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82.66" table:style-name="ce11">
            <text:p><text:s/>4.082,66<text:s/></text:p>
          </table:table-cell>
          <table:table-cell office:value-type="float" office:value="-4081.52" table:formula="of:=[.C312]-[.J312]" table:style-name="ce11">
            <text:p><text:s/>-4.081,5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6</text:p>
          </table:table-cell>
          <table:table-cell office:value-type="string" table:style-name="ce1">
            <text:p>OTROS PAGOS BIENES Y SERVICIOS ADMINISTRACION</text:p>
          </table:table-cell>
          <table:table-cell office:value-type="float" office:value="30687.19" table:style-name="ce11">
            <text:p><text:s/>30.687,1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687.19" table:style-name="ce11">
            <text:p><text:s/>30.687,19<text:s/></text:p>
          </table:table-cell>
          <table:table-cell office:value-type="float" office:value="0" table:formula="of:=[.C313]-[.J31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0</text:p>
          </table:table-cell>
          <table:table-cell office:value-type="string" table:style-name="ce1">
            <text:p>OTROS PAGOS BIENES Y SERVICIOS VENTA</text:p>
          </table:table-cell>
          <table:table-cell office:value-type="float" office:value="11642.07" table:style-name="ce11">
            <text:p><text:s/>11.642,0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642.07" table:style-name="ce11">
            <text:p><text:s/>11.642,07<text:s/></text:p>
          </table:table-cell>
          <table:table-cell office:value-type="float" office:value="0" table:formula="of:=[.C314]-[.J31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9</text:p>
          </table:table-cell>
          <table:table-cell office:value-type="string" table:style-name="ce1">
            <text:p>REGISTRO SY DESECHOS</text:p>
          </table:table-cell>
          <table:table-cell office:value-type="float" office:value="744" table:style-name="ce11">
            <text:p><text:s/>74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44" table:style-name="ce11">
            <text:p><text:s/>744,00<text:s/></text:p>
          </table:table-cell>
          <table:table-cell office:value-type="float" office:value="0" table:formula="of:=[.C315]-[.J31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1</text:p>
          </table:table-cell>
          <table:table-cell office:value-type="string" table:style-name="ce1">
            <text:p>RETENCIONES ASUMIDAS</text:p>
          </table:table-cell>
          <table:table-cell office:value-type="float" office:value="362.88" table:style-name="ce11">
            <text:p><text:s/>362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2.88" table:style-name="ce11">
            <text:p><text:s/>362,88<text:s/></text:p>
          </table:table-cell>
          <table:table-cell office:value-type="float" office:value="0" table:formula="of:=[.C316]-[.J3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5</text:p>
          </table:table-cell>
          <table:table-cell office:value-type="string" table:style-name="ce1">
            <text:p>SISTEMA DE CIRCUITO CERRADO</text:p>
          </table:table-cell>
          <table:table-cell office:value-type="float" office:value="916.7" table:style-name="ce11">
            <text:p><text:s/>916,7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16.7" table:style-name="ce11">
            <text:p><text:s/>916,70<text:s/></text:p>
          </table:table-cell>
          <table:table-cell office:value-type="float" office:value="0" table:formula="of:=[.C317]-[.J3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0</text:p>
          </table:table-cell>
          <table:table-cell office:value-type="string" table:style-name="ce1">
            <text:p>UTILES DE LIMPIEZ/ CEFETERIA</text:p>
          </table:table-cell>
          <table:table-cell office:value-type="float" office:value="4629.38" table:style-name="ce11">
            <text:p><text:s/>4.629,3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629.38" table:style-name="ce11">
            <text:p><text:s/>4.629,38<text:s/></text:p>
          </table:table-cell>
          <table:table-cell office:value-type="float" office:value="0" table:formula="of:=[.C318]-[.J3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20001</text:p>
          </table:table-cell>
          <table:table-cell office:value-type="string" table:style-name="ce17">
            <text:p>GASTOS BANCARIOS</text:p>
          </table:table-cell>
          <table:table-cell office:value-type="float" office:value="14058.29" table:style-name="ce18">
            <text:p><text:s/>14.058,29<text:s/></text:p>
          </table:table-cell>
          <table:table-cell office:value-type="string" table:style-name="ce8">
            <text:p>7269</text:p>
          </table:table-cell>
          <table:table-cell office:value-type="string" table:style-name="ce28">
            <text:p>GASTOS FINANCIEROS NO RELACIONAD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4076.8" table:style-name="ce11">
            <text:p><text:s/>14.076,80<text:s/></text:p>
          </table:table-cell>
          <table:table-cell office:value-type="float" office:value="-18.509999999998399" table:formula="of:=[.C319]-[.J319]" table:style-name="ce11">
            <text:p><text:s/>-18,51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10001</text:p>
          </table:table-cell>
          <table:table-cell office:value-type="string" table:style-name="ce17">
            <text:p>INTERESES BANCARIOS</text:p>
          </table:table-cell>
          <table:table-cell office:value-type="float" office:value="59682.38" table:style-name="ce18">
            <text:p><text:s/>59.682,38<text:s/></text:p>
          </table:table-cell>
          <table:table-cell office:value-type="string" table:style-name="ce8">
            <text:p>7281</text:p>
          </table:table-cell>
          <table:table-cell office:value-type="string" table:style-name="ce28">
            <text:p>INTERESES CON INSTITUCIONES FINANCIERA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59698.53" table:style-name="ce11">
            <text:p><text:s/>59.698,53<text:s/></text:p>
          </table:table-cell>
          <table:table-cell office:value-type="float" office:value="-16.150000000001455" table:formula="of:=[.C320]-[.J320]" table:style-name="ce11">
            <text:p><text:s/>-16,15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205010018</text:p>
          </table:table-cell>
          <table:table-cell office:value-type="string" table:style-name="ce17">
            <text:p>MULTAS E INTERESES</text:p>
          </table:table-cell>
          <table:table-cell office:value-type="float" office:value="1198.4000000000001" table:style-name="ce18">
            <text:p><text:s/>1.198,40<text:s/></text:p>
          </table:table-cell>
          <table:table-cell office:value-type="string" table:style-name="ce8">
            <text:p>7293</text:p>
          </table:table-cell>
          <table:table-cell office:value-type="string" table:style-name="ce28">
            <text:p>INTERESES PAGADOS A TERCER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198.4000000000001" table:style-name="ce11">
            <text:p><text:s/>1.198,40<text:s/></text:p>
          </table:table-cell>
          <table:table-cell office:value-type="float" office:value="0" table:formula="of:=[.C321]-[.J3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20002</text:p>
          </table:table-cell>
          <table:table-cell office:value-type="string" table:style-name="ce17">
            <text:p>DIFERENCIA EN CAMBIO</text:p>
          </table:table-cell>
          <table:table-cell office:value-type="float" office:value="742.41" table:style-name="ce18">
            <text:p><text:s/>742,41<text:s/></text:p>
          </table:table-cell>
          <table:table-cell office:value-type="string" table:style-name="ce8">
            <text:p>7305</text:p>
          </table:table-cell>
          <table:table-cell office:value-type="string" table:style-name="ce28">
            <text:p>OTROS INTERESES PAGADOS A TERCER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742.41" table:style-name="ce11">
            <text:p><text:s/>742,41<text:s/></text:p>
          </table:table-cell>
          <table:table-cell office:value-type="float" office:value="0" table:formula="of:=[.C322]-[.J3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1</text:p>
          </table:table-cell>
          <table:table-cell office:value-type="string" table:style-name="ce20">
            <text:p>TOTAL COSTOS OPERACIONALES</text:p>
          </table:table-cell>
          <table:table-cell table:style-name="ce20"/>
          <table:table-cell table:style-name="ce10"/>
          <table:table-cell table:number-columns-repeated="4" table:style-name="ce11"/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2</text:p>
          </table:table-cell>
          <table:table-cell office:value-type="string" table:style-name="ce20">
            <text:p>TOTAL GASTOS</text:p>
          </table:table-cell>
          <table:table-cell table:style-name="ce20"/>
          <table:table-cell table:style-name="ce10"/>
          <table:table-cell table:number-columns-repeated="3" table:style-name="ce11"/>
          <table:table-cell office:value-type="float" office:value="-5574751.0699999994" table:formula="of:=SUM([.K2:.K323])" table:style-name="ce11">
            <text:p><text:s/>-5.574.751,07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9</text:p>
          </table:table-cell>
          <table:table-cell office:value-type="string" table:style-name="ce20">
            <text:p>TOTAL COSTOS Y GASTOS</text:p>
          </table:table-cell>
          <table:table-cell table:style-name="ce20"/>
          <table:table-cell table:style-name="ce10"/>
          <table:table-cell table:number-columns-repeated="4" table:style-name="ce11"/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801</text:p>
          </table:table-cell>
          <table:table-cell office:value-type="string" table:style-name="ce22">
            <text:p>UTILIDAD DEL EJERCICIO</text:p>
          </table:table-cell>
          <table:table-cell table:style-name="ce22"/>
          <table:table-cell table:style-name="ce10"/>
          <table:table-cell table:number-columns-repeated="4" table:style-name="ce11"/>
          <table:table-cell table:number-columns-repeated="16373"/>
        </table:table-row>
        <table:table-row table:number-rows-repeated="1048250" table:style-name="ro2">
          <table:table-cell table:number-columns-repeated="16384"/>
        </table:table-row>
      </table:table>
      <table:table table:name="Hoja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6" table:default-cell-style-name="ce1"/>
        <table:table-column table:style-name="co10" table:number-columns-repeated="15364" table:default-cell-style-name="ce1"/>
        <table:table-row table:style-name="ro3">
          <table:table-cell table:style-name="ce1"/>
          <table:table-cell office:value-type="string" table:style-name="ce38">
            <text:p>GRAFIMPAC 2014<text:s text:c="86"/>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Balance de Comprobación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Sistema Integrado LUCA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Fecha Desde:2021.01.01 - Fecha Hasta :2021.06.30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1"/>
          <table:table-cell office:value-type="string" table:style-name="ce38">
            <text:p>Saldo Anterior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8">
            <text:p>Cuenta</text:p>
          </table:table-cell>
          <table:table-cell office:value-type="string" table:style-name="ce38">
            <text:p>Descripción</text:p>
          </table:table-cell>
          <table:table-cell office:value-type="string" table:style-name="ce38">
            <text:p>DEBE</text:p>
          </table:table-cell>
          <table:table-cell office:value-type="string" table:style-name="ce38">
            <text:p>HABER</text:p>
          </table:table-cell>
          <table:table-cell table:number-columns-repeated="16380"/>
        </table:table-row>
        <table:table-row table:style-name="ro2">
          <table:table-cell office:value-type="float" office:value="101010101001" table:style-name="ce1">
            <text:p>1,0101E+11</text:p>
          </table:table-cell>
          <table:table-cell office:value-type="string" table:style-name="ce1">
            <text:p>Caja Chica Administracion<text:s text:c="5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1002" table:style-name="ce1">
            <text:p>1,0101E+11</text:p>
          </table:table-cell>
          <table:table-cell office:value-type="string" table:style-name="ce1">
            <text:p>Caja Chica Ventas<text:s text:c="6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1004" table:style-name="ce1">
            <text:p>1,0101E+11</text:p>
          </table:table-cell>
          <table:table-cell office:value-type="string" table:style-name="ce1">
            <text:p>Depòsitos en trànsito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2001" table:style-name="ce1">
            <text:p>1,0101E+11</text:p>
          </table:table-cell>
          <table:table-cell office:value-type="string" table:style-name="ce1">
            <text:p>Caja General<text:s text:c="68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1" table:style-name="ce1">
            <text:p>1,0101E+11</text:p>
          </table:table-cell>
          <table:table-cell office:value-type="string" table:style-name="ce1">
            <text:p>Banco de Guayaquil cta cte 263005-2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2" table:style-name="ce1">
            <text:p>1,0101E+11</text:p>
          </table:table-cell>
          <table:table-cell office:value-type="string" table:style-name="ce1">
            <text:p>Banco Pichincha cta cte. 3504483604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4" table:style-name="ce1">
            <text:p>1,0101E+11</text:p>
          </table:table-cell>
          <table:table-cell office:value-type="string" table:style-name="ce1">
            <text:p>Banco del Pacifico cta. cte. 0007736517<text:s text:c="41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5" table:style-name="ce1">
            <text:p>1,0101E+11</text:p>
          </table:table-cell>
          <table:table-cell office:value-type="string" table:style-name="ce1">
            <text:p>Banco Procredit Cta. Cte 009030138187<text:s text:c="4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6" table:style-name="ce1">
            <text:p>1,0101E+11</text:p>
          </table:table-cell>
          <table:table-cell office:value-type="string" table:style-name="ce1">
            <text:p>Banco Procredit Cta. Ahorro <text:s/>00901011725643<text:s text:c="3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2001" table:style-name="ce1">
            <text:p>1,0101E+11</text:p>
          </table:table-cell>
          <table:table-cell office:value-type="string" table:style-name="ce1">
            <text:p>Banco del Exterior.- Terrabank N.A.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2001" table:style-name="ce1">
            <text:p>1,01021E+11</text:p>
          </table:table-cell>
          <table:table-cell office:value-type="string" table:style-name="ce1">
            <text:p>Cuentas por Cobrar Clientes<text:s text:c="5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2002" table:style-name="ce1">
            <text:p>1,01021E+11</text:p>
          </table:table-cell>
          <table:table-cell office:value-type="string" table:style-name="ce1">
            <text:p>Documentos de clientes (Ch P/F)<text:s text:c="4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3001" table:style-name="ce1">
            <text:p>1,01021E+11</text:p>
          </table:table-cell>
          <table:table-cell office:value-type="string" table:style-name="ce1">
            <text:p>Otras Cuentas por cobrar<text:s text:c="56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3001" table:style-name="ce1">
            <text:p>1,01021E+11</text:p>
          </table:table-cell>
          <table:table-cell office:value-type="string" table:style-name="ce1">
            <text:p>Cuentas por Cobrar Sabella S. A.<text:s text:c="48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1" table:style-name="ce1">
            <text:p>1,01021E+11</text:p>
          </table:table-cell>
          <table:table-cell office:value-type="string" table:style-name="ce1">
            <text:p>Anticipo Sueldo<text:s text:c="6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2" table:style-name="ce1">
            <text:p>1,01021E+11</text:p>
          </table:table-cell>
          <table:table-cell office:value-type="string" table:style-name="ce1">
            <text:p>Prestamos Empleados<text:s text:c="61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3" table:style-name="ce1">
            <text:p>1,01021E+11</text:p>
          </table:table-cell>
          <table:table-cell office:value-type="string" table:style-name="ce1">
            <text:p>Anticipos a Decimo Tercero<text:s text:c="54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4" table:style-name="ce1">
            <text:p>1,01021E+11</text:p>
          </table:table-cell>
          <table:table-cell office:value-type="string" table:style-name="ce1">
            <text:p>Anticipos a Decimo Cuarto<text:s text:c="5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5" table:style-name="ce1">
            <text:p>1,01021E+11</text:p>
          </table:table-cell>
          <table:table-cell office:value-type="string" table:style-name="ce1">
            <text:p>Anticipos utilidades<text:s text:c="6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6" table:style-name="ce1">
            <text:p>1,01021E+11</text:p>
          </table:table-cell>
          <table:table-cell office:value-type="string" table:style-name="ce1">
            <text:p>Otros Descuentos a Empleados<text:s text:c="52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7" table:style-name="ce1">
            <text:p>1,01021E+11</text:p>
          </table:table-cell>
          <table:table-cell office:value-type="string" table:style-name="ce1">
            <text:p>Otros Cargos x Multas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1002" table:style-name="ce1">
            <text:p>1,01021E+11</text:p>
          </table:table-cell>
          <table:table-cell office:value-type="string" table:style-name="ce1">
            <text:p>Anticipo proveedores locales<text:s text:c="52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1003" table:style-name="ce1">
            <text:p>1,01021E+11</text:p>
          </table:table-cell>
          <table:table-cell office:value-type="string" table:style-name="ce1">
            <text:p>Anticipo proveedores <text:s/>exterior<text:s text:c="5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1" table:style-name="ce1">
            <text:p>1,01021E+11</text:p>
          </table:table-cell>
          <table:table-cell office:value-type="string" table:style-name="ce1">
            <text:p>Anticipo gastos de viaje<text:s text:c="56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4" table:style-name="ce1">
            <text:p>1,01021E+11</text:p>
          </table:table-cell>
          <table:table-cell office:value-type="string" table:style-name="ce1">
            <text:p>Cuentas por cobrar IESS<text:s text:c="5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5" table:style-name="ce1">
            <text:p>1,01021E+11</text:p>
          </table:table-cell>
          <table:table-cell office:value-type="string" table:style-name="ce1">
            <text:p>Cuentas por liquidar<text:s text:c="6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7" table:style-name="ce1">
            <text:p>1,01021E+11</text:p>
          </table:table-cell>
          <table:table-cell office:value-type="string" table:style-name="ce1">
            <text:p>Anticipo cuentas por rendir<text:s text:c="53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9" table:style-name="ce1">
            <text:p>1,01021E+11</text:p>
          </table:table-cell>
          <table:table-cell office:value-type="string" table:style-name="ce1">
            <text:p>Deudores varios<text:s text:c="6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10" table:style-name="ce1">
            <text:p>1,01021E+11</text:p>
          </table:table-cell>
          <table:table-cell office:value-type="string" table:style-name="ce1">
            <text:p>Anticipo movilizacion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901001" table:style-name="ce1">
            <text:p>1,01021E+11</text:p>
          </table:table-cell>
          <table:table-cell office:value-type="string" table:style-name="ce1">
            <text:p>(-) Provisión Cuentas Incobrables<text:s text:c="4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101001" table:style-name="ce1">
            <text:p>1,0103E+11</text:p>
          </table:table-cell>
          <table:table-cell office:value-type="string" table:style-name="ce1">
            <text:p>Inventario Bobinas<text:s text:c="6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102001" table:style-name="ce1">
            <text:p>1,0103E+11</text:p>
          </table:table-cell>
          <table:table-cell office:value-type="string" table:style-name="ce1">
            <text:p>Inventario Materia Prima<text:s text:c="5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201001" table:style-name="ce1">
            <text:p>1,0103E+11</text:p>
          </table:table-cell>
          <table:table-cell office:value-type="string" table:style-name="ce1">
            <text:p>Inventario de Productos en Proceso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301001" table:style-name="ce1">
            <text:p>1,0103E+11</text:p>
          </table:table-cell>
          <table:table-cell office:value-type="string" table:style-name="ce1">
            <text:p>Inventario Productos Terminados<text:s text:c="4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301003" table:style-name="ce1">
            <text:p>1,0103E+11</text:p>
          </table:table-cell>
          <table:table-cell office:value-type="string" table:style-name="ce1">
            <text:p>Inventario Productos Terminados Adquirido<text:s text:c="3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401001" table:style-name="ce1">
            <text:p>1,0103E+11</text:p>
          </table:table-cell>
          <table:table-cell office:value-type="string" table:style-name="ce1">
            <text:p>Inventario de Empaques<text:s text:c="5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501001" table:style-name="ce1">
            <text:p>1,01031E+11</text:p>
          </table:table-cell>
          <table:table-cell office:value-type="string" table:style-name="ce1">
            <text:p>Inventarios de Suministros Industriales<text:s text:c="4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601001" table:style-name="ce1">
            <text:p>1,01031E+11</text:p>
          </table:table-cell>
          <table:table-cell office:value-type="string" table:style-name="ce1">
            <text:p>Inventario de Repuestos<text:s text:c="57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701001" table:style-name="ce1">
            <text:p>1,01031E+11</text:p>
          </table:table-cell>
          <table:table-cell office:value-type="string" table:style-name="ce1">
            <text:p>Importaciones en Transito<text:s text:c="5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801001" table:style-name="ce1">
            <text:p>1,01031E+11</text:p>
          </table:table-cell>
          <table:table-cell office:value-type="string" table:style-name="ce1">
            <text:p>Mov. de Inventario en Transito<text:s text:c="50"/></text:p>
          </table:table-cell>
          <table:table-cell office:value-type="float" office:value="-241905.98" table:style-name="ce39">
            <text:p>-241.905,98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40101001" table:style-name="ce1">
            <text:p>1,0104E+11</text:p>
          </table:table-cell>
          <table:table-cell office:value-type="string" table:style-name="ce1">
            <text:p>Seguros Pagado por Anticipado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40101002" table:style-name="ce1">
            <text:p>1,0104E+11</text:p>
          </table:table-cell>
          <table:table-cell office:value-type="string" table:style-name="ce1">
            <text:p>Servicios pagados por anticipado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1001" table:style-name="ce1">
            <text:p>1,0105E+11</text:p>
          </table:table-cell>
          <table:table-cell office:value-type="string" table:style-name="ce1">
            <text:p>IVA pagado 12%- Credito Tributario<text:s text:c="4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1" table:style-name="ce1">
            <text:p>1,0105E+11</text:p>
          </table:table-cell>
          <table:table-cell office:value-type="string" table:style-name="ce1">
            <text:p>I.V.A. Clientes 3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3" table:style-name="ce1">
            <text:p>1,0105E+11</text:p>
          </table:table-cell>
          <table:table-cell office:value-type="string" table:style-name="ce1">
            <text:p>I.V.A. Clientes 100%<text:s text:c="60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4" table:style-name="ce1">
            <text:p>1,0105E+11</text:p>
          </table:table-cell>
          <table:table-cell office:value-type="string" table:style-name="ce1">
            <text:p>I.V.A. Clientes 1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5" table:style-name="ce1">
            <text:p>1,0105E+11</text:p>
          </table:table-cell>
          <table:table-cell office:value-type="string" table:style-name="ce1">
            <text:p>I.V.A. <text:s/>Clientes 20%<text:s text:c="60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1" table:style-name="ce1">
            <text:p>1,0105E+11</text:p>
          </table:table-cell>
          <table:table-cell office:value-type="string" table:style-name="ce1">
            <text:p>Retención en la Fuente I.R.1%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2" table:style-name="ce1">
            <text:p>1,0105E+11</text:p>
          </table:table-cell>
          <table:table-cell office:value-type="string" table:style-name="ce1">
            <text:p>Retención en la Fuente I.R.2%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3" table:style-name="ce1">
            <text:p>1,0105E+11</text:p>
          </table:table-cell>
          <table:table-cell office:value-type="string" table:style-name="ce1">
            <text:p>Retencion en la fuente ISD<text:s text:c="5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4" table:style-name="ce1">
            <text:p>1,0105E+11</text:p>
          </table:table-cell>
          <table:table-cell office:value-type="string" table:style-name="ce1">
            <text:p>Reclamos al SRI<text:s text:c="6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5" table:style-name="ce1">
            <text:p>1,0105E+11</text:p>
          </table:table-cell>
          <table:table-cell office:value-type="string" table:style-name="ce1">
            <text:p>Retencion en la fuente rendimientos financ.<text:s text:c="37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6" table:style-name="ce1">
            <text:p>1,0105E+11</text:p>
          </table:table-cell>
          <table:table-cell office:value-type="string" table:style-name="ce1">
            <text:p>Remanente Ret Fte. Años Anteriores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301001" table:style-name="ce1">
            <text:p>1,0105E+11</text:p>
          </table:table-cell>
          <table:table-cell office:value-type="string" table:style-name="ce1">
            <text:p>Crédito Tributario Anticipo de Impuesto a la Renta<text:s text:c="30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301003" table:style-name="ce1">
            <text:p>1,0105E+11</text:p>
          </table:table-cell>
          <table:table-cell office:value-type="string" table:style-name="ce1">
            <text:p>Credito tributario por retenciones en la fuente de iva<text:s text:c="2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60101003" table:style-name="ce1">
            <text:p>1,0106E+11</text:p>
          </table:table-cell>
          <table:table-cell office:value-type="string" table:style-name="ce1">
            <text:p>Nota de Credito SRI Ecuador<text:s text:c="5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101001" table:style-name="ce1">
            <text:p>1,0201E+11</text:p>
          </table:table-cell>
          <table:table-cell office:value-type="string" table:style-name="ce1">
            <text:p>Terrenos<text:s text:c="7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101002" table:style-name="ce1">
            <text:p>1,0201E+11</text:p>
          </table:table-cell>
          <table:table-cell office:value-type="string" table:style-name="ce1">
            <text:p>Construcciones en Curso y Montajes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1" table:style-name="ce1">
            <text:p>1,0201E+11</text:p>
          </table:table-cell>
          <table:table-cell office:value-type="string" table:style-name="ce1">
            <text:p>Edificios<text:s text:c="7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4" table:style-name="ce1">
            <text:p>1,0201E+11</text:p>
          </table:table-cell>
          <table:table-cell office:value-type="string" table:style-name="ce1">
            <text:p>Muebles y Enseres<text:s text:c="63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5" table:style-name="ce1">
            <text:p>1,0201E+11</text:p>
          </table:table-cell>
          <table:table-cell office:value-type="string" table:style-name="ce1">
            <text:p>Maquinarias y Equipos<text:s text:c="5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6" table:style-name="ce1">
            <text:p>1,0201E+11</text:p>
          </table:table-cell>
          <table:table-cell office:value-type="string" table:style-name="ce1">
            <text:p>Equipo de Seguridad<text:s text:c="6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7" table:style-name="ce1">
            <text:p>1,0201E+11</text:p>
          </table:table-cell>
          <table:table-cell office:value-type="string" table:style-name="ce1">
            <text:p>Equipos de Computación<text:s text:c="5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9" table:style-name="ce1">
            <text:p>1,0201E+11</text:p>
          </table:table-cell>
          <table:table-cell office:value-type="string" table:style-name="ce1">
            <text:p>Vehiculos<text:s text:c="7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1" table:style-name="ce1">
            <text:p>1,0201E+11</text:p>
          </table:table-cell>
          <table:table-cell office:value-type="string" table:style-name="ce1">
            <text:p>Depreciación Acumulada Edificios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4" table:style-name="ce1">
            <text:p>1,0201E+11</text:p>
          </table:table-cell>
          <table:table-cell office:value-type="string" table:style-name="ce1">
            <text:p>Depreciación Acumulada Muebles y Enseres<text:s text:c="40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5" table:style-name="ce1">
            <text:p>1,0201E+11</text:p>
          </table:table-cell>
          <table:table-cell office:value-type="string" table:style-name="ce1">
            <text:p>Depreciación Acumulada Maquinarias y Equipos<text:s text:c="3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6" table:style-name="ce1">
            <text:p>1,0201E+11</text:p>
          </table:table-cell>
          <table:table-cell office:value-type="string" table:style-name="ce1">
            <text:p>Depreciación Acumulada Equipo de Seguridad<text:s text:c="3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7" table:style-name="ce1">
            <text:p>1,0201E+11</text:p>
          </table:table-cell>
          <table:table-cell office:value-type="string" table:style-name="ce1">
            <text:p>Depreciaciión Acumulada Equipos de Computación<text:s text:c="3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9" table:style-name="ce1">
            <text:p>1,0201E+11</text:p>
          </table:table-cell>
          <table:table-cell office:value-type="string" table:style-name="ce1">
            <text:p>Depreciacion Acumulada Vehiculos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401006" table:style-name="ce1">
            <text:p>1,0201E+11</text:p>
          </table:table-cell>
          <table:table-cell office:value-type="string" table:style-name="ce1">
            <text:p>Deterioro Acum. Equipo de Seguridad<text:s text:c="4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501001" table:style-name="ce1">
            <text:p>1,02011E+11</text:p>
          </table:table-cell>
          <table:table-cell office:value-type="string" table:style-name="ce1">
            <text:p>Activo Fijo en Transito<text:s text:c="57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20101004" table:style-name="ce1">
            <text:p>1,0202E+11</text:p>
          </table:table-cell>
          <table:table-cell office:value-type="string" table:style-name="ce1">
            <text:p>Software<text:s text:c="7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20201001" table:style-name="ce1">
            <text:p>1,0202E+11</text:p>
          </table:table-cell>
          <table:table-cell office:value-type="string" table:style-name="ce1">
            <text:p>(-) Amortizacion acumulada de activos intangibles<text:s text:c="3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4010101001" table:style-name="ce1">
            <text:p>1,0401E+11</text:p>
          </table:table-cell>
          <table:table-cell office:value-type="string" table:style-name="ce1">
            <text:p>Por Diferencias Temporales<text:s text:c="5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30101001" table:style-name="ce1">
            <text:p>2,0103E+11</text:p>
          </table:table-cell>
          <table:table-cell office:value-type="string" table:style-name="ce1">
            <text:p>Proveedores de Bienes <text:s text:c="2"/>Locales<text:s text:c="4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101002" table:style-name="ce1">
            <text:p>2,0103E+11</text:p>
          </table:table-cell>
          <table:table-cell office:value-type="string" table:style-name="ce1">
            <text:p>Proveedores de Servicios <text:s/>Locales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201001" table:style-name="ce1">
            <text:p>2,0103E+11</text:p>
          </table:table-cell>
          <table:table-cell office:value-type="string" table:style-name="ce1">
            <text:p>Proveedores de Bienes del Exterior<text:s text:c="4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201002" table:style-name="ce1">
            <text:p>2,0103E+11</text:p>
          </table:table-cell>
          <table:table-cell office:value-type="string" table:style-name="ce1">
            <text:p>Proveedores de Servicios del Exterior<text:s text:c="4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1" table:style-name="ce1">
            <text:p>2,0103E+11</text:p>
          </table:table-cell>
          <table:table-cell office:value-type="string" table:style-name="ce1">
            <text:p>Cuenta por Pagar American Express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2" table:style-name="ce1">
            <text:p>2,0103E+11</text:p>
          </table:table-cell>
          <table:table-cell office:value-type="string" table:style-name="ce1">
            <text:p>Reembolsos por Pagar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3" table:style-name="ce1">
            <text:p>2,0103E+11</text:p>
          </table:table-cell>
          <table:table-cell office:value-type="string" table:style-name="ce1">
            <text:p>Otras cuentas por Pagar<text:s text:c="5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5" table:style-name="ce1">
            <text:p>2,0103E+11</text:p>
          </table:table-cell>
          <table:table-cell office:value-type="string" table:style-name="ce1">
            <text:p>Cuenta por Pagar Diners Club<text:s text:c="5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40101008" table:style-name="ce1">
            <text:p>2,0104E+11</text:p>
          </table:table-cell>
          <table:table-cell office:value-type="string" table:style-name="ce1">
            <text:p>Intereses por pagar Proveedores<text:s text:c="4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1" table:style-name="ce1">
            <text:p>2,0105E+11</text:p>
          </table:table-cell>
          <table:table-cell office:value-type="string" table:style-name="ce1">
            <text:p>En relación de Dependencia<text:s text:c="5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2" table:style-name="ce1">
            <text:p>2,0105E+11</text:p>
          </table:table-cell>
          <table:table-cell office:value-type="string" table:style-name="ce1">
            <text:p>Retencion <text:s/>Fuente 1%, pago transporte<text:s text:c="4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3" table:style-name="ce1">
            <text:p>2,0105E+11</text:p>
          </table:table-cell>
          <table:table-cell office:value-type="string" table:style-name="ce1">
            <text:p>Retencion <text:s/>Fuente 2%, mano de obra<text:s text:c="4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4" table:style-name="ce1">
            <text:p>2,0105E+11</text:p>
          </table:table-cell>
          <table:table-cell office:value-type="string" table:style-name="ce1">
            <text:p>Retencion <text:s/>Fuente 8%, servicios con predimonio de intelecto<text:s text:c="2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5" table:style-name="ce1">
            <text:p>2,0105E+11</text:p>
          </table:table-cell>
          <table:table-cell office:value-type="string" table:style-name="ce1">
            <text:p>Retencion <text:s/>Fuente 10%, honorarios personas naturales<text:s text:c="2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7" table:style-name="ce1">
            <text:p>2,0105E+11</text:p>
          </table:table-cell>
          <table:table-cell office:value-type="string" table:style-name="ce1">
            <text:p>Retencion Fuente 1%, compra bienes muebles<text:s text:c="3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8" table:style-name="ce1">
            <text:p>2,0105E+11</text:p>
          </table:table-cell>
          <table:table-cell office:value-type="string" table:style-name="ce1">
            <text:p>Retencion Fuente, 8% arrendamiento inmuebles<text:s text:c="3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9" table:style-name="ce1">
            <text:p>2,0105E+11</text:p>
          </table:table-cell>
          <table:table-cell office:value-type="string" table:style-name="ce1">
            <text:p>Retencion Fuente 1%, seguros<text:s text:c="5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2" table:style-name="ce1">
            <text:p>2,0105E+11</text:p>
          </table:table-cell>
          <table:table-cell office:value-type="string" table:style-name="ce1">
            <text:p>Retencion Fuente 1%, otros pagos<text:s text:c="4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3" table:style-name="ce1">
            <text:p>2,0105E+11</text:p>
          </table:table-cell>
          <table:table-cell office:value-type="string" table:style-name="ce1">
            <text:p>Retencion Fuente 2%, otros conceptos<text:s text:c="4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5" table:style-name="ce1">
            <text:p>2,0105E+11</text:p>
          </table:table-cell>
          <table:table-cell office:value-type="string" table:style-name="ce1">
            <text:p>Retencion Fuente 1%, publicidad<text:s text:c="4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7" table:style-name="ce1">
            <text:p>2,0105E+11</text:p>
          </table:table-cell>
          <table:table-cell office:value-type="string" table:style-name="ce1">
            <text:p>Retencion <text:s/>Fuente otros porcentajes<text:s text:c="4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9" table:style-name="ce1">
            <text:p>2,0105E+11</text:p>
          </table:table-cell>
          <table:table-cell office:value-type="string" table:style-name="ce1">
            <text:p>Retencion Fuente 1.75% otros conceptos (microempresas)<text:s text:c="2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1" table:style-name="ce1">
            <text:p>2,0105E+11</text:p>
          </table:table-cell>
          <table:table-cell office:value-type="string" table:style-name="ce1">
            <text:p>Retención <text:s/>IVA 3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2" table:style-name="ce1">
            <text:p>2,0105E+11</text:p>
          </table:table-cell>
          <table:table-cell office:value-type="string" table:style-name="ce1">
            <text:p>Retención <text:s/>IVA 7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3" table:style-name="ce1">
            <text:p>2,0105E+11</text:p>
          </table:table-cell>
          <table:table-cell office:value-type="string" table:style-name="ce1">
            <text:p>Retención <text:s/>IVA 10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5" table:style-name="ce1">
            <text:p>2,0105E+11</text:p>
          </table:table-cell>
          <table:table-cell office:value-type="string" table:style-name="ce1">
            <text:p>12% IVA <text:s/>Ventas<text:s text:c="6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6" table:style-name="ce1">
            <text:p>2,0105E+11</text:p>
          </table:table-cell>
          <table:table-cell office:value-type="string" table:style-name="ce1">
            <text:p>PAGO DE IMPUESTOS<text:s text:c="6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102007" table:style-name="ce1">
            <text:p>2,0105E+11</text:p>
          </table:table-cell>
          <table:table-cell office:value-type="string" table:style-name="ce1">
            <text:p>Retención <text:s/>IVA 1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8" table:style-name="ce1">
            <text:p>2,0105E+11</text:p>
          </table:table-cell>
          <table:table-cell office:value-type="string" table:style-name="ce1">
            <text:p>Retencion IVA 20%<text:s text:c="6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301001" table:style-name="ce1">
            <text:p>2,0105E+11</text:p>
          </table:table-cell>
          <table:table-cell office:value-type="string" table:style-name="ce1">
            <text:p>Aportes Individual por pagar<text:s text:c="5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2" table:style-name="ce1">
            <text:p>2,0105E+11</text:p>
          </table:table-cell>
          <table:table-cell office:value-type="string" table:style-name="ce1">
            <text:p>Aporte Patronal por Pagar<text:s text:c="55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3" table:style-name="ce1">
            <text:p>2,0105E+11</text:p>
          </table:table-cell>
          <table:table-cell office:value-type="string" table:style-name="ce1">
            <text:p>Fondos de Reserva IESS<text:s text:c="58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4" table:style-name="ce1">
            <text:p>2,0105E+11</text:p>
          </table:table-cell>
          <table:table-cell office:value-type="string" table:style-name="ce1">
            <text:p>Prestamos Quirografarios<text:s text:c="5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5" table:style-name="ce1">
            <text:p>2,0105E+11</text:p>
          </table:table-cell>
          <table:table-cell office:value-type="string" table:style-name="ce1">
            <text:p>Prestamos Hipotecarios<text:s text:c="58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9" table:style-name="ce1">
            <text:p>2,0105E+11</text:p>
          </table:table-cell>
          <table:table-cell office:value-type="string" table:style-name="ce1">
            <text:p>Retencion pension alimenticia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10" table:style-name="ce1">
            <text:p>2,0105E+11</text:p>
          </table:table-cell>
          <table:table-cell office:value-type="string" table:style-name="ce1">
            <text:p>Aporte Extension de Salud<text:s text:c="55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1" table:style-name="ce1">
            <text:p>2,0105E+11</text:p>
          </table:table-cell>
          <table:table-cell office:value-type="string" table:style-name="ce1">
            <text:p>Decimo tercer Sueldo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2" table:style-name="ce1">
            <text:p>2,0105E+11</text:p>
          </table:table-cell>
          <table:table-cell office:value-type="string" table:style-name="ce1">
            <text:p>Decimo Cuarto Sueldo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3" table:style-name="ce1">
            <text:p>2,0105E+11</text:p>
          </table:table-cell>
          <table:table-cell office:value-type="string" table:style-name="ce1">
            <text:p>Vacaciones<text:s text:c="7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4" table:style-name="ce1">
            <text:p>2,0105E+11</text:p>
          </table:table-cell>
          <table:table-cell office:value-type="string" table:style-name="ce1">
            <text:p>Nomina por pagar<text:s text:c="6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401006" table:style-name="ce1">
            <text:p>2,0105E+11</text:p>
          </table:table-cell>
          <table:table-cell office:value-type="string" table:style-name="ce1">
            <text:p>Liquidaciones de Haberes<text:s text:c="5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7" table:style-name="ce1">
            <text:p>2,0105E+11</text:p>
          </table:table-cell>
          <table:table-cell office:value-type="string" table:style-name="ce1">
            <text:p>Reduccion Jornada emergente Art. 47-1<text:s text:c="4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501001" table:style-name="ce1">
            <text:p>2,01051E+11</text:p>
          </table:table-cell>
          <table:table-cell office:value-type="string" table:style-name="ce1">
            <text:p>Participaciones de utilidades a empleados<text:s text:c="3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70101001" table:style-name="ce1">
            <text:p>2,0107E+11</text:p>
          </table:table-cell>
          <table:table-cell office:value-type="string" table:style-name="ce1">
            <text:p>Anticipos de clientes<text:s text:c="5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70101003" table:style-name="ce1">
            <text:p>2,0107E+11</text:p>
          </table:table-cell>
          <table:table-cell office:value-type="string" table:style-name="ce1">
            <text:p>Deposito en garantia clientes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40101001" table:style-name="ce1">
            <text:p>2,0204E+11</text:p>
          </table:table-cell>
          <table:table-cell office:value-type="string" table:style-name="ce1">
            <text:p>Cuentas por Pagar accionistas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50101001" table:style-name="ce1">
            <text:p>2,0205E+11</text:p>
          </table:table-cell>
          <table:table-cell office:value-type="string" table:style-name="ce1">
            <text:p>Jubiliación Patronal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50101002" table:style-name="ce1">
            <text:p>2,0205E+11</text:p>
          </table:table-cell>
          <table:table-cell office:value-type="string" table:style-name="ce1">
            <text:p>Desahucio<text:s text:c="7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1010101001" table:style-name="ce1">
            <text:p>3,0101E+11</text:p>
          </table:table-cell>
          <table:table-cell office:value-type="string" table:style-name="ce1">
            <text:p>Captial Social<text:s text:c="6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4010101001" table:style-name="ce1">
            <text:p>3,0401E+11</text:p>
          </table:table-cell>
          <table:table-cell office:value-type="string" table:style-name="ce1">
            <text:p>Reserva Legal<text:s text:c="6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4020101001" table:style-name="ce1">
            <text:p>3,0402E+11</text:p>
          </table:table-cell>
          <table:table-cell office:value-type="string" table:style-name="ce1">
            <text:p>Reserva Facultativa y Estatutaria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20101001" table:style-name="ce1">
            <text:p>3,0502E+11</text:p>
          </table:table-cell>
          <table:table-cell office:value-type="string" table:style-name="ce1">
            <text:p>superavit por revaluacion de propiedades, planta y equipos<text:s text:c="2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40101001" table:style-name="ce1">
            <text:p>3,0504E+11</text:p>
          </table:table-cell>
          <table:table-cell office:value-type="string" table:style-name="ce1">
            <text:p>Perdidas y ganacias Actuariales reconocidas ORI<text:s text:c="3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40101002" table:style-name="ce1">
            <text:p>3,0504E+11</text:p>
          </table:table-cell>
          <table:table-cell office:value-type="string" table:style-name="ce1">
            <text:p>Gasto por Impuesto a la Ganancia Diferido<text:s text:c="3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10101001" table:style-name="ce1">
            <text:p>3,0601E+11</text:p>
          </table:table-cell>
          <table:table-cell office:value-type="string" table:style-name="ce1">
            <text:p>Ganancia Acumulada de Periodo anteriores<text:s text:c="4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10101003" table:style-name="ce1">
            <text:p>3,0601E+11</text:p>
          </table:table-cell>
          <table:table-cell office:value-type="string" table:style-name="ce1">
            <text:p>Correccion de Resultados años anteriores<text:s text:c="4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20101001" table:style-name="ce1">
            <text:p>3,0602E+11</text:p>
          </table:table-cell>
          <table:table-cell office:value-type="string" table:style-name="ce1">
            <text:p>Resultados Acumulados Provenientes de la Adopción por Primera Vez de la NIIF<text:s text:c="4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7010101001" table:style-name="ce1">
            <text:p>3,0701E+11</text:p>
          </table:table-cell>
          <table:table-cell office:value-type="string" table:style-name="ce1">
            <text:p>Utilidad del Ejercicio Economico Actual<text:s text:c="41"/></text:p>
          </table:table-cell>
          <table:table-cell office:value-type="float" office:value="0" table:style-name="ce39">
            <text:p>,00</text:p>
          </table:table-cell>
          <table:table-cell office:value-type="float" office:value="1480916.99" table:style-name="ce39">
            <text:p>1.480.916,99</text:p>
          </table:table-cell>
          <table:table-cell table:number-columns-repeated="16380"/>
        </table:table-row>
        <table:table-row table:style-name="ro2">
          <table:table-cell office:value-type="float" office:value="410101010001" table:style-name="ce1">
            <text:p>4,10101E+11</text:p>
          </table:table-cell>
          <table:table-cell office:value-type="string" table:style-name="ce1">
            <text:p>Venta Etiquetas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2" table:style-name="ce1">
            <text:p>4,10101E+11</text:p>
          </table:table-cell>
          <table:table-cell office:value-type="string" table:style-name="ce1">
            <text:p>Venta Cajas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3" table:style-name="ce1">
            <text:p>4,10101E+11</text:p>
          </table:table-cell>
          <table:table-cell office:value-type="string" table:style-name="ce1">
            <text:p>Venta Material POP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4" table:style-name="ce1">
            <text:p>4,10101E+11</text:p>
          </table:table-cell>
          <table:table-cell office:value-type="string" table:style-name="ce1">
            <text:p>Venta Papeleria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5" table:style-name="ce1">
            <text:p>4,10101E+11</text:p>
          </table:table-cell>
          <table:table-cell office:value-type="string" table:style-name="ce1">
            <text:p>Venta Folletos<text:s text:c="6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9" table:style-name="ce1">
            <text:p>4,10101E+11</text:p>
          </table:table-cell>
          <table:table-cell office:value-type="string" table:style-name="ce1">
            <text:p>Venta Cajas Camaron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2" table:style-name="ce1">
            <text:p>4,10101E+11</text:p>
          </table:table-cell>
          <table:table-cell office:value-type="string" table:style-name="ce1">
            <text:p>Ventas Corrugado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3" table:style-name="ce1">
            <text:p>4,10101E+11</text:p>
          </table:table-cell>
          <table:table-cell office:value-type="string" table:style-name="ce1">
            <text:p>Venta Mat. Prima, Empaq, Suministros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4" table:style-name="ce1">
            <text:p>4,10101E+11</text:p>
          </table:table-cell>
          <table:table-cell office:value-type="string" table:style-name="ce1">
            <text:p>Venta Cajas de Segunda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31" table:style-name="ce1">
            <text:p>4,10101E+11</text:p>
          </table:table-cell>
          <table:table-cell office:value-type="string" table:style-name="ce1">
            <text:p>Venta Congelados Canastilla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32" table:style-name="ce1">
            <text:p>4,10101E+11</text:p>
          </table:table-cell>
          <table:table-cell office:value-type="string" table:style-name="ce1">
            <text:p>Venta Congelados Otro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10" table:style-name="ce1">
            <text:p>4,10101E+11</text:p>
          </table:table-cell>
          <table:table-cell office:value-type="string" table:style-name="ce1">
            <text:p>Venta Caja de Camaron Exportacion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1" table:style-name="ce1">
            <text:p>4,10101E+11</text:p>
          </table:table-cell>
          <table:table-cell office:value-type="string" table:style-name="ce1">
            <text:p>Venta Prod. de Terceros Exportación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2" table:style-name="ce1">
            <text:p>4,10101E+11</text:p>
          </table:table-cell>
          <table:table-cell office:value-type="string" table:style-name="ce1">
            <text:p>Venta Fletes y Otros Servicios de Exportacion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3" table:style-name="ce1">
            <text:p>4,10101E+11</text:p>
          </table:table-cell>
          <table:table-cell office:value-type="string" table:style-name="ce1">
            <text:p>Venta Export de Productos Reciclaje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2010003" table:style-name="ce1">
            <text:p>4,10102E+11</text:p>
          </table:table-cell>
          <table:table-cell office:value-type="string" table:style-name="ce1">
            <text:p>Venta por Reembolso de Gastos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1" table:style-name="ce1">
            <text:p>5,10101E+11</text:p>
          </table:table-cell>
          <table:table-cell office:value-type="string" table:style-name="ce1">
            <text:p>Costo de Venta Etiqueta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2" table:style-name="ce1">
            <text:p>5,10101E+11</text:p>
          </table:table-cell>
          <table:table-cell office:value-type="string" table:style-name="ce1">
            <text:p>Costo de Venta Caja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3" table:style-name="ce1">
            <text:p>5,10101E+11</text:p>
          </table:table-cell>
          <table:table-cell office:value-type="string" table:style-name="ce1">
            <text:p>Costo de Venta Material POP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4" table:style-name="ce1">
            <text:p>5,10101E+11</text:p>
          </table:table-cell>
          <table:table-cell office:value-type="string" table:style-name="ce1">
            <text:p>Costo Venta Papeleria<text:s text:c="5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5" table:style-name="ce1">
            <text:p>5,10101E+11</text:p>
          </table:table-cell>
          <table:table-cell office:value-type="string" table:style-name="ce1">
            <text:p>Costo Venta Folleto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9" table:style-name="ce1">
            <text:p>5,10101E+11</text:p>
          </table:table-cell>
          <table:table-cell office:value-type="string" table:style-name="ce1">
            <text:p>Costo Venta Cajas Camarón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0" table:style-name="ce1">
            <text:p>5,10101E+11</text:p>
          </table:table-cell>
          <table:table-cell office:value-type="string" table:style-name="ce1">
            <text:p>Costo Venta Cajas Camaron Exportació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2" table:style-name="ce1">
            <text:p>5,10101E+11</text:p>
          </table:table-cell>
          <table:table-cell office:value-type="string" table:style-name="ce1">
            <text:p>Costo Venta Corrugado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3" table:style-name="ce1">
            <text:p>5,10101E+11</text:p>
          </table:table-cell>
          <table:table-cell office:value-type="string" table:style-name="ce1">
            <text:p>Costo de Venta Mat. Prima, Empaq, Suministros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0" table:style-name="ce1">
            <text:p>5,10101E+11</text:p>
          </table:table-cell>
          <table:table-cell office:value-type="string" table:style-name="ce1">
            <text:p>Costo de venta <text:s/>Prod. de Terceros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1" table:style-name="ce1">
            <text:p>5,10101E+11</text:p>
          </table:table-cell>
          <table:table-cell office:value-type="string" table:style-name="ce1">
            <text:p>Costo de Venta Prod y serv. Terceros <text:s/>al Exterior<text:s text:c="3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2" table:style-name="ce1">
            <text:p>5,10101E+11</text:p>
          </table:table-cell>
          <table:table-cell office:value-type="string" table:style-name="ce1">
            <text:p>Costo de Venta Congelados Canastilla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3" table:style-name="ce1">
            <text:p>5,10101E+11</text:p>
          </table:table-cell>
          <table:table-cell office:value-type="string" table:style-name="ce1">
            <text:p>Costo de Venta Fletes y Otros Servicios de Exportacion<text:s text:c="2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4" table:style-name="ce1">
            <text:p>5,10101E+11</text:p>
          </table:table-cell>
          <table:table-cell office:value-type="string" table:style-name="ce1">
            <text:p>Costo de Venta Congelados Otr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1" table:style-name="ce1">
            <text:p>5,102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2" table:style-name="ce1">
            <text:p>5,10201E+11</text:p>
          </table:table-cell>
          <table:table-cell office:value-type="string" table:style-name="ce1">
            <text:p>Sobretiempo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3" table:style-name="ce1">
            <text:p>5,102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5" table:style-name="ce1">
            <text:p>5,102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6" table:style-name="ce1">
            <text:p>5,102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7" table:style-name="ce1">
            <text:p>5,102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8" table:style-name="ce1">
            <text:p>5,102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9" table:style-name="ce1">
            <text:p>5,10201E+11</text:p>
          </table:table-cell>
          <table:table-cell office:value-type="string" table:style-name="ce1">
            <text:p>Desahucio Planta Directos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10" table:style-name="ce1">
            <text:p>5,10201E+11</text:p>
          </table:table-cell>
          <table:table-cell office:value-type="string" table:style-name="ce1">
            <text:p>Indemnización Planta Directos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11" table:style-name="ce1">
            <text:p>5,10201E+11</text:p>
          </table:table-cell>
          <table:table-cell office:value-type="string" table:style-name="ce1">
            <text:p>Jubilación Patronal Planta Direct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30001" table:style-name="ce1">
            <text:p>5,10201E+11</text:p>
          </table:table-cell>
          <table:table-cell office:value-type="string" table:style-name="ce1">
            <text:p>Costo de Depreciación Maquinarias y Equipo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30002" table:style-name="ce1">
            <text:p>5,10201E+11</text:p>
          </table:table-cell>
          <table:table-cell office:value-type="string" table:style-name="ce1">
            <text:p>Costo de Depreciació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50001" table:style-name="ce1">
            <text:p>5,10201E+11</text:p>
          </table:table-cell>
          <table:table-cell office:value-type="string" table:style-name="ce1">
            <text:p>Mantenimiento de Maq y Equipos Directo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50002" table:style-name="ce1">
            <text:p>5,10201E+11</text:p>
          </table:table-cell>
          <table:table-cell office:value-type="string" table:style-name="ce1">
            <text:p>Suministros, Materiales y Repuestos Directos<text:s text:c="36"/></text:p>
          </table:table-cell>
          <table:table-cell office:value-type="float" office:value="-30.27" table:style-name="ce39">
            <text:p>-30,27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510201050004" table:style-name="ce1">
            <text:p>5,10201E+11</text:p>
          </table:table-cell>
          <table:table-cell office:value-type="string" table:style-name="ce1">
            <text:p>Servicio de Manufactura Directo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90001" table:style-name="ce1">
            <text:p>5,10201E+11</text:p>
          </table:table-cell>
          <table:table-cell office:value-type="string" table:style-name="ce1">
            <text:p>Transferencia Costos Directos a Costo Producció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1" table:style-name="ce1">
            <text:p>5,10202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2" table:style-name="ce1">
            <text:p>5,10202E+11</text:p>
          </table:table-cell>
          <table:table-cell office:value-type="string" table:style-name="ce1">
            <text:p>Sobretiempo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3" table:style-name="ce1">
            <text:p>5,10202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4" table:style-name="ce1">
            <text:p>5,10202E+11</text:p>
          </table:table-cell>
          <table:table-cell office:value-type="string" table:style-name="ce1">
            <text:p>Iece y Secap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5" table:style-name="ce1">
            <text:p>5,10202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6" table:style-name="ce1">
            <text:p>5,10202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7" table:style-name="ce1">
            <text:p>5,10202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8" table:style-name="ce1">
            <text:p>5,10202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9" table:style-name="ce1">
            <text:p>5,10202E+11</text:p>
          </table:table-cell>
          <table:table-cell office:value-type="string" table:style-name="ce1">
            <text:p>Desahucio Planta Indirect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0" table:style-name="ce1">
            <text:p>5,10202E+11</text:p>
          </table:table-cell>
          <table:table-cell office:value-type="string" table:style-name="ce1">
            <text:p>Indemnización Planta Indirect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1" table:style-name="ce1">
            <text:p>5,10202E+11</text:p>
          </table:table-cell>
          <table:table-cell office:value-type="string" table:style-name="ce1">
            <text:p>Jubilación Patronal Planta Indirectos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4" table:style-name="ce1">
            <text:p>5,10202E+11</text:p>
          </table:table-cell>
          <table:table-cell office:value-type="string" table:style-name="ce1">
            <text:p>Aporte Seguro Salud - Tiempo Parcial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3" table:style-name="ce1">
            <text:p>5,10202E+11</text:p>
          </table:table-cell>
          <table:table-cell office:value-type="string" table:style-name="ce1">
            <text:p>Alimentación Plant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4" table:style-name="ce1">
            <text:p>5,10202E+11</text:p>
          </table:table-cell>
          <table:table-cell office:value-type="string" table:style-name="ce1">
            <text:p>Movilización plant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5" table:style-name="ce1">
            <text:p>5,10202E+11</text:p>
          </table:table-cell>
          <table:table-cell office:value-type="string" table:style-name="ce1">
            <text:p>Gastos Médicos Planta<text:s text:c="5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6" table:style-name="ce1">
            <text:p>5,10202E+11</text:p>
          </table:table-cell>
          <table:table-cell office:value-type="string" table:style-name="ce1">
            <text:p>Uniformes personal planta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7" table:style-name="ce1">
            <text:p>5,10202E+11</text:p>
          </table:table-cell>
          <table:table-cell office:value-type="string" table:style-name="ce1">
            <text:p>Capacitación y Seminarios Planta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9" table:style-name="ce1">
            <text:p>5,10202E+11</text:p>
          </table:table-cell>
          <table:table-cell office:value-type="string" table:style-name="ce1">
            <text:p>Utiles de limpieza, cafeteria y varios planta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2" table:style-name="ce1">
            <text:p>5,10202E+11</text:p>
          </table:table-cell>
          <table:table-cell office:value-type="string" table:style-name="ce1">
            <text:p>Costo de Depreciacion Maquinarias y Equipo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3" table:style-name="ce1">
            <text:p>5,10202E+11</text:p>
          </table:table-cell>
          <table:table-cell office:value-type="string" table:style-name="ce1">
            <text:p>Costo de Depreciació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4" table:style-name="ce1">
            <text:p>5,10202E+11</text:p>
          </table:table-cell>
          <table:table-cell office:value-type="string" table:style-name="ce1">
            <text:p>Costo de Depreciación Equipos de Computación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5" table:style-name="ce1">
            <text:p>5,10202E+11</text:p>
          </table:table-cell>
          <table:table-cell office:value-type="string" table:style-name="ce1">
            <text:p>Costo de Depreciación de Vehículos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8" table:style-name="ce1">
            <text:p>5,10202E+11</text:p>
          </table:table-cell>
          <table:table-cell office:value-type="string" table:style-name="ce1">
            <text:p>Costo de Depreciación Equipos de seguridad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1" table:style-name="ce1">
            <text:p>5,10202E+11</text:p>
          </table:table-cell>
          <table:table-cell office:value-type="string" table:style-name="ce1">
            <text:p>Mantenimiento de Maq y Equipos Indirectos<text:s text:c="3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3" table:style-name="ce1">
            <text:p>5,10202E+11</text:p>
          </table:table-cell>
          <table:table-cell office:value-type="string" table:style-name="ce1">
            <text:p>Mantenimiento de Muebles y Equipo Planta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4" table:style-name="ce1">
            <text:p>5,10202E+11</text:p>
          </table:table-cell>
          <table:table-cell office:value-type="string" table:style-name="ce1">
            <text:p>Combustibles Bodeg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5" table:style-name="ce1">
            <text:p>5,10202E+11</text:p>
          </table:table-cell>
          <table:table-cell office:value-type="string" table:style-name="ce1">
            <text:p>Artículos de Seguridad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6" table:style-name="ce1">
            <text:p>5,10202E+11</text:p>
          </table:table-cell>
          <table:table-cell office:value-type="string" table:style-name="ce1">
            <text:p>Agua Planta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7" table:style-name="ce1">
            <text:p>5,10202E+11</text:p>
          </table:table-cell>
          <table:table-cell office:value-type="string" table:style-name="ce1">
            <text:p>Energía Eléctrica Planta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0" table:style-name="ce1">
            <text:p>5,10202E+11</text:p>
          </table:table-cell>
          <table:table-cell office:value-type="string" table:style-name="ce1">
            <text:p>Fletes<text:s text:c="7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2" table:style-name="ce1">
            <text:p>5,10202E+11</text:p>
          </table:table-cell>
          <table:table-cell office:value-type="string" table:style-name="ce1">
            <text:p>Servicio de Corte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3" table:style-name="ce1">
            <text:p>5,10202E+11</text:p>
          </table:table-cell>
          <table:table-cell office:value-type="string" table:style-name="ce1">
            <text:p>Servicio de Manufactura Indirectos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5" table:style-name="ce1">
            <text:p>5,10202E+11</text:p>
          </table:table-cell>
          <table:table-cell office:value-type="string" table:style-name="ce1">
            <text:p>Mant. <text:s/>Vehiculos Bodega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6" table:style-name="ce1">
            <text:p>5,10202E+11</text:p>
          </table:table-cell>
          <table:table-cell office:value-type="string" table:style-name="ce1">
            <text:p>Suministros, Materiales y Repuestos Indirectos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7" table:style-name="ce1">
            <text:p>5,10202E+11</text:p>
          </table:table-cell>
          <table:table-cell office:value-type="string" table:style-name="ce1">
            <text:p>Servicio de Afilada de Cuchilla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2" table:style-name="ce1">
            <text:p>5,10202E+11</text:p>
          </table:table-cell>
          <table:table-cell office:value-type="string" table:style-name="ce1">
            <text:p>Seguro de Vehicul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3" table:style-name="ce1">
            <text:p>5,10202E+11</text:p>
          </table:table-cell>
          <table:table-cell office:value-type="string" table:style-name="ce1">
            <text:p>Seguro SENAE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5" table:style-name="ce1">
            <text:p>5,10202E+11</text:p>
          </table:table-cell>
          <table:table-cell office:value-type="string" table:style-name="ce1">
            <text:p>Asesorías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7" table:style-name="ce1">
            <text:p>5,10202E+11</text:p>
          </table:table-cell>
          <table:table-cell office:value-type="string" table:style-name="ce1">
            <text:p>Suministros de seguridad industrial (EPP Y OTROS )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8" table:style-name="ce1">
            <text:p>5,10202E+11</text:p>
          </table:table-cell>
          <table:table-cell office:value-type="string" table:style-name="ce1">
            <text:p>Gastos movilizacion planta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9" table:style-name="ce1">
            <text:p>5,10202E+11</text:p>
          </table:table-cell>
          <table:table-cell office:value-type="string" table:style-name="ce1">
            <text:p>Honorarios profesionales planta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0" table:style-name="ce1">
            <text:p>5,10202E+11</text:p>
          </table:table-cell>
          <table:table-cell office:value-type="string" table:style-name="ce1">
            <text:p>Mantenimiento de instalaciones planta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2" table:style-name="ce1">
            <text:p>5,10202E+11</text:p>
          </table:table-cell>
          <table:table-cell office:value-type="string" table:style-name="ce1">
            <text:p>Alquiler maquinarias y otro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3" table:style-name="ce1">
            <text:p>5,10202E+11</text:p>
          </table:table-cell>
          <table:table-cell office:value-type="string" table:style-name="ce1">
            <text:p>Destrucción desechos - medio ambiente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4" table:style-name="ce1">
            <text:p>5,10202E+11</text:p>
          </table:table-cell>
          <table:table-cell office:value-type="string" table:style-name="ce1">
            <text:p>Iva costo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5" table:style-name="ce1">
            <text:p>5,10202E+11</text:p>
          </table:table-cell>
          <table:table-cell office:value-type="string" table:style-name="ce1">
            <text:p>Matrícula e impuestos Vehicular bodega<text:s text:c="4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6" table:style-name="ce1">
            <text:p>5,10202E+11</text:p>
          </table:table-cell>
          <table:table-cell office:value-type="string" table:style-name="ce1">
            <text:p>Otros pagos bienes y servicios planta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7" table:style-name="ce1">
            <text:p>5,10202E+11</text:p>
          </table:table-cell>
          <table:table-cell office:value-type="string" table:style-name="ce1">
            <text:p>Tasa de recolección de basur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0" table:style-name="ce1">
            <text:p>5,10202E+11</text:p>
          </table:table-cell>
          <table:table-cell office:value-type="string" table:style-name="ce1">
            <text:p>Gastos de licencias - software y mant <text:s/>ERP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1" table:style-name="ce1">
            <text:p>5,10202E+11</text:p>
          </table:table-cell>
          <table:table-cell office:value-type="string" table:style-name="ce1">
            <text:p>Servicios de fumigación y control de plaga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2" table:style-name="ce1">
            <text:p>5,10202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3" table:style-name="ce1">
            <text:p>5,10202E+11</text:p>
          </table:table-cell>
          <table:table-cell office:value-type="string" table:style-name="ce1">
            <text:p>suministros y otros <text:s/>(autoconsumo)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4" table:style-name="ce1">
            <text:p>5,10202E+11</text:p>
          </table:table-cell>
          <table:table-cell office:value-type="string" table:style-name="ce1">
            <text:p>Suministros deoficina y computación planta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6" table:style-name="ce1">
            <text:p>5,10202E+11</text:p>
          </table:table-cell>
          <table:table-cell office:value-type="string" table:style-name="ce1">
            <text:p>Seguro ambiental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9" table:style-name="ce1">
            <text:p>5,10202E+11</text:p>
          </table:table-cell>
          <table:table-cell office:value-type="string" table:style-name="ce1">
            <text:p>Telefonia Celula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51" table:style-name="ce1">
            <text:p>5,10202E+11</text:p>
          </table:table-cell>
          <table:table-cell office:value-type="string" table:style-name="ce1">
            <text:p>ARRIENDOS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90001" table:style-name="ce1">
            <text:p>5,10202E+11</text:p>
          </table:table-cell>
          <table:table-cell office:value-type="string" table:style-name="ce1">
            <text:p>Transferencia Costos Indirectos a Costo Producción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301010002" table:style-name="ce1">
            <text:p>5,10301E+11</text:p>
          </table:table-cell>
          <table:table-cell office:value-type="string" table:style-name="ce1">
            <text:p>Costo de Producción Prod. Terminado<text:s text:c="45"/></text:p>
          </table:table-cell>
          <table:table-cell office:value-type="float" office:value="735369.42" table:style-name="ce39">
            <text:p>735.369,42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510302010002" table:style-name="ce1">
            <text:p>5,10302E+11</text:p>
          </table:table-cell>
          <table:table-cell office:value-type="string" table:style-name="ce1">
            <text:p>Consumo de MP bobinas para conversio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302010099" table:style-name="ce1">
            <text:p>5,10302E+11</text:p>
          </table:table-cell>
          <table:table-cell office:value-type="string" table:style-name="ce1">
            <text:p>Transferencia Costo Produccion Materia Prima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1" table:style-name="ce1">
            <text:p>5,201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2" table:style-name="ce1">
            <text:p>5,20101E+11</text:p>
          </table:table-cell>
          <table:table-cell office:value-type="string" table:style-name="ce1">
            <text:p>Sobretiempos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3" table:style-name="ce1">
            <text:p>5,20101E+11</text:p>
          </table:table-cell>
          <table:table-cell office:value-type="string" table:style-name="ce1">
            <text:p>Comis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4" table:style-name="ce1">
            <text:p>5,201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5" table:style-name="ce1">
            <text:p>5,201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6" table:style-name="ce1">
            <text:p>5,201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7" table:style-name="ce1">
            <text:p>5,201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8" table:style-name="ce1">
            <text:p>5,201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9" table:style-name="ce1">
            <text:p>5,20101E+11</text:p>
          </table:table-cell>
          <table:table-cell office:value-type="string" table:style-name="ce1">
            <text:p>Desahucio Ventas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12" table:style-name="ce1">
            <text:p>5,20101E+11</text:p>
          </table:table-cell>
          <table:table-cell office:value-type="string" table:style-name="ce1">
            <text:p>Jubilación Patronal Ventas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2" table:style-name="ce1">
            <text:p>5,20101E+11</text:p>
          </table:table-cell>
          <table:table-cell office:value-type="string" table:style-name="ce1">
            <text:p>Alimentacion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6" table:style-name="ce1">
            <text:p>5,20101E+11</text:p>
          </table:table-cell>
          <table:table-cell office:value-type="string" table:style-name="ce1">
            <text:p>Capacitación y Seminarios Venta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8" table:style-name="ce1">
            <text:p>5,20101E+11</text:p>
          </table:table-cell>
          <table:table-cell office:value-type="string" table:style-name="ce1">
            <text:p>Otros gastos de personal Venta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2" table:style-name="ce1">
            <text:p>5,20101E+11</text:p>
          </table:table-cell>
          <table:table-cell office:value-type="string" table:style-name="ce1">
            <text:p>Promoción y Publicidad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3" table:style-name="ce1">
            <text:p>5,20101E+11</text:p>
          </table:table-cell>
          <table:table-cell office:value-type="string" table:style-name="ce1">
            <text:p>Gastos de Viaje Venta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4" table:style-name="ce1">
            <text:p>5,20101E+11</text:p>
          </table:table-cell>
          <table:table-cell office:value-type="string" table:style-name="ce1">
            <text:p>Mant. Vehiculos Venta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5" table:style-name="ce1">
            <text:p>5,20101E+11</text:p>
          </table:table-cell>
          <table:table-cell office:value-type="string" table:style-name="ce1">
            <text:p>Combustibles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7" table:style-name="ce1">
            <text:p>5,20101E+11</text:p>
          </table:table-cell>
          <table:table-cell office:value-type="string" table:style-name="ce1">
            <text:p>Atención a cliente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8" table:style-name="ce1">
            <text:p>5,20101E+11</text:p>
          </table:table-cell>
          <table:table-cell office:value-type="string" table:style-name="ce1">
            <text:p>Gastos Viaticos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9" table:style-name="ce1">
            <text:p>5,20101E+11</text:p>
          </table:table-cell>
          <table:table-cell office:value-type="string" table:style-name="ce1">
            <text:p>Telefonía celular venta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1" table:style-name="ce1">
            <text:p>5,20101E+11</text:p>
          </table:table-cell>
          <table:table-cell office:value-type="string" table:style-name="ce1">
            <text:p>Suministros de oficina y comput ventas y diseño<text:s text:c="3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2" table:style-name="ce1">
            <text:p>5,20101E+11</text:p>
          </table:table-cell>
          <table:table-cell office:value-type="string" table:style-name="ce1">
            <text:p>Movilizacion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3" table:style-name="ce1">
            <text:p>5,20101E+11</text:p>
          </table:table-cell>
          <table:table-cell office:value-type="string" table:style-name="ce1">
            <text:p>Obsequios y muestras a clientes (autoconsumo)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4" table:style-name="ce1">
            <text:p>5,20101E+11</text:p>
          </table:table-cell>
          <table:table-cell office:value-type="string" table:style-name="ce1">
            <text:p>Gastos de depreciación de equipos de computació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6" table:style-name="ce1">
            <text:p>5,20101E+11</text:p>
          </table:table-cell>
          <table:table-cell office:value-type="string" table:style-name="ce1">
            <text:p>Mantenimiento <text:s/>Instalacione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7" table:style-name="ce1">
            <text:p>5,20101E+11</text:p>
          </table:table-cell>
          <table:table-cell office:value-type="string" table:style-name="ce1">
            <text:p>Mantenimiento Muebles y equip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8" table:style-name="ce1">
            <text:p>5,20101E+11</text:p>
          </table:table-cell>
          <table:table-cell office:value-type="string" table:style-name="ce1">
            <text:p>Gasto de Depreciacio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0" table:style-name="ce1">
            <text:p>5,20101E+11</text:p>
          </table:table-cell>
          <table:table-cell office:value-type="string" table:style-name="ce1">
            <text:p>Otros pagos bienes y servicios ventas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1" table:style-name="ce1">
            <text:p>5,20101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2" table:style-name="ce1">
            <text:p>5,20101E+11</text:p>
          </table:table-cell>
          <table:table-cell office:value-type="string" table:style-name="ce1">
            <text:p>Correo y Courrie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3" table:style-name="ce1">
            <text:p>5,20101E+11</text:p>
          </table:table-cell>
          <table:table-cell office:value-type="string" table:style-name="ce1">
            <text:p>Iva No aplicado ( Gasto)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4" table:style-name="ce1">
            <text:p>5,20101E+11</text:p>
          </table:table-cell>
          <table:table-cell office:value-type="string" table:style-name="ce1">
            <text:p>Seguros de Exportación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1" table:style-name="ce1">
            <text:p>5,202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2" table:style-name="ce1">
            <text:p>5,20201E+11</text:p>
          </table:table-cell>
          <table:table-cell office:value-type="string" table:style-name="ce1">
            <text:p>Sobretiempos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3" table:style-name="ce1">
            <text:p>5,202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4" table:style-name="ce1">
            <text:p>5,202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5" table:style-name="ce1">
            <text:p>5,202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6" table:style-name="ce1">
            <text:p>5,202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7" table:style-name="ce1">
            <text:p>5,202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8" table:style-name="ce1">
            <text:p>5,20201E+11</text:p>
          </table:table-cell>
          <table:table-cell office:value-type="string" table:style-name="ce1">
            <text:p>Desahucio Administración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11" table:style-name="ce1">
            <text:p>5,20201E+11</text:p>
          </table:table-cell>
          <table:table-cell office:value-type="string" table:style-name="ce1">
            <text:p>Jubilación Patronal Administración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2" table:style-name="ce1">
            <text:p>5,20201E+11</text:p>
          </table:table-cell>
          <table:table-cell office:value-type="string" table:style-name="ce1">
            <text:p>Alimentacion Administración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3" table:style-name="ce1">
            <text:p>5,20201E+11</text:p>
          </table:table-cell>
          <table:table-cell office:value-type="string" table:style-name="ce1">
            <text:p>Movilizacion/Transp de Personal Administración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4" table:style-name="ce1">
            <text:p>5,20201E+11</text:p>
          </table:table-cell>
          <table:table-cell office:value-type="string" table:style-name="ce1">
            <text:p>Gastos Médicos ventas y administración<text:s text:c="4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6" table:style-name="ce1">
            <text:p>5,20201E+11</text:p>
          </table:table-cell>
          <table:table-cell office:value-type="string" table:style-name="ce1">
            <text:p>Capacitación y Seminarios Administración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2010001" table:style-name="ce1">
            <text:p>5,20202E+11</text:p>
          </table:table-cell>
          <table:table-cell office:value-type="string" table:style-name="ce1">
            <text:p>Honorarios Profesionale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2010005" table:style-name="ce1">
            <text:p>5,20202E+11</text:p>
          </table:table-cell>
          <table:table-cell office:value-type="string" table:style-name="ce1">
            <text:p>Auditoría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1" table:style-name="ce1">
            <text:p>5,20203E+11</text:p>
          </table:table-cell>
          <table:table-cell office:value-type="string" table:style-name="ce1">
            <text:p>Mantenimiento de Edificios y oficinas Administración<text:s text:c="2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2" table:style-name="ce1">
            <text:p>5,20203E+11</text:p>
          </table:table-cell>
          <table:table-cell office:value-type="string" table:style-name="ce1">
            <text:p>Mantenimiento Instalacione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3" table:style-name="ce1">
            <text:p>5,20203E+11</text:p>
          </table:table-cell>
          <table:table-cell office:value-type="string" table:style-name="ce1">
            <text:p>Mant. Vehiculos Administracion<text:s text:c="5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4" table:style-name="ce1">
            <text:p>5,20203E+11</text:p>
          </table:table-cell>
          <table:table-cell office:value-type="string" table:style-name="ce1">
            <text:p>Mantenimiento Muebles y Equipos Administración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5" table:style-name="ce1">
            <text:p>5,20203E+11</text:p>
          </table:table-cell>
          <table:table-cell office:value-type="string" table:style-name="ce1">
            <text:p>Combustibles Administración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7" table:style-name="ce1">
            <text:p>5,20203E+11</text:p>
          </table:table-cell>
          <table:table-cell office:value-type="string" table:style-name="ce1">
            <text:p>Matricula e impuestos <text:s/>vehicular <text:s/>Adm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2" table:style-name="ce1">
            <text:p>5,20204E+11</text:p>
          </table:table-cell>
          <table:table-cell office:value-type="string" table:style-name="ce1">
            <text:p>Seguro de Vehicul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4" table:style-name="ce1">
            <text:p>5,20204E+11</text:p>
          </table:table-cell>
          <table:table-cell office:value-type="string" table:style-name="ce1">
            <text:p>Seguro Contra Asalto y Robo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7" table:style-name="ce1">
            <text:p>5,20204E+11</text:p>
          </table:table-cell>
          <table:table-cell office:value-type="string" table:style-name="ce1">
            <text:p>Otros seguros<text:s text:c="6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2" table:style-name="ce1">
            <text:p>5,20205E+11</text:p>
          </table:table-cell>
          <table:table-cell office:value-type="string" table:style-name="ce1">
            <text:p>Gastos de Gestión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3" table:style-name="ce1">
            <text:p>5,20205E+11</text:p>
          </table:table-cell>
          <table:table-cell office:value-type="string" table:style-name="ce1">
            <text:p>Telefonía Celula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4" table:style-name="ce1">
            <text:p>5,20205E+11</text:p>
          </table:table-cell>
          <table:table-cell office:value-type="string" table:style-name="ce1">
            <text:p>Correo y Courrie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5" table:style-name="ce1">
            <text:p>5,20205E+11</text:p>
          </table:table-cell>
          <table:table-cell office:value-type="string" table:style-name="ce1">
            <text:p>Suministros de Oficina y Computación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6" table:style-name="ce1">
            <text:p>5,20205E+11</text:p>
          </table:table-cell>
          <table:table-cell office:value-type="string" table:style-name="ce1">
            <text:p>Energía Eléctrica Administración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7" table:style-name="ce1">
            <text:p>5,20205E+11</text:p>
          </table:table-cell>
          <table:table-cell office:value-type="string" table:style-name="ce1">
            <text:p>Agua Administración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8" table:style-name="ce1">
            <text:p>5,20205E+11</text:p>
          </table:table-cell>
          <table:table-cell office:value-type="string" table:style-name="ce1">
            <text:p>Telefonía Convencional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9" table:style-name="ce1">
            <text:p>5,20205E+11</text:p>
          </table:table-cell>
          <table:table-cell office:value-type="string" table:style-name="ce1">
            <text:p>Internet<text:s text:c="7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0" table:style-name="ce1">
            <text:p>5,20205E+11</text:p>
          </table:table-cell>
          <table:table-cell office:value-type="string" table:style-name="ce1">
            <text:p>Utiles de Limpieza/Cafeteria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1" table:style-name="ce1">
            <text:p>5,20205E+11</text:p>
          </table:table-cell>
          <table:table-cell office:value-type="string" table:style-name="ce1">
            <text:p>Gastos Menores de activos Administración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3" table:style-name="ce1">
            <text:p>5,20205E+11</text:p>
          </table:table-cell>
          <table:table-cell office:value-type="string" table:style-name="ce1">
            <text:p>Cuotas y Suscripcione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4" table:style-name="ce1">
            <text:p>5,20205E+11</text:p>
          </table:table-cell>
          <table:table-cell office:value-type="string" table:style-name="ce1">
            <text:p>IVA no aplicado (gasto)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5" table:style-name="ce1">
            <text:p>5,20205E+11</text:p>
          </table:table-cell>
          <table:table-cell office:value-type="string" table:style-name="ce1">
            <text:p>Suministros, materiales y repuestos Administración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6" table:style-name="ce1">
            <text:p>5,20205E+11</text:p>
          </table:table-cell>
          <table:table-cell office:value-type="string" table:style-name="ce1">
            <text:p>Arriendo<text:s text:c="7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8" table:style-name="ce1">
            <text:p>5,20205E+11</text:p>
          </table:table-cell>
          <table:table-cell office:value-type="string" table:style-name="ce1">
            <text:p>Multas e Intereses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0" table:style-name="ce1">
            <text:p>5,20205E+11</text:p>
          </table:table-cell>
          <table:table-cell office:value-type="string" table:style-name="ce1">
            <text:p>Ajustes de centav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2" table:style-name="ce1">
            <text:p>5,20205E+11</text:p>
          </table:table-cell>
          <table:table-cell office:value-type="string" table:style-name="ce1">
            <text:p>Seguridad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3" table:style-name="ce1">
            <text:p>5,20205E+11</text:p>
          </table:table-cell>
          <table:table-cell office:value-type="string" table:style-name="ce1">
            <text:p>Gastos no Deducible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4" table:style-name="ce1">
            <text:p>5,20205E+11</text:p>
          </table:table-cell>
          <table:table-cell office:value-type="string" table:style-name="ce1">
            <text:p>Gastos de licencias -software y mant ERP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6" table:style-name="ce1">
            <text:p>5,20205E+11</text:p>
          </table:table-cell>
          <table:table-cell office:value-type="string" table:style-name="ce1">
            <text:p>Iva Facrtor de Proporcionalidad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7" table:style-name="ce1">
            <text:p>5,20205E+11</text:p>
          </table:table-cell>
          <table:table-cell office:value-type="string" table:style-name="ce1">
            <text:p>Promocion y Publicidad Administracio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0" table:style-name="ce1">
            <text:p>5,20205E+11</text:p>
          </table:table-cell>
          <table:table-cell office:value-type="string" table:style-name="ce1">
            <text:p>Gasto Movilizacion Administración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6" table:style-name="ce1">
            <text:p>5,20205E+11</text:p>
          </table:table-cell>
          <table:table-cell office:value-type="string" table:style-name="ce1">
            <text:p>Otros pagos bienes y servicios administración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7" table:style-name="ce1">
            <text:p>5,20205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40" table:style-name="ce1">
            <text:p>5,20205E+11</text:p>
          </table:table-cell>
          <table:table-cell office:value-type="string" table:style-name="ce1">
            <text:p>Obsequios y muestras a clientes (autoconsumo)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1" table:style-name="ce1">
            <text:p>5,20206E+11</text:p>
          </table:table-cell>
          <table:table-cell office:value-type="string" table:style-name="ce1">
            <text:p>Impuestos <text:s/>municipale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2" table:style-name="ce1">
            <text:p>5,20206E+11</text:p>
          </table:table-cell>
          <table:table-cell office:value-type="string" table:style-name="ce1">
            <text:p>Impuesto Cuerpo de Bomber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5" table:style-name="ce1">
            <text:p>5,20206E+11</text:p>
          </table:table-cell>
          <table:table-cell office:value-type="string" table:style-name="ce1">
            <text:p>Contribucion Solca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6" table:style-name="ce1">
            <text:p>5,20206E+11</text:p>
          </table:table-cell>
          <table:table-cell office:value-type="string" table:style-name="ce1">
            <text:p>Impuesto salida de divisa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8" table:style-name="ce1">
            <text:p>5,20206E+11</text:p>
          </table:table-cell>
          <table:table-cell office:value-type="string" table:style-name="ce1">
            <text:p>Tasa de recoleccion de basur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1" table:style-name="ce1">
            <text:p>5,20207E+11</text:p>
          </table:table-cell>
          <table:table-cell office:value-type="string" table:style-name="ce1">
            <text:p>Gastos de Depreciación de Edifici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3" table:style-name="ce1">
            <text:p>5,20207E+11</text:p>
          </table:table-cell>
          <table:table-cell office:value-type="string" table:style-name="ce1">
            <text:p>Gastos de Depreciaciones de Muebles y Enseres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4" table:style-name="ce1">
            <text:p>5,20207E+11</text:p>
          </table:table-cell>
          <table:table-cell office:value-type="string" table:style-name="ce1">
            <text:p>Gastos de Depreciación de Equipos de computacio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5" table:style-name="ce1">
            <text:p>5,20207E+11</text:p>
          </table:table-cell>
          <table:table-cell office:value-type="string" table:style-name="ce1">
            <text:p>Gastos de Depreciación de Vehicul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7" table:style-name="ce1">
            <text:p>5,20207E+11</text:p>
          </table:table-cell>
          <table:table-cell office:value-type="string" table:style-name="ce1">
            <text:p>Gastos depreciacion equipos de seguridad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301010001" table:style-name="ce1">
            <text:p>5,20301E+11</text:p>
          </table:table-cell>
          <table:table-cell office:value-type="string" table:style-name="ce1">
            <text:p>Intereses Bancari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301020001" table:style-name="ce1">
            <text:p>5,20301E+11</text:p>
          </table:table-cell>
          <table:table-cell office:value-type="string" table:style-name="ce1">
            <text:p>Gastos Bancarios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08" table:style-name="ce1">
            <text:p>5,40101E+11</text:p>
          </table:table-cell>
          <table:table-cell office:value-type="string" table:style-name="ce1">
            <text:p>Otros Intereses ganados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10" table:style-name="ce1">
            <text:p>5,40101E+11</text:p>
          </table:table-cell>
          <table:table-cell office:value-type="string" table:style-name="ce1">
            <text:p>Intereses ganados en banc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11" table:style-name="ce1">
            <text:p>5,40101E+11</text:p>
          </table:table-cell>
          <table:table-cell office:value-type="string" table:style-name="ce1">
            <text:p>Otros ingresos<text:s text:c="6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40009" table:style-name="ce1">
            <text:p>5,40101E+11</text:p>
          </table:table-cell>
          <table:table-cell office:value-type="string" table:style-name="ce1">
            <text:p>Otros egresos<text:s text:c="6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40013" table:style-name="ce1">
            <text:p>5,40101E+11</text:p>
          </table:table-cell>
          <table:table-cell office:value-type="string" table:style-name="ce1">
            <text:p>Dada de baja de invetarios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9101010001" table:style-name="ce1">
            <text:p>9101010001</text:p>
          </table:table-cell>
          <table:table-cell office:value-type="string" table:style-name="ce1">
            <text:p>Cheques recibidos en garantí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9201010001" table:style-name="ce1">
            <text:p>9201010001</text:p>
          </table:table-cell>
          <table:table-cell office:value-type="string" table:style-name="ce1">
            <text:p>Acreedores por cheques recibidos en garantía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3">
          <table:table-cell table:style-name="ce1"/>
          <table:table-cell office:value-type="string" table:style-name="ce38">
            <text:p>Totales</text:p>
          </table:table-cell>
          <table:table-cell office:value-type="float" office:value="19057655.530000001" table:style-name="ce40">
            <text:p>19.057.655,53</text:p>
          </table:table-cell>
          <table:table-cell office:value-type="float" office:value="19057655.530000001" table:style-name="ce40">
            <text:p>19.057.655,53</text:p>
          </table:table-cell>
          <table:table-cell table:number-columns-repeated="16380"/>
        </table:table-row>
        <table:table-row table:number-rows-repeated="10482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2" number:min-decimal-places="2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Carlos Almeida</meta:initial-creator>
    <dc:creator>Carlos Almeida</dc:creator>
    <meta:creation-date>2021-09-21T11:29:59Z</meta:creation-date>
    <dc:date>2022-03-09T14:25:50Z</dc:date>
    <meta:editing-cycles>5</meta:editing-cycles>
    <meta:editing-duration>PT1483S</meta:editing-duration>
  </office:meta>
</office:document-meta>
</file>